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38" style:family="table-column">
      <style:table-column-properties fo:break-before="auto" style:column-width="2.813cm"/>
    </style:style>
    <style:style style:name="co39" style:family="table-column">
      <style:table-column-properties fo:break-before="auto" style:column-width="5.482cm"/>
    </style:style>
    <style:style style:name="co40" style:family="table-column">
      <style:table-column-properties fo:break-before="auto" style:column-width="6.189cm"/>
    </style:style>
    <style:style style:name="co41" style:family="table-column">
      <style:table-column-properties fo:break-before="auto" style:column-width="6.38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26.044cm"/>
    </style:style>
    <style:style style:name="co10" style:family="table-column">
      <style:table-column-properties fo:break-before="auto" style:column-width="15.014cm"/>
    </style:style>
    <style:style style:name="co42" style:family="table-column">
      <style:table-column-properties fo:break-before="auto" style:column-width="31.246cm"/>
    </style:style>
    <style:style style:name="co12" style:family="table-column">
      <style:table-column-properties fo:break-before="auto" style:column-width="21.713cm"/>
    </style:style>
    <style:style style:name="co13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5.835cm"/>
    </style:style>
    <style:style style:name="co15" style:family="table-column">
      <style:table-column-properties fo:break-before="auto" style:column-width="6.027cm"/>
    </style:style>
    <style:style style:name="co16" style:family="table-column">
      <style:table-column-properties fo:break-before="auto" style:column-width="4.583cm"/>
    </style:style>
    <style:style style:name="co17" style:family="table-column">
      <style:table-column-properties fo:break-before="auto" style:column-width="6.108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6.761cm"/>
    </style:style>
    <style:style style:name="co20" style:family="table-column">
      <style:table-column-properties fo:break-before="auto" style:column-width="5.644cm"/>
    </style:style>
    <style:style style:name="co21" style:family="table-column">
      <style:table-column-properties fo:break-before="auto" style:column-width="6.272cm"/>
    </style:style>
    <style:style style:name="co22" style:family="table-column">
      <style:table-column-properties fo:break-before="auto" style:column-width="4.747cm"/>
    </style:style>
    <style:style style:name="co23" style:family="table-column">
      <style:table-column-properties fo:break-before="auto" style:column-width="4.773cm"/>
    </style:style>
    <style:style style:name="co27" style:family="table-column">
      <style:table-column-properties fo:break-before="auto" style:column-width="15.903cm"/>
    </style:style>
    <style:style style:name="co28" style:family="table-column">
      <style:table-column-properties fo:break-before="auto" style:column-width="2.314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4.819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3.685cm"/>
    </style:style>
    <style:style style:name="co32" style:family="table-column">
      <style:table-column-properties fo:break-before="auto" style:column-width="3.466cm"/>
    </style:style>
    <style:style style:name="co33" style:family="table-column">
      <style:table-column-properties fo:break-before="auto" style:column-width="5.618cm"/>
    </style:style>
    <style:style style:name="co34" style:family="table-column">
      <style:table-column-properties fo:break-before="auto" style:column-width="4.665cm"/>
    </style:style>
    <style:style style:name="co35" style:family="table-column">
      <style:table-column-properties fo:break-before="auto" style:column-width="5.754cm"/>
    </style:style>
    <style:style style:name="co37" style:family="table-column">
      <style:table-column-properties fo:break-before="auto" style:column-width="0.68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6.1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2.914cm"/>
    </style:style>
    <style:style style:name="co47" style:family="table-column">
      <style:table-column-properties fo:break-before="auto" style:column-width="2.26cm"/>
    </style:style>
    <style:style style:name="co48" style:family="table-column">
      <style:table-column-properties fo:break-before="auto" style:column-width="2.669cm"/>
    </style:style>
    <style:style style:name="co49" style:family="table-column">
      <style:table-column-properties fo:break-before="auto" style:column-width="2.45cm"/>
    </style:style>
    <style:style style:name="co50" style:family="table-column">
      <style:table-column-properties fo:break-before="auto" style:column-width="5.727cm"/>
    </style:style>
    <style:style style:name="co51" style:family="table-column">
      <style:table-column-properties fo:break-before="auto" style:column-width="4.611cm"/>
    </style:style>
    <style:style style:name="co52" style:family="table-column">
      <style:table-column-properties fo:break-before="auto" style:column-width="3.821cm"/>
    </style:style>
    <style:style style:name="co5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0"/>
    <style:style style:name="ce5" style:family="table-cell" style:parent-style-name="Default" style:data-style-name="N52"/>
    <style:style style:name="ce4" style:family="table-cell" style:parent-style-name="Default" style:data-style-name="N50"/>
    <style:style style:name="ce6" style:family="table-cell" style:parent-style-name="Default" style:data-style-name="N52"/>
  </office:automatic-styles>
  <office:body>
    <office:spreadsheet>
      <table:calculation-settings table:precision-as-shown="true" table:automatic-find-labels="false"/>
      <table:table table:name="rf-ent(1)" table:style-name="ta1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row table:style-name="ro1">
          <table:table-cell office:value-type="string" calcext:value-type="string">
            <text:p>receptari/@context</text:p>
          </table:table-cell>
          <table:table-cell office:value-type="string" calcext:value-type="string">
            <text:p>receptari/@type</text:p>
          </table:table-cell>
          <table:table-cell office:value-type="string" calcext:value-type="string">
            <text:p>receptari/aggregateRating/@type</text:p>
          </table:table-cell>
          <table:table-cell office:value-type="string" calcext:value-type="string">
            <text:p>receptari/aggregateRating/ratingValue</text:p>
          </table:table-cell>
          <table:table-cell office:value-type="string" calcext:value-type="string">
            <text:p>receptari/aggregateRating/reviewCount</text:p>
          </table:table-cell>
          <table:table-cell office:value-type="string" calcext:value-type="string">
            <text:p>receptari/author/@type</text:p>
          </table:table-cell>
          <table:table-cell office:value-type="string" calcext:value-type="string">
            <text:p>receptari/author/name</text:p>
          </table:table-cell>
          <table:table-cell table:style-name="Default" office:value-type="string" calcext:value-type="string">
            <text:p>receptari/datePublished</text:p>
          </table:table-cell>
          <table:table-cell office:value-type="string" calcext:value-type="string">
            <text:p>receptari/description</text:p>
          </table:table-cell>
          <table:table-cell office:value-type="string" calcext:value-type="string">
            <text:p>receptari/image</text:p>
          </table:table-cell>
          <table:table-cell office:value-type="string" calcext:value-type="string">
            <text:p>receptari/keywords</text:p>
          </table:table-cell>
          <table:table-cell office:value-type="string" calcext:value-type="string">
            <text:p>receptari/name</text:p>
          </table:table-cell>
          <table:table-cell office:value-type="string" calcext:value-type="string">
            <text:p>receptari/prepTime</text:p>
          </table:table-cell>
          <table:table-cell office:value-type="string" calcext:value-type="string">
            <text:p>receptari/recipeInstructions</text:p>
          </table:table-cell>
          <table:table-cell office:value-type="string" calcext:value-type="string">
            <text:p>receptari/recipeYield</text:p>
          </table:table-cell>
          <table:table-cell office:value-type="string" calcext:value-type="string">
            <text:p>receptari/totalTime</text:p>
          </table:table-cell>
          <table:table-cell office:value-type="string" calcext:value-type="string">
            <text:p>receptari/cookTime</text:p>
          </table:table-cell>
          <table:table-cell office:value-type="string" calcext:value-type="string">
            <text:p>receptari/recipeCategory</text:p>
          </table:table-cell>
          <table:table-cell office:value-type="string" calcext:value-type="string">
            <text:p>receptari/recipeCuisine</text:p>
          </table:table-cell>
          <table:table-cell office:value-type="string" calcext:value-type="string">
            <text:p>receptari/recipeIngredient/0</text:p>
          </table:table-cell>
          <table:table-cell office:value-type="string" calcext:value-type="string">
            <text:p>receptari/recipeIngredient/1</text:p>
          </table:table-cell>
          <table:table-cell office:value-type="string" calcext:value-type="string">
            <text:p>receptari/recipeIngredient/2</text:p>
          </table:table-cell>
          <table:table-cell office:value-type="string" calcext:value-type="string">
            <text:p>receptari/recipeIngredient/3</text:p>
          </table:table-cell>
          <table:table-cell office:value-type="string" calcext:value-type="string">
            <text:p>receptari/recipeIngredient/4</text:p>
          </table:table-cell>
          <table:table-cell office:value-type="string" calcext:value-type="string">
            <text:p>receptari/recipeIngredient/5</text:p>
          </table:table-cell>
          <table:table-cell office:value-type="string" calcext:value-type="string">
            <text:p>receptari/recipeIngredient/6</text:p>
          </table:table-cell>
          <table:table-cell office:value-type="string" calcext:value-type="string">
            <text:p>receptari/recipeIngredient/7</text:p>
          </table:table-cell>
          <table:table-cell office:value-type="string" calcext:value-type="string">
            <text:p>receptari/recipeIngredient/8</text:p>
          </table:table-cell>
          <table:table-cell office:value-type="string" calcext:value-type="string">
            <text:p>receptari/recipeIngredient/9</text:p>
          </table:table-cell>
          <table:table-cell office:value-type="string" calcext:value-type="string">
            <text:p>receptari/recipeIngredient/10</text:p>
          </table:table-cell>
          <table:table-cell office:value-type="string" calcext:value-type="string">
            <text:p>receptari/recipeIngredient/11</text:p>
          </table:table-cell>
          <table:table-cell office:value-type="string" calcext:value-type="string">
            <text:p>receptari/recipeIngredient/12</text:p>
          </table:table-cell>
          <table:table-cell office:value-type="string" calcext:value-type="string">
            <text:p>receptari/recipeIngredient/13</text:p>
          </table:table-cell>
          <table:table-cell office:value-type="string" calcext:value-type="string">
            <text:p>receptari/recipeIngredient/14</text:p>
          </table:table-cell>
          <table:table-cell office:value-type="string" calcext:value-type="string">
            <text:p>receptari/recipeIngredient/15</text:p>
          </table:table-cell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0707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24T16:01:28" calcext:value-type="date">
            <text:p>24/01/22 16:01</text:p>
          </table:table-cell>
          <table:table-cell office:value-type="string" calcext:value-type="string">
            <text:p>A pesar de que es una fruta rica en grasas, ya sabemos que hay que saber mirar más allá y concebir un alimento en su totalidad, valorando además la calidad de...</text:p>
          </table:table-cell>
          <table:table-cell office:value-type="string" calcext:value-type="string">
            <text:p>https://i.blogs.es/3e974d/aguacates2/650_1200.jpg</text:p>
          </table:table-cell>
          <table:table-cell office:value-type="string" calcext:value-type="string">
            <text:p>Aguacate, Salmón, saludables, Recetas Saludables, Recetas ligeras, Cenas ligeras, Dieta keto, Recetario de cocina, Recetas de Aperitivos</text:p>
          </table:table-cell>
          <table:table-cell office:value-type="string" calcext:value-type="string">
            <text:p>12 recetas con aguacate, ligeras, saludables e ideales para una dieta baja en carbohidratos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Pelar el jengibre y rallar muy fino, preferiblemente con un Microplane o similar. **Exprimir y colar** el zumo de limón y mezclar con el jengibre y la sal.&lt;br/&gt;&lt;br/&gt;Abrir los aguacates, sacar los huesos y retirar la piel. Cortar en cubos de un bocado y disponer en una ensaladera o fuente. Mezclar con el aliño, tapar con film y dejar **reposar 10-5 minutos** en la nevera.&lt;br/&gt;&lt;br/&gt;&lt;br/&gt;&lt;br/&gt;Cortar los rabanitos en láminas muy finas y añadir a la ensalada. Picar los cacahuetes **a cuchillo o con un mortero**, dejando el grosor que se desee, y espolvorear por encima. Añadir unas hierbas picadas (opcional) y servi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count Jengibre fresco</text:p>
          </table:table-cell>
          <table:table-cell office:value-type="string" calcext:value-type="string">
            <text:p>45ml Zumo de limón</text:p>
          </table:table-cell>
          <table:table-cell office:value-type="string" calcext:value-type="string">
            <text:p>2g Sal</text:p>
          </table:table-cell>
          <table:table-cell office:value-type="string" calcext:value-type="string">
            <text:p>3count Aguacate</text:p>
          </table:table-cell>
          <table:table-cell office:value-type="string" calcext:value-type="string">
            <text:p>3count Rabanitos</text:p>
          </table:table-cell>
          <table:table-cell office:value-type="string" calcext:value-type="string">
            <text:p>Cacahuetes</text:p>
          </table:table-cell>
          <table:table-cell office:value-type="string" calcext:value-type="string">
            <text:p>Perejil fres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746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10T17:00:28" calcext:value-type="date">
            <text:p>10/01/22 17:00</text:p>
          </table:table-cell>
          <table:table-cell office:value-type="string" calcext:value-type="string">
            <text:p>Enero es un mes complicado por el cambio brusco que supone terminar las fiestas y encarar también el nuevo año. Aunque se agradece volver al orden, no es...</text:p>
          </table:table-cell>
          <table:table-cell office:value-type="string" calcext:value-type="string">
            <text:p>https://i.blogs.es/742038/receetas-ligeras-3-ing/650_1200.jpg</text:p>
          </table:table-cell>
          <table:table-cell office:value-type="string" calcext:value-type="string">
            <text:p>Recetas Saludables, dietas y comida sana, Recetas ligeras, Menús ligeros, Recetas rápidas y fáciles, Recetas fáciles y rápidas, Recetario de cocina, Salud</text:p>
          </table:table-cell>
          <table:table-cell office:value-type="string" calcext:value-type="string">
            <text:p>12 recetas ligeras y saludables con solo tres ingredientes (o menos) para para adelgazar sin matarse en la cocina</text:p>
          </table:table-cell>
          <table:table-cell office:value-type="string" calcext:value-type="string">
            <text:p>P0DT0H5M</text:p>
          </table:table-cell>
          <table:table-cell office:value-type="string" calcext:value-type="string">
            <text:p>Precalentar el horno a **220ºC con aire si tiene**. Forrar con papel de hornear una bandeja grande. Cortar el brócoli separando los floretes en porciones no mucho más grandes de un bocado, dejando parte de los tallos y conservando el tronco.&lt;br/&gt;&lt;br/&gt;Es difícil sacar floretes idénticos, pero incluso positivo que tengamos porciones de **distinto tamaño** para obtener diferentes puntos de cocción. Los floretes más grandes habrá que cortarlos por la mitad, atravedando su tallo.&lt;br/&gt;&lt;br/&gt;Para el tronco, cortar la parte más externa y dura hasta que se vea más **blanco y tierno**, no fibroso. Cortar en bastones de un bocado. Lavar todo bien con agua, con suavidad, y escurrir y secar con un paño limpio.&lt;br/&gt;&lt;br/&gt;Extender en una sola capa en la bandeja, rociar con un **chorro generoso de aceite de oliva y salpimentar**. Añadir los dientes de ajo pelados enteros, cortados por la mitad o laminados gruesos, según se prefiera dar más o menos sabor. Para ahorrar tiempo se puede aderezar con ajo en polvo. Remover bien con las manos.&lt;br/&gt;&lt;br/&gt;Hornear **15 minutos**; si el horno no es muy homogéneo, girar la bandeja a mitad del tiempo. Sacar y retirar las piezas más pequeñas. Voltear los más grandes y volver a hornear unos 5 minutos, bajando la potencia a 200ºC. Aliñar con el zumo de medio limón y servir con ralladura de la otra mitad; añadir parmesano rallado si se desea y más pimient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kg Brócoli</text:p>
          </table:table-cell>
          <table:table-cell office:value-type="string" calcext:value-type="string">
            <text:p>3count Diente de aj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608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09-11T09:00:47" calcext:value-type="date">
            <text:p>11/09/21 09:00</text:p>
          </table:table-cell>
          <table:table-cell office:value-type="string" calcext:value-type="string">
            <text:p>Recopilamos nuestras mejores recetas de ensaladas de espinacas para que puedas cocinarlas fácilmente y disfrutarlas</text:p>
          </table:table-cell>
          <table:table-cell office:value-type="string" calcext:value-type="string">
            <text:p>https://i.blogs.es/2b37fe/ensaladas-espinacas/650_1200.jpg</text:p>
          </table:table-cell>
          <table:table-cell office:value-type="string" calcext:value-type="string">
            <text:p>Espinacas, Recetas Saludables, Ensaladas, Recetas ligeras, Cenas ligeras, Recetas de Ensaladas</text:p>
          </table:table-cell>
          <table:table-cell office:value-type="string" calcext:value-type="string">
            <text:p>15 recetas de ensalada de espinacas para una comida fácil pero muy completa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Colocamos las espinacas en un plato, luego cortamos los dátiles en rodajas desechando los **huesos** y los añadimos. &lt;br/&gt;&lt;br/&gt;Después rallamos el queso parmesano en lascas sobre la ensalada y, por último, **aliñamos** con un poco de sal y un buen aceite de oliv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10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00g Espinaca fresca</text:p>
          </table:table-cell>
          <table:table-cell office:value-type="string" calcext:value-type="string">
            <text:p>6count Dátiles</text:p>
          </table:table-cell>
          <table:table-cell office:value-type="string" calcext:value-type="string">
            <text:p>20g Queso parmesan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5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kus</text:p>
          </table:table-cell>
          <table:table-cell office:value-type="date" office:date-value="2022-01-31T17:01:20" calcext:value-type="date">
            <text:p>31/01/22 17:01</text:p>
          </table:table-cell>
          <table:table-cell office:value-type="string" calcext:value-type="string">
            <text:p>Aunque estemos en los meses más fríos del año y la ropa de abrigo disimule nuestros excesos, somos muchos los que estamos ya cuidándonos con miras a recuperar...</text:p>
          </table:table-cell>
          <table:table-cell office:value-type="string" calcext:value-type="string">
            <text:p>https://i.blogs.es/f7be2f/plancha_collage/650_1200.jpg</text:p>
          </table:table-cell>
          <table:table-cell office:value-type="string" calcext:value-type="string">
            <text:p>Dieta, Plancha, saludable, Recetas Saludables, Recetario de cocina</text:p>
          </table:table-cell>
          <table:table-cell office:value-type="string" calcext:value-type="string">
            <text:p>33 recetas a la plancha que nos ayudarán a cuidar la dieta y adelgazar sin renunciar al sabor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Empezamos preparando la crema de guisantes a la menta. Para ello escaldamos los guisantes durante 3 minutos en agua hirviendo y los pasamos a agua fría para que mantengan su color intenso. Si usáis congelados o de lata, os ahorráis ese paso. Luego los trituramos en la batidora junto a 8 hojas de menta. Continuamos cortando el lomo de atún en seis tacos rectangulares para su consumo como pincho o bocado y los hacemos a la plancha dejando que se hagan un minuto por cada lado. Una vez cocinados, añadimos unos cristalitos de sal a cada taco de lomo. En un plato ponemos las semillas de sésamo y según vamos retirando de la sartén los tacos de atún cocinados, los apoyamos sobre ellas para que se rebocen de semillas por una de sus caras o si lo preferís, por las dos. Para montar el plato, ponemos una base de crema de guisantes en el plato -dos o tres cucharadas serán suficiente- y sobre la crema colocamos los tacos de atún rebozados de sésamo dejando un espacio entre uno y otro para que se vea el color verd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10M</text:p>
          </table:table-cell>
          <table:table-cell/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00g Atún fresco</text:p>
          </table:table-cell>
          <table:table-cell office:value-type="string" calcext:value-type="string">
            <text:p>200g Guisantes</text:p>
          </table:table-cell>
          <table:table-cell office:value-type="string" calcext:value-type="string">
            <text:p>8 Menta fresca</text:p>
          </table:table-cell>
          <table:table-cell office:value-type="string" calcext:value-type="string">
            <text:p>Semillas de sésam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267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rmen Tía Alia</text:p>
          </table:table-cell>
          <table:table-cell office:value-type="date" office:date-value="2022-01-23T18:01:11" calcext:value-type="date">
            <text:p>23/01/22 18:01</text:p>
          </table:table-cell>
          <table:table-cell office:value-type="string" calcext:value-type="string">
            <text:p>La intención de comer sano está más presente en nuestras vidas en ciertas épocas del año. Suele coincidir con los periodos postvacacionales (Navidades, Semana...</text:p>
          </table:table-cell>
          <table:table-cell office:value-type="string" calcext:value-type="string">
            <text:p>https://i.blogs.es/9e8db5/cenas-saludables/650_1200.jpg</text:p>
          </table:table-cell>
          <table:table-cell office:value-type="string" calcext:value-type="string">
            <text:p>Dieta, Nueces, cena, saludable, Champiñones, Recetas Saludables, Ensaladas, Recetario de cocina</text:p>
          </table:table-cell>
          <table:table-cell office:value-type="string" calcext:value-type="string">
            <text:p>54 cenas saludables que tener siempre en mente para mejorar nuestra dieta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Comenzaremos tostando ligeramente en una sartén las nueces. Cuando pasen unos minutos y las veamos tostadas, las reservamos mientras que enfrían y las partimos en trozos grandes. Para hacer la mayonesa, en un bol echamos la yema de huevo, salamos y comenzamos a batir con batidor o las varillas de una batidora incorporando el aceite en chorro fino para que se haga la emulsión. Añadimos el vinagre y reservamos en frío. Pelamos y cortamos las manzanas en dadao o bastones, el apio en trozos menudos y lavamos y centrifugamos la lechuga. Seguidamente en una ensaladera ponemos el apio, la manzana, la mitad de las nueces y las uvas pasas, echamos la mayonesa al gusto y mezclamos bien. En la fuente de servicio ponemos una cama de lechuga troceada, por encima la mezcla de apio, manzana, nueces y pasas con la mayonesa, y finalmente decoramos con el resto de las nueces. Servir rápidament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4 Cogollo de lechuga</text:p>
          </table:table-cell>
          <table:table-cell office:value-type="string" calcext:value-type="string">
            <text:p>3 Apio</text:p>
          </table:table-cell>
          <table:table-cell office:value-type="string" calcext:value-type="string">
            <text:p>2 Manzana</text:p>
          </table:table-cell>
          <table:table-cell office:value-type="string" calcext:value-type="string">
            <text:p>125g Nueces</text:p>
          </table:table-cell>
          <table:table-cell office:value-type="string" calcext:value-type="string">
            <text:p>125g Uvas pasas sultanas</text:p>
          </table:table-cell>
          <table:table-cell office:value-type="string" calcext:value-type="string">
            <text:p>1 Yema de huevo</text:p>
          </table:table-cell>
          <table:table-cell office:value-type="string" calcext:value-type="string">
            <text:p>30ml Vinagre</text:p>
          </table:table-cell>
          <table:table-cell office:value-type="string" calcext:value-type="string">
            <text:p>150ml Aceite de oliva virgen extra</text:p>
          </table:table-cell>
          <table:table-cell office:value-type="string" calcext:value-type="string">
            <text:p>S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4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13T18:01:16" calcext:value-type="date">
            <text:p>13/01/22 18:01</text:p>
          </table:table-cell>
          <table:table-cell office:value-type="string" calcext:value-type="string">
            <text:p>Las endivias están en invierno en su mejor momento, y qué mejor época para recuperarlas en la cocina que después de los banquetes festivos. No toda la vuelta...</text:p>
          </table:table-cell>
          <table:table-cell office:value-type="string" calcext:value-type="string">
            <text:p>https://i.blogs.es/655aa1/endivias-pera-nueces/650_1200.jpg</text:p>
          </table:table-cell>
          <table:table-cell office:value-type="string" calcext:value-type="string">
            <text:p>Aperitivo, Nueces, Endivias, Recetas Saludables, Recetas ligeras, Cenas ligeras, Recetas de Aperitivos, Recetas de Ensaladas</text:p>
          </table:table-cell>
          <table:table-cell office:value-type="string" calcext:value-type="string">
            <text:p>Barquitas de endivias con ensalada de pera, nueces y queso: receta ligera de aperitivo fresco y saludable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Seleccionar **unas 16 hojas de endivia**, que estén completas, frescas y crujientes, sin roturas, cortando un poco el extremo de la base antes de desapararlas de la pieza. Hay que tener en cuenta que las más externas suelen estar más blandas, y las interiores son algo más amargas.&lt;br/&gt;&lt;br/&gt;Lavarlas y secarlas con suavidad; disponerlas en una o dos fuentes de servir. Lavar y secar bien la pera y el cebollino. **Cortar la fruta en cubitos pequeños** y picar la hierba finamente, reservándola aparte.&lt;br/&gt;&lt;br/&gt;&lt;br/&gt;&lt;br/&gt;Abrir las nueces y picarlas. Desmenuzar el queso. **Repartir todos los ingredientes en las barquitas** de endivida, añadiendo porciones de huevas y cebollino al gusto. Batir el aceite con la miel y el vinagre, y aliñar. Salpimentar ligeramente (cuidado con la sal, que las huevas suelen ser muy saladas) y terminar con unas semilla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25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count Endivia</text:p>
          </table:table-cell>
          <table:table-cell office:value-type="string" calcext:value-type="string">
            <text:p>1count Pera</text:p>
          </table:table-cell>
          <table:table-cell office:value-type="string" calcext:value-type="string">
            <text:p>4count Nueces</text:p>
          </table:table-cell>
          <table:table-cell office:value-type="string" calcext:value-type="string">
            <text:p>55g Queso de rulo de cabra</text:p>
          </table:table-cell>
          <table:table-cell office:value-type="string" calcext:value-type="string">
            <text:p>Huevas</text:p>
          </table:table-cell>
          <table:table-cell office:value-type="string" calcext:value-type="string">
            <text:p>Cebollino</text:p>
          </table:table-cell>
          <table:table-cell office:value-type="string" calcext:value-type="string">
            <text:p>10ml Miel</text:p>
          </table:table-cell>
          <table:table-cell office:value-type="string" calcext:value-type="string">
            <text:p>20ml Aceite de oliva virgen extra</text:p>
          </table:table-cell>
          <table:table-cell office:value-type="string" calcext:value-type="string">
            <text:p>5ml Vinagre de Jerez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emillas de amapo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208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22T17:00:36" calcext:value-type="date">
            <text:p>22/01/22 17:00</text:p>
          </table:table-cell>
          <table:table-cell office:value-type="string" calcext:value-type="string">
            <text:p>Las conocidas como energy balls son, literamente, bolas energéticas o bocados cargados de nutrientes, perfectos para cargar las pilas entre horas o saciar el...</text:p>
          </table:table-cell>
          <table:table-cell office:value-type="string" calcext:value-type="string">
            <text:p>https://i.blogs.es/6fd33a/carrot-cake-balls/650_1200.jpg</text:p>
          </table:table-cell>
          <table:table-cell office:value-type="string" calcext:value-type="string">
            <text:p>Coco, dátiles, frutos secos, Zanahoria, energético, Recetas Saludables, Tarta de zanahoria, Recetas de Postres, Recetario de cocina</text:p>
          </table:table-cell>
          <table:table-cell office:value-type="string" calcext:value-type="string">
            <text:p>Bolitas energéticas de tarta de zanahoria o carrot cake energy balls: receta sin horno y sin azúcar añadido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Abrir los dátiles, sacar los huesos e hidratar en agua tibia -o una infusión al gusto- durante **al menos 20 minutos**, más si están más secos. Los dátiles medjool son más jugosos y dulces, pero se pueden usar otros.&lt;br/&gt;&lt;br/&gt;Escurrir y trocear. Pelar las zanahorias y **rallar finas** hasta obtener 100 g. Abrir las nueces y pesar unos 80 g. Disponer los tres ingredientes en un robot de cocina o picadora y triturar hasta machacar todo homogéneamente, pero dejando trocitos visibles.&lt;br/&gt;&lt;br/&gt;&lt;br/&gt;&lt;br/&gt;Añadir los demás ingredientes menos el coco, triturando hasta lograr una combinación homogénea, **maleable**, que no se desmorone. Se puede triturar más para dejar una textura más cremosa, pero son más sabrosas con trocitos pequeños de frutos.&lt;br/&gt;&lt;br/&gt;Si estuviera muy pegajosa, añadir algo más de almendra molida o copos de avena; si estuviera muy seca, echar un pequeño chorrito de leche, zumo o agua. Tormar porciones con una cucharilla, **bolear y rebozar en el coco rallado**. Guardar en un recipiente hermético en la nevera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DT0H20M</text:p>
          </table:table-cell>
          <table:table-cell/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00g Zanahoria</text:p>
          </table:table-cell>
          <table:table-cell office:value-type="string" calcext:value-type="string">
            <text:p>100g Dátiles</text:p>
          </table:table-cell>
          <table:table-cell office:value-type="string" calcext:value-type="string">
            <text:p>80g Nueces</text:p>
          </table:table-cell>
          <table:table-cell office:value-type="string" calcext:value-type="string">
            <text:p>50g Copos de avena</text:p>
          </table:table-cell>
          <table:table-cell office:value-type="string" calcext:value-type="string">
            <text:p>50g Almendra molida</text:p>
          </table:table-cell>
          <table:table-cell office:value-type="string" calcext:value-type="string">
            <text:p>Canela molida</text:p>
          </table:table-cell>
          <table:table-cell office:value-type="string" calcext:value-type="string">
            <text:p>Ralladura de naranja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Coco ralla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846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31T11:01:16" calcext:value-type="date">
            <text:p>31/01/22 11:01</text:p>
          </table:table-cell>
          <table:table-cell office:value-type="string" calcext:value-type="string">
            <text:p>La caponata es una especie de pisto de origen siciliano muy popular en los aperitivos y cenas de verano, en el que la berenjena es la gran protagonista. Para...</text:p>
          </table:table-cell>
          <table:table-cell office:value-type="string" calcext:value-type="string">
            <text:p>https://i.blogs.es/76cb94/caponata-calabaza/650_1200.jpg</text:p>
          </table:table-cell>
          <table:table-cell office:value-type="string" calcext:value-type="string">
            <text:p>Vinagre, Calabaza, pisto, Recetas veganas, Recetas de Otoño, Gastronomía italiana, Aceitunas Negras, Recetas Vegetarianas, Recetas de Ensaladas, Recetas de Legumbres y verduras </text:p>
          </table:table-cell>
          <table:table-cell office:value-type="string" calcext:value-type="string">
            <text:p>Caponata de calabaza: la receta para disfrutar del sabrosísimo plato italiano en los meses fríos (que casi nos gusta más)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Pelar la calabaza y trocear en cubos o piezas medianas gruesas -perderá volumen- como [se explica aquí](https://www.directoalpaladar.com/ingredientes-y-alimentos/como-asar-calabaza-nueve-formas-cocinar-esta-hortaliza-al-horno-que-recetas-usar-cada). Freír en una sartén con aceite o **asar en el horno a 180ºC** hasta que esté tierna pero sin deshacerse. Dejar enfriar. &lt;br/&gt;&lt;br/&gt;Lavar las pencas de apio, cortar los extremos que estén feos, retirar los filamentos y cortar por la mitad para tener ocho piezas. Poner agua a hervir y **cocer el apio 4-5 minutos**, sin dejar que se reblandezca demasiado. Escurrir y enfriar rápidamente; cortar en piezas de un bocado y reservar. &lt;br/&gt;&lt;br/&gt;Cortar la cebolla en plumas o juliana y pochar en una cazuela con dos o tres cucharadas de aceite y un poco de sal, **hasta que esté tierna**. Agregar el tomate, remover bien y cocinar hasta que se reduzca un poco y pierda agua, unos 10-15 minutos. Si se usa passata bastarán 3-4 minutos y menor cantidad.&lt;br/&gt;&lt;br/&gt;&lt;br/&gt;&lt;br/&gt;Agregar las alcaparras escurridas, las aceitunas y los piñones, removiendo bien. Incorporar el azúcar y el vinagre, remover y cocinar a fuego suave unos pocos minutos. **Probar la salsa** y ajustar el sabor al gusto, corrigiendo de azúcar, sal o vinagre si hiciera falta.&lt;br/&gt;&lt;br/&gt;**Apagar el fuego** y echar el apio y la calabaza, removiendo suavemente para incorporar todo bien. Trasladar a una fuente o recipiente adecuado y dejar enfriar antes de tapar y guardar en la nevera para que repose varias hora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1H0M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kg Calabaza</text:p>
          </table:table-cell>
          <table:table-cell office:value-type="string" calcext:value-type="string">
            <text:p>4count Apio</text:p>
          </table:table-cell>
          <table:table-cell office:value-type="string" calcext:value-type="string">
            <text:p>1count Cebolla dulce</text:p>
          </table:table-cell>
          <table:table-cell office:value-type="string" calcext:value-type="string">
            <text:p>300g Tomate triturado</text:p>
          </table:table-cell>
          <table:table-cell office:value-type="string" calcext:value-type="string">
            <text:p>20g Alcaparras</text:p>
          </table:table-cell>
          <table:table-cell office:value-type="string" calcext:value-type="string">
            <text:p>80g Aceitunas negras</text:p>
          </table:table-cell>
          <table:table-cell office:value-type="string" calcext:value-type="string">
            <text:p>30g Piñones</text:p>
          </table:table-cell>
          <table:table-cell office:value-type="string" calcext:value-type="string">
            <text:p>30g Uvas pasas de corinto</text:p>
          </table:table-cell>
          <table:table-cell office:value-type="string" calcext:value-type="string">
            <text:p>40g Azúcar</text:p>
          </table:table-cell>
          <table:table-cell office:value-type="string" calcext:value-type="string">
            <text:p>50g Vinagre de Jerez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56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kus</text:p>
          </table:table-cell>
          <table:table-cell office:value-type="date" office:date-value="2021-11-02T11:00:50" calcext:value-type="date">
            <text:p>02/11/21 11:00</text:p>
          </table:table-cell>
          <table:table-cell office:value-type="string" calcext:value-type="string">
            <text:p>Te enseñamos a preparar de manera sencilla la receta de cogollos de lechuga con vinagreta de frutos secos, soja y miel, con ingredientes, tiempo de...</text:p>
          </table:table-cell>
          <table:table-cell office:value-type="string" calcext:value-type="string">
            <text:p>https://i.blogs.es/13cc13/cogollos-guarnicion-entrante-pakus-futurobloguero-dap/650_1200.jpg</text:p>
          </table:table-cell>
          <table:table-cell office:value-type="string" calcext:value-type="string">
            <text:p>vinagreta, frutos secos, Plancha, Lechuga, Cogollos de lechuga, Recetas en menos de 30 minutos, Recetas fáciles y rápidas, Recetas de Ensaladas, Recetas de Salsas y guarniciones</text:p>
          </table:table-cell>
          <table:table-cell office:value-type="string" calcext:value-type="string">
            <text:p>Cogollos de lechuga a la plancha con vinagreta de frutos secos, soja y miel, una receta perfecta de entrante, guarnición o cena</text:p>
          </table:table-cell>
          <table:table-cell office:value-type="string" calcext:value-type="string">
            <text:p>P0DT0H5M</text:p>
          </table:table-cell>
          <table:table-cell office:value-type="string" calcext:value-type="string">
            <text:p>**Para hacer la vinagreta**, mezclamos en un cuenco la miel con la salsa de soja. Por otro lado, machacamos en el mortero los frutos secos, dejándolos en trocitos, es decir sin reducirlos a polvo. Esos trocitos darán un aporte crujiente o *crunchie* a la vinagreta. &lt;br/&gt;&lt;br/&gt;Una vez tenemos esas dos preparaciones, las reservamos para poder servirlas sobre la lechuga cuando la tengamos lista tras pasar por la plancha. **Opcionalmente podéis añadir unas pasas de arándanos o de uvas moscatel** sin pipo.&lt;br/&gt;&lt;br/&gt;Para hacer los cogollos de lechuga a la plancha, ponemos una sartén o parrilla al fuego y dejamos que se caliente bien. Untamos con una **brocha humedecida en aceite de oliva**. Mientras se calienta, cortamos los corazones de cogollo por la mitad. &lt;br/&gt;&lt;br/&gt;&lt;br/&gt;&lt;br/&gt;Doramos los cogollos de lechuga en la plancha durante 5 minutos, **sin apretar ni excedernos en la cocción** para que aunque esté dorada y tome temperatura, la lechuga no pierda su toque crujiente. Servimos los cogollos templados, cubriéndolos con unos pocos frutos secos por encima, decorando con dos o tres arándanos.&lt;br/&gt;&lt;br/&gt;Terminamos salpicando con un tenedor la mezcla de soja y miel por encima, **haciendo un dibujo caprichoso e irregular**. Llevamos el resto de la vinagreta en un cuenco a la mesa por si alguien quisiera añadir má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5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4 Cogollo de lechuga</text:p>
          </table:table-cell>
          <table:table-cell office:value-type="string" calcext:value-type="string">
            <text:p>Frutos secos</text:p>
          </table:table-cell>
          <table:table-cell office:value-type="string" calcext:value-type="string">
            <text:p>Miel</text:p>
          </table:table-cell>
          <table:table-cell office:value-type="string" calcext:value-type="string">
            <text:p>Salsa de soj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12 Aránd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3604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4-14T10:00:48" calcext:value-type="date">
            <text:p>14/04/22 10:00</text:p>
          </table:table-cell>
          <table:table-cell office:value-type="string" calcext:value-type="string">
            <text:p>Las torrijas no son un postre ligero, negarlo sería autoengañarse. Sí podemos hacerlas más o menos calóricas cuidando detalles y eligiendo bien los...</text:p>
          </table:table-cell>
          <table:table-cell office:value-type="string" calcext:value-type="string">
            <text:p>https://i.blogs.es/677ddb/torrijas-fit/650_1200.jpg</text:p>
          </table:table-cell>
          <table:table-cell office:value-type="string" calcext:value-type="string">
            <text:p>sin azúcar, proteínas, Torrijas, Recetas Saludables, Recetas sin Gluten, Recetas de Semana Santa, Recetas de Postres</text:p>
          </table:table-cell>
          <table:table-cell office:value-type="string" calcext:value-type="string">
            <text:p>Cómo hacer torrijas sin pan y sin azúcar: la versión más saludable baja en hidratos y sin gluten que había que probar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Precalentar el horno a 180ºC con calor arriba y abajo, **sin aire**. Forrar con papel antiadherente -sulfurizado- un molde rectangular pequeño de unos 18-20 cm de largo. Se puede usar más grande, pero quedará una masa menos alta.&lt;br/&gt;&lt;br/&gt;Escurrir el **líquido o suero** que pueda tener el quark o yogur. Batir con una varillas o batidora junto con los huevos, la proteína en polvo o harina de almendra o avena, el lino molido o maizena, la vainilla, canela al gusto, edulcorante -opcional- y ralladura de limón fina. Procurar que no haya grumos.&lt;br/&gt;&lt;br/&gt;&lt;br/&gt;&lt;br/&gt;Llevar al molde y hornear durante unos 40-50 minutos, o hasta que al pinchar el centro con un palillo salga limpio. Esperar unos minutos fuera del horno antes de desmoldar usando el papel; una vez frío por completo, secar el **posible agua que suelte** con papel de cocina -como si fuera tofu- y cortar en rebanadas más bien gruesas.&lt;br/&gt;&lt;br/&gt;**Bañar en huevo batido** y cocinar a la plancha con un poco de aceite. Rebozar en eritritol mezclado con canela molida como haríamos con torrijas normales y servir templadas o fría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0DT1H10M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Recetas de Postr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count Huevo</text:p>
          </table:table-cell>
          <table:table-cell office:value-type="string" calcext:value-type="string">
            <text:p>500g Queso quark</text:p>
          </table:table-cell>
          <table:table-cell office:value-type="string" calcext:value-type="string">
            <text:p>40g Almendra molida</text:p>
          </table:table-cell>
          <table:table-cell office:value-type="string" calcext:value-type="string">
            <text:p>5g Lino molido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2g Ralladura de limón</text:p>
          </table:table-cell>
          <table:table-cell office:value-type="string" calcext:value-type="string">
            <text:p>80g Eritritol</text:p>
          </table:table-cell>
          <table:table-cell office:value-type="string" calcext:value-type="string">
            <text:p>Canela molida</text:p>
          </table:table-cell>
          <table:table-cell office:value-type="string" calcext:value-type="string">
            <text:p>Huevo batido</text:p>
          </table:table-cell>
          <table:table-cell office:value-type="string" calcext:value-type="string">
            <text:p>Aceite de oliva virgen ex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9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rmen Tía Alia</text:p>
          </table:table-cell>
          <table:table-cell office:value-type="date" office:date-value="2021-09-10T10:00:31" calcext:value-type="date">
            <text:p>10/09/21 10:00</text:p>
          </table:table-cell>
          <table:table-cell office:value-type="string" calcext:value-type="string">
            <text:p>Te explicamos paso a paso, de manera sencilla, cómo hacer la receta de ensalada de arroz salvaje. Tiempo de elaboración, ingredientes,</text:p>
          </table:table-cell>
          <table:table-cell office:value-type="string" calcext:value-type="string">
            <text:p>https://i.blogs.es/33fb5e/ensalada-de-arroz-salvaje/650_1200.jpg</text:p>
          </table:table-cell>
          <table:table-cell office:value-type="string" calcext:value-type="string">
            <text:p>arroz salvaje, receta, Ensaladas, Recetas veganas, salsa soja, Recetas de Ensaladas, Recetas de Arroces</text:p>
          </table:table-cell>
          <table:table-cell office:value-type="string" calcext:value-type="string">
            <text:p>Ensalada de arroz salvaje, receta fácil para el táper del trabajo y mucho más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Hervimos el arroz siguiendo las indicaciones del paquete. En nuestro caso la cocción fue de 25 minutos. Dejamos que **enfríe completamente** antes de montar la ensalada. Lo podemos preparar con antelación y no tener que esperar ex profeso.&lt;br/&gt;&lt;br/&gt;&lt;br/&gt;&lt;br/&gt;Cuando el arroz esté frío **preparamos un aliño** batiendo bien el aceite con la mostaza, la salsa de soja, el jengibre molida, sal y pimienta al gusto. Lo mezclamos bien con el arroz, para que se impregne hasta el último grano y quede sabroso.&lt;br/&gt;&lt;br/&gt;Escurrimos el maíz y el edamame y los lavamos con agua fría. Pelamos la zanahoria y la troceamos en dados muy pequeños. Pelamos la cebolla y la picamos finamente. Añadimos las verduras al arroz, removemos y **guardamos en la nevera** hasta el momento de servi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Recetas de Arroc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350g Mezcla de arroz salvaje</text:p>
          </table:table-cell>
          <table:table-cell office:value-type="string" calcext:value-type="string">
            <text:p>80g Maíz en gran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80g Edamame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75ml Salsa de soj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5g Jengibre moli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285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3-29T10:01:13" calcext:value-type="date">
            <text:p>29/03/22 10:01</text:p>
          </table:table-cell>
          <table:table-cell office:value-type="string" calcext:value-type="string">
            <text:p>En plena temporada de fresas y fresones resulta difícil resistise a incluir esta fruta en casi todas las comidas del día, pues se adaptan con una facilidad...</text:p>
          </table:table-cell>
          <table:table-cell office:value-type="string" calcext:value-type="string">
            <text:p>https://i.blogs.es/6dc506/ensalada-espinacas-fresas/650_1200.jpg</text:p>
          </table:table-cell>
          <table:table-cell office:value-type="string" calcext:value-type="string">
            <text:p>espinaca, Mozzarella, fresas, amapola, Cenas ligeras, Primavera, Ensaladas ligeras, Recetas de Ensaladas</text:p>
          </table:table-cell>
          <table:table-cell office:value-type="string" calcext:value-type="string">
            <text:p>Ensalada de brotes de espinaca, fresas y aliño de amapola con mozzarella: receta saludable de primavera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Mezclar el vinagre con el azúcar y un poco de sal batiendo bien con unas varillas pequeñas. **Retirar unos 60 ml** de la mezcla, calentar un minuto en el microondas y echar sobre la cebolla cortada. Dejar reposar al menos 30 minutos.&lt;br/&gt;&lt;br/&gt;Tostar las semillas de amapola en una sartén sin aceite a fuego medio, hasta que emitan un **aroma intenso pero sin quemarse**. Retirar y tostar en la misma sartén la almendra, removiendo hasta que coja buen color y procurando que no se queme. Retirar.&lt;br/&gt;&lt;br/&gt;&lt;br/&gt;&lt;br/&gt;&lt;br/&gt;Batir con las varillas el aceite con la mostaza, la amapola y un poco de sal y pimienta con el **resto del vinagre** reservado. Disponer en una ensaladera las espinacas con la lechuga, repartir por encima las fresas preparadas, la cebolla escurrida del vinagre y el queso.&lt;br/&gt;&lt;br/&gt;Finalizar repartiendo las almendras tostadas y aderezar con una **cantidad generosa del aliño**, llevando el sobrante a una jarrita o recipiente para que los comensales se sirvan más al gust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20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30ml Vinagre</text:p>
          </table:table-cell>
          <table:table-cell office:value-type="string" calcext:value-type="string">
            <text:p>60g Azúcar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450g Fresa</text:p>
          </table:table-cell>
          <table:table-cell office:value-type="string" calcext:value-type="string">
            <text:p>150g Brotes de espinacas</text:p>
          </table:table-cell>
          <table:table-cell office:value-type="string" calcext:value-type="string">
            <text:p>100g Mezclum (mezcla de lechugas)</text:p>
          </table:table-cell>
          <table:table-cell office:value-type="string" calcext:value-type="string">
            <text:p>10g Semillas de amapola</text:p>
          </table:table-cell>
          <table:table-cell office:value-type="string" calcext:value-type="string">
            <text:p>60g Almendra laminad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2count Mini mozzarella fresc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5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10T11:00:28" calcext:value-type="date">
            <text:p>10/01/22 11:00</text:p>
          </table:table-cell>
          <table:table-cell office:value-type="string" calcext:value-type="string">
            <text:p>Para comer ensaladas todo el año sin aburrirnos hay que salirse un poco de la rutina habitual y aprovechar productos de cada temporada, que además apetecen...</text:p>
          </table:table-cell>
          <table:table-cell office:value-type="string" calcext:value-type="string">
            <text:p>https://i.blogs.es/1130e0/ensalada-calabaza-remolacha-granada/650_1200.jpg</text:p>
          </table:table-cell>
          <table:table-cell office:value-type="string" calcext:value-type="string">
            <text:p>Granada, Calabaza, remolacha, Recetas veganas, Recetas ligeras, Ensaladas ligeras, Recetas de invierno, Recetas Vegetarianas, Recetas de Ensaladas</text:p>
          </table:table-cell>
          <table:table-cell office:value-type="string" calcext:value-type="string">
            <text:p>Ensalada de calabaza, remolacha y granada: receta vegana ligera y saludable llena de vitaminas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Precalentar el horno a 180ºC con ventilador si lo tiene, o a 200ºC con calor arriba y abajo. Preparar una bandeja grande forrándola con papel de horno o aluminio (para manchar menos) y **pintar con aceite**. Pelar la calabaza y cortar en piezas de tamaño medio, algo más grandes de un bocado, pues perderá volumen.&lt;br/&gt;&lt;br/&gt;Si se usan remolachas crudas, lavar bien, pelar ligeramente y cortar en piezas de un tamaño similar, con cuidado pues mancha mucho. Salpimentar las verduras siendo **muy generosos con la pimienta**, añadir cilantro o comino (o ambos) molido al gusto y extender en la bandeja preparada. Añadir un poco de aceite por encima y hornear unos 20-25 minutos.&lt;br/&gt;&lt;br/&gt;Vigilar bien para que no se quemen; la calabaza debe quedar tierna pero aún firme, que no se deshaga, y con los bordes ligeramente caramelizados. Se pueden girar las piezas a media cocción, pero podemos ahorrarnos ese paso. Retirar y reservar.&lt;br/&gt;&lt;br/&gt;&lt;br/&gt;&lt;br/&gt;Preparar la ensalada con una cama de mezclum en una ensaladera o fuente, repartir la calabaza y la remolacha (si es cocida, escurrir bien y trocear), los [granos de la granada](https://www.directoalpaladar.com/curso-de-cocina/como-pelar-preparar-granada-para-su-uso-forma-sencilla) y unos **frutos secos tostados picados** groseramete.&lt;br/&gt;&lt;br/&gt;Hacer una **vinagreta** con el aceite, el zumo de medio limón, el vinagre y la miel, aliñar y terminar agregando perejil o cilantro picado y ralladura de la otra mitad de limón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0.5count Calabaza</text:p>
          </table:table-cell>
          <table:table-cell office:value-type="string" calcext:value-type="string">
            <text:p>2count Remolacha cocida</text:p>
          </table:table-cell>
          <table:table-cell office:value-type="string" calcext:value-type="string">
            <text:p>0.5count Granada</text:p>
          </table:table-cell>
          <table:table-cell office:value-type="string" calcext:value-type="string">
            <text:p>200g Mezclum (mezcla de lechugas)</text:p>
          </table:table-cell>
          <table:table-cell office:value-type="string" calcext:value-type="string">
            <text:p>Cacahuetes</text:p>
          </table:table-cell>
          <table:table-cell office:value-type="string" calcext:value-type="string">
            <text:p>Cilantro molid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5ml Vinagre de manzana</text:p>
          </table:table-cell>
          <table:table-cell office:value-type="string" calcext:value-type="string">
            <text:p>5ml Miel</text:p>
          </table:table-cell>
          <table:table-cell office:value-type="string" calcext:value-type="string">
            <text:p>Perejil fre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444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2-01T11:01:27" calcext:value-type="date">
            <text:p>01/02/22 11:01</text:p>
          </table:table-cell>
          <table:table-cell office:value-type="string" calcext:value-type="string">
            <text:p>La escarola es la reina de las ensaladas de invierno, más emparentada con la endivia que con la lechuga, lo que explica su característico sabor con toques...</text:p>
          </table:table-cell>
          <table:table-cell office:value-type="string" calcext:value-type="string">
            <text:p>https://i.blogs.es/4a9f62/ensalada-escarola-hurdes/650_1200.jpg</text:p>
          </table:table-cell>
          <table:table-cell office:value-type="string" calcext:value-type="string">
            <text:p>Patatas, escarola, extremadura, Recetas vegetarianas, Ensaladas, Recetas veganas, Recetas con patatas, Recetas Vegetarianas, Recetas de Ensaladas, Recetas de Legumbres y verduras </text:p>
          </table:table-cell>
          <table:table-cell office:value-type="string" calcext:value-type="string">
            <text:p>Ensalada de escarola y patata de las Hurdes: receta tradicional de pocos ingredientes pero que sorprende por su rico sabor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Lavar las patatas y ponerlas a cocer con piel o peladas en una olla cubiertas con agua fría y un poco de sal. Cocinar hasta que estén **blandas**, escurrir y mantener calientes.&lt;br/&gt;&lt;br/&gt;Mientras, cortar la escarola en piezas muy **finitas**, como una juliana fina. Hacer lo mismo con la cebolla, picándola finísima, y mezclar ambos ingredientes en una ensaladera. Añadir agua fría y remover con las manos **machacando todo suavemente** para lavarlas y extraer el amargor. Escurrir bien.&lt;br/&gt;&lt;br/&gt;&lt;br/&gt;&lt;br/&gt;&lt;br/&gt;Devolver a la ensaladera y aliñar con aceite, vinagre y sal al gusto. Incorporar las patatas peladas troceadas, aún calientes, y **machacar con una maza** de mortero o similar, para ligar el conjunto homogéneamente.&lt;br/&gt;&lt;br/&gt;**Añadir agua** fría si se desea para darle una consistencia más cremosa, o agua caliente o templada si se prefiere así la ensalada. Probar y ajustar de aliño o sal al gust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4count Escarola</text:p>
          </table:table-cell>
          <table:table-cell office:value-type="string" calcext:value-type="string">
            <text:p>0.25count Cebolla</text:p>
          </table:table-cell>
          <table:table-cell office:value-type="string" calcext:value-type="string">
            <text:p>2count Patat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240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rmen Tía Alia</text:p>
          </table:table-cell>
          <table:table-cell office:value-type="date" office:date-value="2021-09-12T16:01:00" calcext:value-type="date">
            <text:p>12/09/21 16:01</text:p>
          </table:table-cell>
          <table:table-cell office:value-type="string" calcext:value-type="string">
            <text:p>Te explicamos paso a paso, de manera sencilla y con vídeo incluido, cómo hacer la receta de garbanzos, aguacate y queso feta. Tiempo de elaboración,...</text:p>
          </table:table-cell>
          <table:table-cell office:value-type="string" calcext:value-type="string">
            <text:p>https://i.blogs.es/7c5fc6/ensalada-de-garbanzos-aguacate-y-queso-feta/650_1200.jpg</text:p>
          </table:table-cell>
          <table:table-cell office:value-type="string" calcext:value-type="string">
            <text:p>Aguacate, Garbanzos, legumbres, vídeo receta, Queso Feta, Ensaladas, Recetas en menos de 30 minutos, Vídeos de Recetas, Recetas de Ensaladas</text:p>
          </table:table-cell>
          <table:table-cell office:value-type="string" calcext:value-type="string">
            <text:p>Ensalada de garbanzos, aguacate y queso feta, receta fácil y nutritiva en menos de 15 minutos (con vídeo incluido)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Pelamos (si fuera necesario) y **picamos finamente** las cebolletas. Hacemos lo mismo con los aguacates, retirando los huesos y cortándolos en dados. Picamos finamente unos tallos de cebollino fresco bien lavado y seco. Si hemos comprado queso feta en bloque, lo cortamos en dados.&lt;br/&gt;&lt;br/&gt;Exprimimos la lima (o limón) y mezclamos su zumo con el aceite de oliva y el cebollino picado. Salpimentamos al gusto (opcional). Colocamos los garbanzos, los dados de aguacate y de queso feta en una ensaladera y **regamos con el aliño**. Removemos bien y servimos inmediatament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Vídeos de Recet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500g Garbanzos</text:p>
          </table:table-cell>
          <table:table-cell office:value-type="string" calcext:value-type="string">
            <text:p>2count Aguacate</text:p>
          </table:table-cell>
          <table:table-cell office:value-type="string" calcext:value-type="string">
            <text:p>150g Queso feta</text:p>
          </table:table-cell>
          <table:table-cell office:value-type="string" calcext:value-type="string">
            <text:p>2count Cebolleta</text:p>
          </table:table-cell>
          <table:table-cell office:value-type="string" calcext:value-type="string">
            <text:p>Cebollino</text:p>
          </table:table-cell>
          <table:table-cell office:value-type="string" calcext:value-type="string">
            <text:p>1count Zumo de lima</text:p>
          </table:table-cell>
          <table:table-cell office:value-type="string" calcext:value-type="string">
            <text:p>45ml Aceite de oliva virgen extr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imienta negra moli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09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09-06T10:00:59" calcext:value-type="date">
            <text:p>06/09/21 10:00</text:p>
          </table:table-cell>
          <table:table-cell office:value-type="string" calcext:value-type="string">
            <text:p>El concepto "ensalada de jamón" se nos puede escapar uno poco a los ajenos a la cocina estadounidense, una gastronomía a la que nunca está de más acercarse...</text:p>
          </table:table-cell>
          <table:table-cell office:value-type="string" calcext:value-type="string">
            <text:p>https://i.blogs.es/cb7e16/ensalada-jamon-usa1/650_1200.jpg</text:p>
          </table:table-cell>
          <table:table-cell office:value-type="string" calcext:value-type="string">
            <text:p>sándwich, mayonesa, rellenos, Cocina Americana, sandwiches, Recetas rápidas y fáciles, Recetas fáciles y rápidas, Recetas de Aperitivos, Recetas de Ensaladas</text:p>
          </table:table-cell>
          <table:table-cell office:value-type="string" calcext:value-type="string">
            <text:p>Ensalada de jamón americana: receta viejuna de los hogares estadounidenses para sándwiches o picotear (que se hace en 10 minutos)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Cortar el jamón en cubos, trocear el apio lavado y los pepinillos, y disponer en un **procesador de alimentos, picadora o robot de cocina**. Añadir la mayonesa, la mostaza opcional y pimienta molida al gusto. Se puede hacer también picando primero finamente a cuchillo los ingredientes sólidos.&lt;br/&gt;&lt;br/&gt;&lt;br/&gt;&lt;br/&gt;Triturar unos segundos, remover y triturar un poco más. Probar y añadir más pepinillos o **condimentos al gusto**, procurando dejar una textura mordible, con tropezones que se noten pero sin ser tan grandes que molesten. La textura general debe ser cremosa y untable, sin desmoronars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0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50g Jamón cocido</text:p>
          </table:table-cell>
          <table:table-cell office:value-type="string" calcext:value-type="string">
            <text:p>30g Apio</text:p>
          </table:table-cell>
          <table:table-cell office:value-type="string" calcext:value-type="string">
            <text:p>110g Mayonesa</text:p>
          </table:table-cell>
          <table:table-cell office:value-type="string" calcext:value-type="string">
            <text:p>2count Pepinillos en vinagre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Pimienta negra molid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291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09-09T16:00:33" calcext:value-type="date">
            <text:p>09/09/21 16:00</text:p>
          </table:table-cell>
          <table:table-cell office:value-type="string" calcext:value-type="string">
            <text:p>Muy popular como guarnición en las barbacoas de verano en media Europa, las judías verdes también protagonizan platos la mar de completos que nos pueden...</text:p>
          </table:table-cell>
          <table:table-cell office:value-type="string" calcext:value-type="string">
            <text:p>https://i.blogs.es/52444c/ensalada-judias1/650_1200.jpg</text:p>
          </table:table-cell>
          <table:table-cell office:value-type="string" calcext:value-type="string">
            <text:p>Judías verdes, Ensaladas, Recetas de verano, Recetas ligeras, Recetas rápidas y fáciles, Recetas fáciles y rápidas, Recetas de Ensaladas, Recetas de Legumbres y verduras </text:p>
          </table:table-cell>
          <table:table-cell office:value-type="string" calcext:value-type="string">
            <text:p>Ensalada de judías verdes, rúcula, anchoas, queso y almendras crujientes: una rica receta saludable perfecta para el táper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Preparar las judías verdes lavándolas suavemente con agua, cortando las puntas feas -o ambas, al gusto- y **cortar en dos o tres piezas**, según su longitud, para que se puedan comer fácilmente de un bocado.&lt;br/&gt;&lt;br/&gt;Cocerlas en agua hirviendo con un poco de sal o al vapor entre **10-15 minutos**, hasta que estén *al dente*, preferiblemente no muy blandas. Escurrir y enfriar rápidamente, mejor en agua helada. Escurrir de nuevo y reservar.&lt;br/&gt;&lt;br/&gt;&lt;br/&gt;&lt;br/&gt;Lavar los rabanitos y tomates cherry si fuera necesario; laminar los primeros y cortar por la mitad o en cuartos los segundos. Cortar en tiras el pimiento asado y escurrir las aceitunas y las anchoas, que se pueden trocear o picar. **Tostar las almendras ligeramente** en una sartén sin engrasar. Cortar en cubitos el queso sin corteza.&lt;br/&gt;&lt;br/&gt;Montar la ensalada mezlando todos los ingredientes suavemente; aliñar con aceite de oliva virgen extra, **ralladura y zumo de limón**, un poco de vinagre -opcional-, sal y pimienta negra. Aderezar con hierbas provenzales frescas o secas al gust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5M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500g Judías verdes redondas bobby</text:p>
          </table:table-cell>
          <table:table-cell office:value-type="string" calcext:value-type="string">
            <text:p>300g Tomate cherry</text:p>
          </table:table-cell>
          <table:table-cell office:value-type="string" calcext:value-type="string">
            <text:p>5count Rabanitos</text:p>
          </table:table-cell>
          <table:table-cell office:value-type="string" calcext:value-type="string">
            <text:p>1count Pimiento rojo asado</text:p>
          </table:table-cell>
          <table:table-cell office:value-type="string" calcext:value-type="string">
            <text:p>50g Rúcula</text:p>
          </table:table-cell>
          <table:table-cell office:value-type="string" calcext:value-type="string">
            <text:p>80g Queso de cabra</text:p>
          </table:table-cell>
          <table:table-cell office:value-type="string" calcext:value-type="string">
            <text:p>1count Anchoas</text:p>
          </table:table-cell>
          <table:table-cell office:value-type="string" calcext:value-type="string">
            <text:p>20g Almendras laminadas</text:p>
          </table:table-cell>
          <table:table-cell office:value-type="string" calcext:value-type="string">
            <text:p>30g Aceitunas negras</text:p>
          </table:table-cell>
          <table:table-cell office:value-type="string" calcext:value-type="string">
            <text:p>Ralladura de limón</text:p>
          </table:table-cell>
          <table:table-cell office:value-type="string" calcext:value-type="string">
            <text:p>60ml Aceite de oliva virgen extra</text:p>
          </table:table-cell>
          <table:table-cell office:value-type="string" calcext:value-type="string">
            <text:p>30ml Vinagre de Jerez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Hierbas provenzales</text:p>
          </table:table-cell>
          <table:table-cell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kus</text:p>
          </table:table-cell>
          <table:table-cell office:value-type="date" office:date-value="2021-08-19T10:00:42" calcext:value-type="date">
            <text:p>19/08/21 10:00</text:p>
          </table:table-cell>
          <table:table-cell office:value-type="string" calcext:value-type="string">
            <text:p>Te enseñamos a preparar de manera sencilla la receta de ensalada de melón con gambas y rúcula con vinagreta de curry, con ingredientes, tiempos y fotos del...</text:p>
          </table:table-cell>
          <table:table-cell office:value-type="string" calcext:value-type="string">
            <text:p>https://i.blogs.es/e8fb32/ensalada-de-melon-con-gambas-rucula-pakus/650_1200.jpg</text:p>
          </table:table-cell>
          <table:table-cell office:value-type="string" calcext:value-type="string">
            <text:p>Melón, Gambas, Recetas de verano, Recetas en menos de 30 minutos, Recetas fáciles y rápidas, Recetas frescas, Recetas de Ensaladas</text:p>
          </table:table-cell>
          <table:table-cell office:value-type="string" calcext:value-type="string">
            <text:p>Ensalada de melón, gambas y rúcula con vinagreta de curry, nuestra refrescante receta veraniega para combatir el calor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Separamos las hojas del cogollo de lechuga para poder ponerlas en el borde de la ensaladera donde serviremos nuestra combinación. Partimos los cherry por la mitad y picamos el **melón cantalupo en taquitos de tamaño bocado.** &lt;br/&gt;&lt;br/&gt;En el hueco central de la ensalada, repartimos las hojas de rúcula, los trozos de melón y los tomates cherry, mientras **doramos ligeramente las gambas en una sartén.** Una vez doradas, servimos las gambas repartidas sobre la ensalada.&lt;br/&gt;&lt;br/&gt;&lt;br/&gt;&lt;br/&gt;&lt;br/&gt;Preparamos la **vinagreta de curry** con un buen aceite de oliva virgen extra, unas gotas de vinagre de Jerez y una cucharada de polvos curry, que batimos hasta emulsionar y con la mezcla aliñamos la ensalada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10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 Cogollo de lechuga</text:p>
          </table:table-cell>
          <table:table-cell office:value-type="string" calcext:value-type="string">
            <text:p>4 Tomate cherry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Melón cantalupo</text:p>
          </table:table-cell>
          <table:table-cell office:value-type="string" calcext:value-type="string">
            <text:p>12 Gamba</text:p>
          </table:table-cell>
          <table:table-cell office:value-type="string" calcext:value-type="string">
            <text:p>Curry molid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Vinagre de Jerez</text:p>
          </table:table-cell>
          <table:table-cell office:value-type="string" calcext:value-type="string">
            <text:p>Sal al gus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11-08T17:01:54" calcext:value-type="date">
            <text:p>08/11/21 17:01</text:p>
          </table:table-cell>
          <table:table-cell office:value-type="string" calcext:value-type="string">
            <text:p>El aspecto no será el más apetitoso del mundo, pero es lo que tiene la textura del pollo deshebrado bien embadurnado con una deliciosa salsa a base de pesto y...</text:p>
          </table:table-cell>
          <table:table-cell office:value-type="string" calcext:value-type="string">
            <text:p>https://i.blogs.es/371aa0/ensalada-pollo-pesto2/650_1200.jpg</text:p>
          </table:table-cell>
          <table:table-cell office:value-type="string" calcext:value-type="string">
            <text:p>Pollo, pechuga, Pesto, pechuga pollo, mayonesa, salsas, Recetas de Ensaladas, Recetas de Carnes y aves</text:p>
          </table:table-cell>
          <table:table-cell office:value-type="string" calcext:value-type="string">
            <text:p>Ensalada de pollo al pesto: receta para unas pechugas de pollo jugosísimas para solucinar muchas comidas y cenas</text:p>
          </table:table-cell>
          <table:table-cell office:value-type="string" calcext:value-type="string">
            <text:p>P0DT0H5M</text:p>
          </table:table-cell>
          <table:table-cell office:value-type="string" calcext:value-type="string">
            <text:p>Combinar el agua con la sal en una cazuela amplia hasta disolverla. Añadir las pechugas de pollo enteras, limpias, y calentar con un termómetro digital para controlar la temperatura. Dejar que el agua supere los 65ºC, bajar la temperatura y **mantener por debajo de los 76ºC**. Mantener la cocción hasta que al pinchar el centro de la parte más gruesa de cada pechuga alcance los 65,5ºC, unos 25-30 minutos. &lt;br/&gt;&lt;br/&gt;&lt;br/&gt;&lt;br/&gt;Sacar las pechugas del agua y dejar que se enfríen sobre una tabla con papel de cocina o sobre una rejilla, unos 5 minutos, hasta que no quemen demasiado. A continuación, **deshebrar con uno o dos tenedores**, separando las fibras en tiras del tamaño que se prefiera.&lt;br/&gt;&lt;br/&gt;Mezclar en un cuenco todos los demás ingredientes de la salsa con una varillas o cuchara. Añadir los tomates secos en aceite picados al gusto, si se usan, con el pollo deshebrado y **remover hasta integrar** homogéneament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5M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count Pechuga de pollo</text:p>
          </table:table-cell>
          <table:table-cell office:value-type="string" calcext:value-type="string">
            <text:p>2l Agua</text:p>
          </table:table-cell>
          <table:table-cell office:value-type="string" calcext:value-type="string">
            <text:p>15g Sal</text:p>
          </table:table-cell>
          <table:table-cell office:value-type="string" calcext:value-type="string">
            <text:p>60g Pesto de albahaca</text:p>
          </table:table-cell>
          <table:table-cell office:value-type="string" calcext:value-type="string">
            <text:p>60g Mayonesa</text:p>
          </table:table-cell>
          <table:table-cell office:value-type="string" calcext:value-type="string">
            <text:p>5ml Zumo de limón</text:p>
          </table:table-cell>
          <table:table-cell office:value-type="string" calcext:value-type="string">
            <text:p>50g Tomate se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25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rmen Tía Alia</text:p>
          </table:table-cell>
          <table:table-cell office:value-type="date" office:date-value="2021-12-03T11:00:32" calcext:value-type="date">
            <text:p>03/12/21 11:00</text:p>
          </table:table-cell>
          <table:table-cell office:value-type="string" calcext:value-type="string">
            <text:p>Te explicamos paso a paso, de manera sencilla, cómo hacer la receta de ensalada de salmón, mango y aguacate. Tiempo de elaboración, ingredientes,</text:p>
          </table:table-cell>
          <table:table-cell office:value-type="string" calcext:value-type="string">
            <text:p>https://i.blogs.es/843cea/ensalada-de-salmon-aguacate-y-mango/650_1200.jpg</text:p>
          </table:table-cell>
          <table:table-cell office:value-type="string" calcext:value-type="string">
            <text:p>Aguacate, Mango, Salmón, Berros, Recetas ligeras, Recetas en menos de 30 minutos, Recetas fáciles y rápidas, Recetas de Ensaladas</text:p>
          </table:table-cell>
          <table:table-cell office:value-type="string" calcext:value-type="string">
            <text:p>Ensalada de salmón, mango y aguacate, receta ligera para arrancar un menú de celebración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Preparamos la **vinagreta de mostaza** introduciendo todos los ingredientes en un cuenco y batiendo con unas varillas hasta emulsionar. También los podéis meter [en un tarro de cristal](https://www.directoalpaladar.com/recetas-de-salsas-y-guarniciones/como-hacer-la-vinagreta-perfecta-y-cinco-ensaladas-ligeras-en-las-que-usarla), cerrarlo con su tapa de rosca y agitar con fuerza. Cualquiera de los dos métodos funciona igual de bien. Reservamos.&lt;br/&gt;&lt;br/&gt;Retiramos la piel del lomo de salmón y lo **repasamos por si quedaran espinas y escamas**. Cortamos en dados de aproximadamente un centímetro de lado. Pelamos la cebolla y la cortamos en juliana fina. Cortamos el mango en dados, tarea que resula sencilísima si seguís nuestros consejos y recomendaciones para [pelar y cortar un mango sin ensuciarse](https://www.directoalpaladar.com/curso-de-cocina/como-pelar-cortar-mango-ensuciarse). Cortamos el aguacate por la mitad, retiramos el hueso y lo pelamos. Lo laminamos o cortamos en dados, como más os guste. &lt;br/&gt;&lt;br/&gt;&lt;br/&gt;&lt;br/&gt;Una vez listos todos los componentes de esta ensalada **solo queda montar los platos**. Para ello colocamos una base de berros, limpios y secos, sobre cada plato y repartir el salmón, el mango y el aguacate por la superficie. Terminamos espolvoreado con semillas de sésamo negro y regando con un poco de vinagreta. Servimos inmediatamente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00g Salmón</text:p>
          </table:table-cell>
          <table:table-cell office:value-type="string" calcext:value-type="string">
            <text:p>1count Cebolla morada</text:p>
          </table:table-cell>
          <table:table-cell office:value-type="string" calcext:value-type="string">
            <text:p>1count Mango</text:p>
          </table:table-cell>
          <table:table-cell office:value-type="string" calcext:value-type="string">
            <text:p>1count Aguacate</text:p>
          </table:table-cell>
          <table:table-cell office:value-type="string" calcext:value-type="string">
            <text:p>150g Berros</text:p>
          </table:table-cell>
          <table:table-cell office:value-type="string" calcext:value-type="string">
            <text:p>100 Aceite de oliva virgen extra</text:p>
          </table:table-cell>
          <table:table-cell office:value-type="string" calcext:value-type="string">
            <text:p>25ml Vinagre de manzan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5ml Miel</text:p>
          </table:table-cell>
          <table:table-cell office:value-type="string" calcext:value-type="string">
            <text:p>S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833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08-18T10:00:38" calcext:value-type="date">
            <text:p>18/08/21 10:00</text:p>
          </table:table-cell>
          <table:table-cell office:value-type="string" calcext:value-type="string">
            <text:p>Receta de cocina fácil, sencilla y deliciosa Te explicamos paso a paso, de manera sencilla, la elaboración de la receta de ensalada pantesca de patata...</text:p>
          </table:table-cell>
          <table:table-cell office:value-type="string" calcext:value-type="string">
            <text:p>https://i.blogs.es/f91060/ensalada-pantesca1/650_1200.jpg</text:p>
          </table:table-cell>
          <table:table-cell office:value-type="string" calcext:value-type="string">
            <text:p>Ensaladas, Recetas de patatas, Recetas veganas, Recetas de verano, Gastronomía italiana, Recetas italianas, Recetas Vegetarianas, Recetas de Ensaladas</text:p>
          </table:table-cell>
          <table:table-cell office:value-type="string" calcext:value-type="string">
            <text:p>Ensalada pantesca de patata, la otra gran ensalada italiana perfecta para el calor del verano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Lavar y secar la patata; poner a cocer en una olla con tapa cubierta de agua hasta que esté tierna por dentro, pero **no excesivamente blandurria**. Escurrir y enfriar hasta que no queme para manipularla.&lt;br/&gt;&lt;br/&gt;Mientras tanto, **lavar y secar** los tomates y la albahaca. Picar la media cebolla o cortar en juliana o plumas. Dejar a remojo en agua muy fría si se prefiere rebajar su potencia.&lt;br/&gt;&lt;br/&gt;Cortar los tomates por la mitad o en cuartos, trocear a mano la albahaca o cortar en *chiffonade* (tiras) y escurrir las aceitunas y las alcaparras. Pelar la patata **cuando no queme** y trocear en piezas de un bocado, no muy grandes. &lt;br/&gt;&lt;br/&gt;&lt;br/&gt;&lt;br/&gt;&lt;br/&gt;Disponer en una fuente la patata tibia, y regar con un chorrito de aceite y salpimentar ligeramente. Al enfriarse aliñada **cogerá mejor sabor**. Añadir el resto de ingredientes, un poco más de aceite, vinagre, orégano, sal y pimienta al gusto. Remover y refrigerar antes de servi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00g Patata</text:p>
          </table:table-cell>
          <table:table-cell office:value-type="string" calcext:value-type="string">
            <text:p>15g Alcaparras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150g Tomate cherry</text:p>
          </table:table-cell>
          <table:table-cell office:value-type="string" calcext:value-type="string">
            <text:p>50g Aceitunas</text:p>
          </table:table-cell>
          <table:table-cell office:value-type="string" calcext:value-type="string">
            <text:p>4count Albahaca</text:p>
          </table:table-cell>
          <table:table-cell office:value-type="string" calcext:value-type="string">
            <text:p>Orégano seco</text:p>
          </table:table-cell>
          <table:table-cell office:value-type="string" calcext:value-type="string">
            <text:p>10ml Vinagre de vino blan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076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11-22T17:00:57" calcext:value-type="date">
            <text:p>22/11/21 17:00</text:p>
          </table:table-cell>
          <table:table-cell office:value-type="string" calcext:value-type="string">
            <text:p>Esta receta de coliflor en forma de ensalada templada es una adaptación vegetariana del icónico plato británico llamado coronation chicken, o pollo de la...</text:p>
          </table:table-cell>
          <table:table-cell office:value-type="string" calcext:value-type="string">
            <text:p>https://i.blogs.es/e81e2e/coliflor-cuscus-yogur-mango/650_1200.jpg</text:p>
          </table:table-cell>
          <table:table-cell office:value-type="string" calcext:value-type="string">
            <text:p>Mango, Curry, Granada, Yogur, Coliflor, Recetas vegetarianas, Recetas Vegetarianas, Recetas de Ensaladas</text:p>
          </table:table-cell>
          <table:table-cell office:value-type="string" calcext:value-type="string">
            <text:p>Ensalada templada de coliflor al curry y cuscús con salsa de yogur, mango y granada: receta vegetariana llena de sabor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Llevar a ebullición 200 ml de agua con la mitad de las semillas de cilantro machadas (o usar molidas en su lugar), pimienta y sal. Echar sobre el cuscús dispuesto en un cuenco, remover ligeramente y tapar. Precalentar el grill (eléctrico o el gratinador del horno) a máxima temperatura.&lt;br/&gt;&lt;br/&gt;Separar los floretes de la coliflor [como se indica aquí](https://www.directoalpaladar.com/ingredientes-y-alimentos/como-cortar-coliflor-floretes-facilmente-crear-desastre-cocina), reservando las hojas interiores más tiernas; lavar y escurrir. Mezclar en un cuenco 80 ml de yogur griego con 30 ml de aceite, el resto del cilantro y el curry, salpimentar y **embadurnar bien la coliflor** con ello. Si se va a hacer al horno, extender sobre una bandeja cubierta con papel de aluminio o antiadherente.&lt;br/&gt;&lt;br/&gt;&lt;br/&gt;&lt;br/&gt;Cocinar la coliflor unos 8-10 minutos, girando las piezas si es necesario, hasta que esté tierna en el centro pero no muy blanda, con los bordes caramelizados y algo tostados. Dejar templar mientras se mezcla en otro cuenco **el resto del yogur con el mango**, el ajo machacado o aplastado y el zumo de medio limón.&lt;br/&gt;&lt;br/&gt;Comprobar que el cuscús esté en su punto **aireándolo con un tenedor**; agregar el resto del aceite y zumo de la otra mitad del limón, y un buen puñado de hierbas picadas. Extender en una fuente y repartir la coliflor mezclada con la salsa de yogur, más hierbas, los granos de granada y almendras tostadas. Salpimentar al gusto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5M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count Coliflor</text:p>
          </table:table-cell>
          <table:table-cell office:value-type="string" calcext:value-type="string">
            <text:p>100g Cuscús</text:p>
          </table:table-cell>
          <table:table-cell office:value-type="string" calcext:value-type="string">
            <text:p>5g Semillas de cilantro</text:p>
          </table:table-cell>
          <table:table-cell office:value-type="string" calcext:value-type="string">
            <text:p>10g Curry molido</text:p>
          </table:table-cell>
          <table:table-cell office:value-type="string" calcext:value-type="string">
            <text:p>45ml Aceite de oliva virgen extra</text:p>
          </table:table-cell>
          <table:table-cell office:value-type="string" calcext:value-type="string">
            <text:p>180ml Yogur griego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30ml Mang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Cilantro fresco</text:p>
          </table:table-cell>
          <table:table-cell office:value-type="string" calcext:value-type="string">
            <text:p>Almendra laminada</text:p>
          </table:table-cell>
          <table:table-cell office:value-type="string" calcext:value-type="string">
            <text:p>0.5count Granad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12-01T10:01:40" calcext:value-type="date">
            <text:p>01/12/21 10:01</text:p>
          </table:table-cell>
          <table:table-cell office:value-type="string" calcext:value-type="string">
            <text:p>Te explicamos paso a paso, de manera sencilla, la elaboración de la receta de ensalada de coliflor y anchoas navideña. Ingredientes, tiempo de elaboración</text:p>
          </table:table-cell>
          <table:table-cell office:value-type="string" calcext:value-type="string">
            <text:p>https://i.blogs.es/4b42ec/ensalada-coliflor-napolitana/650_1200.jpg</text:p>
          </table:table-cell>
          <table:table-cell office:value-type="string" calcext:value-type="string">
            <text:p>Anchoa, Aceitunas, Coliflor, Recetas de Navidad, Recetas italianas, Guarniciones, Recetas de Ensaladas, Recetas de Legumbres y verduras </text:p>
          </table:table-cell>
          <table:table-cell office:value-type="string" calcext:value-type="string">
            <text:p>Insalata di rinforzo: la ensalada napolitana de coliflor y anchoas típica de Navidad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Separar la coliflor en floretes de tamaños similares, [como se explica aquí](https://www.directoalpaladar.com/ingredientes-y-alimentos/como-cortar-coliflor-floretes-facilmente-crear-desastre-cocina), lavar y enjuagar. Blanquear en abundante agua salada durante unos pocos minutos para **dejarla aún crujiente**, enfriándola rápidamente en un recipiente sobre hielo, o asarla en el horno a unos 200ºC; se puede aprovechar también para asar los pimientos si los tenemos crudos.&lt;br/&gt;&lt;br/&gt;Preparar **el resto de ingredientes por separado**: extraer el hueso de las aceitunas si no estuvieran deshuesadas, cortar los pepinillos en bastones y los pimientos pelados en tiras. Disponer la coliflor en una ensaladadera o fuente, aliñar ligeramente con vinagre y aceite de oliva y agregar todos los demás ingredientes.&lt;br/&gt;&lt;br/&gt;&lt;br/&gt;&lt;br/&gt;Mezclar al gusto y aliñar con un poco más de **vinagre y aceite de oliva** si se desea; no debería ser necesario añadir más sal por la que ya llevan las anchoas y los encurtidos. Llevar a la mesa o tapar y guardar en la nevera, sacándola un rato antes de servir para que pierda un poco el frío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count Coliflor</text:p>
          </table:table-cell>
          <table:table-cell office:value-type="string" calcext:value-type="string">
            <text:p>50g Pimiento rojo</text:p>
          </table:table-cell>
          <table:table-cell office:value-type="string" calcext:value-type="string">
            <text:p>50g Pimiento amarillo</text:p>
          </table:table-cell>
          <table:table-cell office:value-type="string" calcext:value-type="string">
            <text:p>90g Aceitunas negras</text:p>
          </table:table-cell>
          <table:table-cell office:value-type="string" calcext:value-type="string">
            <text:p>90g Aceitunas</text:p>
          </table:table-cell>
          <table:table-cell office:value-type="string" calcext:value-type="string">
            <text:p>80g Pepinillo</text:p>
          </table:table-cell>
          <table:table-cell office:value-type="string" calcext:value-type="string">
            <text:p>50g Alcaparras</text:p>
          </table:table-cell>
          <table:table-cell office:value-type="string" calcext:value-type="string">
            <text:p>100g Anchoas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5ml Vinagre de Jerez</text:p>
          </table:table-cell>
          <table:table-cell office:value-type="string" calcext:value-type="string">
            <text:p>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8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4-04T10:01:51" calcext:value-type="date">
            <text:p>04/04/22 10:01</text:p>
          </table:table-cell>
          <table:table-cell office:value-type="string" calcext:value-type="string">
            <text:p>Judías verdes y tomates hacen un matrimonio exquisito del que ya hemos dado buena cuenta en otras ocasiones. En los días de calor nos engancha la receta...</text:p>
          </table:table-cell>
          <table:table-cell office:value-type="string" calcext:value-type="string">
            <text:p>https://i.blogs.es/a0b993/judias-verdes-libanesas/650_1200.jpg</text:p>
          </table:table-cell>
          <table:table-cell office:value-type="string" calcext:value-type="string">
            <text:p>Judías verdes, Recetas Saludables, salsa de tomate, Recetas veganas, Gastronomía Oriente Medio, Recetas Vegetarianas, Recetas de Legumbres y verduras , Recetas de Salsas y guarniciones</text:p>
          </table:table-cell>
          <table:table-cell office:value-type="string" calcext:value-type="string">
            <text:p>Judías verdes con tomate a la libanesa: receta sencilla para una saludable guarnición o comida vegana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Lavar y secar las judías verdes, cortar las puntas feas y cortar cada pieza en dos o tres, según el tamaño que tengan. Pelar y cortar en **juliana fina** la chalota y mezclar todas las especias en un cuenco con pimienta recién molida al gusto.&lt;br/&gt;&lt;br/&gt;Calentar un **buen chorro de aceite de oliva virgen extra** en una sartén o cazuela, a fuego medio-bajo, y añadir la chalota con una pizca de sal. Dejar unos minutos hasta que empiece a ponerse blanda y añadir las judías con las especias. Remover bien un par de minutos.&lt;br/&gt;&lt;br/&gt;&lt;br/&gt;&lt;br/&gt;Añadir **casi todos los tomates del bote** reservando uno o dos, y los jugos. Machacar para ir incorporándolos, agregar una pizca más de sal y saltear a fuego medio-alto un par de minutos. Cubrir ligeramente con una parte del agua de la conserva de tomate, llevar a ebullición, tapar y bajar el fuego.&lt;br/&gt;&lt;br/&gt;Dejar cocinar unos 15-20 minutos, removiendo de vez en cuando. **Corregir la cantidad de tomate o líquido** según lo pida, dejando la salsa más o menos espesa, al gusto. Cuando las judías estén en el punto deseado, apagar el fuego y servir caliente con perejil pic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count Chalota</text:p>
          </table:table-cell>
          <table:table-cell office:value-type="string" calcext:value-type="string">
            <text:p>3g Comino molido</text:p>
          </table:table-cell>
          <table:table-cell office:value-type="string" calcext:value-type="string">
            <text:p>3g Cilantro molido</text:p>
          </table:table-cell>
          <table:table-cell office:value-type="string" calcext:value-type="string">
            <text:p>2g Cardamomo</text:p>
          </table:table-cell>
          <table:table-cell office:value-type="string" calcext:value-type="string">
            <text:p>1g Canela molida</text:p>
          </table:table-cell>
          <table:table-cell office:value-type="string" calcext:value-type="string">
            <text:p>1g Nuez moscada molida</text:p>
          </table:table-cell>
          <table:table-cell office:value-type="string" calcext:value-type="string">
            <text:p>350g Judías verdes redondas</text:p>
          </table:table-cell>
          <table:table-cell office:value-type="string" calcext:value-type="string">
            <text:p>400g Tomates en conserva natural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erejil fre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555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1-12-23T17:00:31" calcext:value-type="date">
            <text:p>23/12/21 17:00</text:p>
          </table:table-cell>
          <table:table-cell office:value-type="string" calcext:value-type="string">
            <text:p>Si buscas un aperitivo o entrante resultón, ligero y sin tener que encender ni un fuego, estos limones rellenos con ensalada de sardinas pueden ser la opción...</text:p>
          </table:table-cell>
          <table:table-cell office:value-type="string" calcext:value-type="string">
            <text:p>https://i.blogs.es/24d2f7/ensalada-limones-sardinas/650_1200.jpg</text:p>
          </table:table-cell>
          <table:table-cell office:value-type="string" calcext:value-type="string">
            <text:p>Tapas, Alcaparras, limones, Sardinas, Sardina, Recetas de Navidad, Recetas de Aperitivos, Recetas de Ensaladas</text:p>
          </table:table-cell>
          <table:table-cell office:value-type="string" calcext:value-type="string">
            <text:p>Limones rellenos de ensalada de sardinas: receta de aperitivo marinero refrescante para aligerar un menú de fiesta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Lavar y secar muy bien los limones y las hierbas. Cortar los primeros en dos mitades, pero dejando el **cuerpo inferior más grande**, practicando el corte como a 2/3 del cuerpo situado en vertical. Dibujar líneas si se tiene maña y tiempo con un cuchillo afilado tipo puntilla.&lt;br/&gt;&lt;br/&gt;Extraer la mayor parte de la pulpa del cuerpo inferior de los limones, reservando un poco aparte, procurando **no romperlos**. Si no se sujetan en pie, cortar un poco la corteza inferior para nivelarlos. Reservar.&lt;br/&gt;&lt;br/&gt;Escurrir las sardinillas y las alcaparras. Picar finamente la cebolleta y un puñado de cada hierba. Picar más **groseramente** las sardinas con un puñado de alcaparras y un poco de pulpa de limón. Mezclar todo con la guindilla también picada (si se desea un punto picante) y agregar los demás ingredientes hasta obtener una mezcla homogénea.&lt;br/&gt;&lt;br/&gt;&lt;br/&gt;&lt;br/&gt;Aderezar con un chorrito de aceite y salpimentar al gusto. Ir probrando para **ajustar y corregir** los sabores al gusto. Rellenar los limones y coronar con un poco de cebolla frita crujiente, más hierbas y ralladura fina de limón. Conservar refrigerados hasta servi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0M</text:p>
          </table:table-cell>
          <table:table-cell/>
          <table:table-cell office:value-type="string" calcext:value-type="string">
            <text:p>Recetas de Aperitivo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4count Limón</text:p>
          </table:table-cell>
          <table:table-cell office:value-type="string" calcext:value-type="string">
            <text:p>150g Sardinas en conserva</text:p>
          </table:table-cell>
          <table:table-cell office:value-type="string" calcext:value-type="string">
            <text:p>1count Cebolleta</text:p>
          </table:table-cell>
          <table:table-cell office:value-type="string" calcext:value-type="string">
            <text:p>Alcaparras</text:p>
          </table:table-cell>
          <table:table-cell office:value-type="string" calcext:value-type="string">
            <text:p>Eneldo fresco</text:p>
          </table:table-cell>
          <table:table-cell office:value-type="string" calcext:value-type="string">
            <text:p>Cebollino</text:p>
          </table:table-cell>
          <table:table-cell office:value-type="string" calcext:value-type="string">
            <text:p>Cebolla frita crujiente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176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rmen Tía Alia</text:p>
          </table:table-cell>
          <table:table-cell office:value-type="date" office:date-value="2022-01-30T11:01:05" calcext:value-type="date">
            <text:p>30/01/22 11:01</text:p>
          </table:table-cell>
          <table:table-cell office:value-type="string" calcext:value-type="string">
            <text:p>Te explicamos paso a paso, de manera sencilla y con vídeo incluido, cómo hacer la receta de montaditos de berenjena y tomate. Tiempo de elaboración,...</text:p>
          </table:table-cell>
          <table:table-cell office:value-type="string" calcext:value-type="string">
            <text:p>https://i.blogs.es/ede760/montaditos-saludables-de-berenjena-y-tomate/650_1200.jpg</text:p>
          </table:table-cell>
          <table:table-cell office:value-type="string" calcext:value-type="string">
            <text:p>Mozzarella, vídeo receta, receta, Recetas Saludables, berenjena, Tomate, Vídeos de Recetas, Recetas Vegetarianas</text:p>
          </table:table-cell>
          <table:table-cell office:value-type="string" calcext:value-type="string">
            <text:p>Montaditos saludables de berenjena y tomate, receta para solucionar una cena sana en un santiamén (con vídeo incluido)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Lavamos la berenjena y la cortamos en rodajas. Colocamos sobre una fuente de horno cubierta con papel vegetal y salpimentamos al gusto. Asamos en el horno, precalentado a 180 ºC con calor arriba y abajo, durante unos **10-12 minutos** o hasta que estén tiernas.&lt;br/&gt;&lt;br/&gt;Mientras tanto escurrimos y laminamos la mozzarella. También pelamos los tomates y, según la consistencia que queramos obtener, los picamos a cuchillo o los trituramos con una batidora de brazo. Pelamos el diente de ajo y lo rallamos para que quede **bien fino**.&lt;br/&gt;&lt;br/&gt;Calentamos un poco de aceite de oliva virgen extra en una sartén y sofreímos el ajo. Cuando empiece a tomar color incorporamos el tomate picado y salpimentamos al gusto. Podemos añadir un poco de azúcar para **eliminar el amargor** de los tomates (opcional). Cocemos a fuego medio durante 6-8 minutos. Reservamos.&lt;br/&gt;&lt;br/&gt;Cuando las berenjenas estén listas, las retiramos del horno y terminamos los montaditos **alternando capas** de berenjena y mozzarella. Terminamos con una cucharada de salsa de tomate, un pellizco de hierbas provenzales y unas hojas de albahaca fresca. Servimos inmediatament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Vídeos de Recet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count Berenjen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3count Tomate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1count Queso Mozzarella</text:p>
          </table:table-cell>
          <table:table-cell office:value-type="string" calcext:value-type="string">
            <text:p>Albahaca</text:p>
          </table:table-cell>
          <table:table-cell office:value-type="string" calcext:value-type="string">
            <text:p>5g Azú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3.8409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4-02T16:01:19" calcext:value-type="date">
            <text:p>02/04/22 16:01</text:p>
          </table:table-cell>
          <table:table-cell office:value-type="string" calcext:value-type="string">
            <text:p>Este capricho de cacao es para quienes disfruten de dulces sin ser tan dulces, amantes del sabor a intenso chocolate y una textura jugosa que puede recordar...</text:p>
          </table:table-cell>
          <table:table-cell office:value-type="string" calcext:value-type="string">
            <text:p>https://i.blogs.es/3d3621/pastel-chocolate-fitness/650_1200.jpg</text:p>
          </table:table-cell>
          <table:table-cell office:value-type="string" calcext:value-type="string">
            <text:p>microondas, Cacao, sin azúcar, Chocolate negro, Recetas Saludables, Recetas sin Gluten, Postres sin horno, Recetas de Postres</text:p>
          </table:table-cell>
          <table:table-cell office:value-type="string" calcext:value-type="string">
            <text:p>Pastel de chocolate proteico en microondas: receta sin gluten y sin azúcar añadido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Triturar o batir en un procesador de alimentos los plátanos troceados con el yogur o queso batido -escurrido del posible suero-. Añadir los huevos y la vainilla y **triturar un o poco más** hasta integrar.&lt;br/&gt;&lt;br/&gt;Incorporar el cacao tamizado, la levadura, la proteína en polvo y la almendra molida, y triturar hasta lograr una masa cremosa sin grumos secos. Llevar a un **molde apto para microondas** -engrasado si no es de silicona- de unos 18-20 cm de diámetro, y cocer a máxima potencia unos 10 minutos.&lt;br/&gt;&lt;br/&gt;**Comprobar que está cuajado** en el centro pinchado con un palillo, esperar un poco antes de desmoldar y dejar enfriar sobre una rejilla. Mientras, trocear el chocolate, derretir con el aceite de coco al baño maría o en microondas a intervalos cortos y remover hasta formar una crema líquida.&lt;br/&gt;&lt;br/&gt;&lt;br/&gt;&lt;br/&gt;&lt;br/&gt;Verter **sobre el patel frío** y extender con una espátula o similar. Se puede decorar con frutos secos picados o coco rallado antes de que se solidifique. Guardar preferiblemente en la nevera si no se consume en el día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Postr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400g Plátano</text:p>
          </table:table-cell>
          <table:table-cell office:value-type="string" calcext:value-type="string">
            <text:p>100g Yogur natural</text:p>
          </table:table-cell>
          <table:table-cell office:value-type="string" calcext:value-type="string">
            <text:p>3count Huevo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60g Proteína en polvo</text:p>
          </table:table-cell>
          <table:table-cell office:value-type="string" calcext:value-type="string">
            <text:p>20g Almendra molida</text:p>
          </table:table-cell>
          <table:table-cell office:value-type="string" calcext:value-type="string">
            <text:p>4g Levadura química</text:p>
          </table:table-cell>
          <table:table-cell office:value-type="string" calcext:value-type="string">
            <text:p>30g Cacao en polvo</text:p>
          </table:table-cell>
          <table:table-cell office:value-type="string" calcext:value-type="string">
            <text:p>80 Chocolate negro</text:p>
          </table:table-cell>
          <table:table-cell office:value-type="string" calcext:value-type="string">
            <text:p>10ml Aceite de co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227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2-21T11:01:51" calcext:value-type="date">
            <text:p>21/02/22 11:01</text:p>
          </table:table-cell>
          <table:table-cell office:value-type="string" calcext:value-type="string">
            <text:p>El cocinero Alfons Schuhbeck es toda una celebridad en Alemania, reputado chef, autor de numerosos libros de recetas y propietario de restaurantes y negocios...</text:p>
          </table:table-cell>
          <table:table-cell office:value-type="string" calcext:value-type="string">
            <text:p>https://i.blogs.es/b785a7/pollo-brocoli-quinoa-naranja/650_1200.jpg</text:p>
          </table:table-cell>
          <table:table-cell office:value-type="string" calcext:value-type="string">
            <text:p>Quinoa, pechuga, pechuga pollo, Naranjas, Recetas Saludables, Brócoli, Cenas ligeras, Recetas de Carnes y aves</text:p>
          </table:table-cell>
          <table:table-cell office:value-type="string" calcext:value-type="string">
            <text:p>Pechugas de pollo con quinoa y brócoli a la naranja: receta saludable, completa y sencilla para toda la familia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Precalentar el horno a **100ºC con ventilador**, si lo tiene, o 120ºC con calor arriba y abajo. Secar las pechugas con papel de cocina, retirar posibles restos de grasa, piel o telillas, y salpimentar generosamente. Cocinar a la plancha o sartén de hierro apta para el horno marcándolas por ambos lados, presionando con la espátula para dorarlas bien.&lt;br/&gt;&lt;br/&gt;Llevar directamente la sartén al horno o trasladar a una fuente refractaria. Si no tenemos sartén apta para el horno, reservar esta para la salsa. Las pechugas deberían tardar **unos 30 minutos en cocinarse a esta baja temperatura**; comprobar el punto con un termómetro de cocina o cortando la carne en la parte más gruesa. Girarlas a los 20 minutos.&lt;br/&gt;&lt;br/&gt;Mientras tanto, enjuagar bien la quinoa y poner a cocer en 250 ml de agua (o caldo de pollo o verduras, si tenemos) con el laurel, el ajo troceado, el jengibre pelado, un trocito de guindilla o chile (opcional) el azafrán y un poco de sal. Cuando llegue a ebullición, tapar con tapadera o papel de horno, bajar el fuego y dejar **cocer suavemente unos 20-25 minutos**.&lt;br/&gt;&lt;br/&gt;&lt;br/&gt;&lt;br/&gt;Comprobar el punto de cocción y remover con un tenedor; retirar los aromáticos y aderezar con la ralladura fina de la naranja y un chorrito de aceite. Reservar caliente. **Cocer el brócoli lavado y troceado al vapor o en microondas** durante unos 8-10 minutos, dejándolo ligeramente crujiente o al gusto. &lt;br/&gt;&lt;br/&gt;Retirar el pollo de la sartén y llevar esta al fuego de nuevo para **desglasar los jugos con el zumo** de la naranja y la salsa picante, dejando que reduzca. Repartir la quinoa en platos, las pechugas fileteadas y el brócoli, regando la carne con la salsa de naranja y aderezando con sésamo al gust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Recetas de Carnes y av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4count Pechuga de pollo</text:p>
          </table:table-cell>
          <table:table-cell office:value-type="string" calcext:value-type="string">
            <text:p>1count Brócoli</text:p>
          </table:table-cell>
          <table:table-cell office:value-type="string" calcext:value-type="string">
            <text:p>100g Quinoa</text:p>
          </table:table-cell>
          <table:table-cell office:value-type="string" calcext:value-type="string">
            <text:p>1count Laurel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1count Jengibre fresco</text:p>
          </table:table-cell>
          <table:table-cell office:value-type="string" calcext:value-type="string">
            <text:p>3count Azafrán</text:p>
          </table:table-cell>
          <table:table-cell office:value-type="string" calcext:value-type="string">
            <text:p>1count Naranja</text:p>
          </table:table-cell>
          <table:table-cell office:value-type="string" calcext:value-type="string">
            <text:p>Salsa picante de chile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emillas de sésamo</text:p>
          </table:table-cell>
          <table:table-cell office:value-type="string" calcext:value-type="string">
            <text:p>Guind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818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2-07T11:01:15" calcext:value-type="date">
            <text:p>07/02/22 11:01</text:p>
          </table:table-cell>
          <table:table-cell office:value-type="string" calcext:value-type="string">
            <text:p>Un buen producto para tener en la despensa, junto con las legumbres secas, es la soja texturizada o proteína de soja, de grosor fino o medio. Se conserva...</text:p>
          </table:table-cell>
          <table:table-cell office:value-type="string" calcext:value-type="string">
            <text:p>https://i.blogs.es/cadb1c/pimientos-rellenos-soja/650_1200.jpg</text:p>
          </table:table-cell>
          <table:table-cell office:value-type="string" calcext:value-type="string">
            <text:p>Horno, Pimientos rellenos, soja texturizada, Recetas Saludables, Recetas vegetarianas, Recetas Vegetarianas, Recetas de Legumbres y verduras </text:p>
          </table:table-cell>
          <table:table-cell office:value-type="string" calcext:value-type="string">
            <text:p>Pimientos rellenos de soja texturizada al horno: receta vegetariana saludable, completa y saciante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Poner la soja en un cuenco grande y cubrir con agua para que se vaya hidratando. Calentar un fondo de aceite en una sartén o cazuela ancha a temperatura suave y añadir la cebolla muy picada con los ajos y una pizca de sal. **Pochar suavemente** hasta que se transparenten.&lt;br/&gt;&lt;br/&gt;Agregar el apio -retirando los posibles filamentos más gruesos y los extremos que suelen ser feos- y las zanahorias -peladas- o un trozo de calabaza, todo muy picado. Salpimentar, **remover bien** y dejar que la verdura se vaya ablandando, poniendo la tapa del recipiente si lo tiene.&lt;br/&gt;&lt;br/&gt;Mientras tanto, preparar los pimientos lavados abriéndolos por la mitad **longitudinal**; sacar con cuidado las semillas y cortar los filamentos más gruesos. Colocar en una fuente engrasada o cubierta con papel de aluminio o de horno y precalentar el horno a 200ºC.&lt;br/&gt;&lt;br/&gt;&lt;br/&gt;&lt;br/&gt;Escurrir muy bien la soja y añadir a las verduras; salpimentar un poco y remover bien **subiendo el fuego para que se tueste** un poco. Echar los dos tomates a la sartén (se puede echar más tomate triturado o tomate frito si se prefiere), remover, regar con el vino y dejar que se evapore. Aderezar con las especias al gusto y agregar la nata.&lt;br/&gt;&lt;br/&gt;Dejar que cueza todo un poco más a fuego suave y retirar. **Rellenar muy generosamente los pimientos** y hornear 10 minutos. Cubrir con queso semicurado al gusto y de volver al horno unos 10-15 minutos más bajando la temperatura a 180ºC. Servir con orégano y un poco más de queso tipo parmesano si se dese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1H5M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150g Soja texturizada fina</text:p>
          </table:table-cell>
          <table:table-cell office:value-type="string" calcext:value-type="string">
            <text:p>1count Cebolla blanca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1count Apio</text:p>
          </table:table-cell>
          <table:table-cell office:value-type="string" calcext:value-type="string">
            <text:p>150ml Tomate triturado</text:p>
          </table:table-cell>
          <table:table-cell office:value-type="string" calcext:value-type="string">
            <text:p>20ml Tomate concentrado</text:p>
          </table:table-cell>
          <table:table-cell office:value-type="string" calcext:value-type="string">
            <text:p>80ml Vino blanco</text:p>
          </table:table-cell>
          <table:table-cell office:value-type="string" calcext:value-type="string">
            <text:p>100ml Nata líquida para cocinar</text:p>
          </table:table-cell>
          <table:table-cell office:value-type="string" calcext:value-type="string">
            <text:p>5g Comino molido</text:p>
          </table:table-cell>
          <table:table-cell office:value-type="string" calcext:value-type="string">
            <text:p>5g Pimentón dulce</text:p>
          </table:table-cell>
          <table:table-cell office:value-type="string" calcext:value-type="string">
            <text:p>4count Pimiento morrón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régano se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075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kus</text:p>
          </table:table-cell>
          <table:table-cell office:value-type="date" office:date-value="2022-02-08T11:01:43" calcext:value-type="date">
            <text:p>08/02/22 11:01</text:p>
          </table:table-cell>
          <table:table-cell office:value-type="string" calcext:value-type="string">
            <text:p>Te enseñamos a preparar de manera sencilla la receta de boquerones al horno con ingredientes, tiempo de elaboración y fotos del proceso</text:p>
          </table:table-cell>
          <table:table-cell office:value-type="string" calcext:value-type="string">
            <text:p>https://i.blogs.es/8ce20e/boquerones-al-horno-futurobloguero-pakus-dap/650_1200.jpg</text:p>
          </table:table-cell>
          <table:table-cell office:value-type="string" calcext:value-type="string">
            <text:p>Horno, boquerones, Recetas Saludables, Recetas en menos de 30 minutos, Cenas rápidas y faciles, Recetas de Pescados y mariscos </text:p>
          </table:table-cell>
          <table:table-cell office:value-type="string" calcext:value-type="string">
            <text:p>Receta de boquerones al horno: cómo cocinarlos para que queden crujientes y jugosos, pero con menos calorías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Limpiamos los boquerones agarrando su cabeza y desplazándola hacia el vientre mientras retiramos las tripas. Opcionalmente podemos quitar también la espina, o **pedirle al pescadero que nos los de limpios a nuestro gusto**. Antes de cocinarlos, ya en casa, los lavamos ligeramente bajo el grifo para eliminar la sangre y después los secamos y sazonamos. &lt;br/&gt;&lt;br/&gt;Picamos seis dientes de ajo en taquitos pequeños y un manojio de perejil, y los mezclamos. Extendemos los boquerones en una fuente de horno, y los **cubrimos con la mezcla de ajo y perejil**, reservando un poco de la mezcla. Añadimos un chorrito de aceite de oliva y medio limón exprimido.&lt;br/&gt;&lt;br/&gt;Los asamos a **200ºC en horno precalentado durante seis a ocho minutos** dependiendo de su grosor. Después los ponemos en la parte superior del horno y gratinamos durante dos minutos para dejarlos bien crujientes. &lt;br/&gt;&lt;br/&gt;&lt;br/&gt;&lt;br/&gt;Servimos los boquerones asados en el horno con el **resto del ajo y perejil aparte** para que quien quiera pueda añadirse un poco más. También podemos acompañar de unos gajos de limón por si los comensales quieren añadirlo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Pescados y mariscos 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0 Boquerones</text:p>
          </table:table-cell>
          <table:table-cell office:value-type="string" calcext:value-type="string">
            <text:p>6 Diente de ajo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Lim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386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07T11:01:17" calcext:value-type="date">
            <text:p>07/01/22 11:01</text:p>
          </table:table-cell>
          <table:table-cell office:value-type="string" calcext:value-type="string">
            <text:p>Un buen plato de legumbres siempre es la mejor respuesta ante la duda de qué preparar para comer; en invierno el cuchareo manda y, pasadas las fiestas,...</text:p>
          </table:table-cell>
          <table:table-cell office:value-type="string" calcext:value-type="string">
            <text:p>https://i.blogs.es/d8f02e/pochas-langostinos/650_1200.jpg</text:p>
          </table:table-cell>
          <table:table-cell office:value-type="string" calcext:value-type="string">
            <text:p>marisco, Langostinos, Sepia, Judías blancas, Alubias, Recetas Saludables, Recetas de invierno, Recetas de Legumbres y verduras , Recetas de Pescados y mariscos </text:p>
          </table:table-cell>
          <table:table-cell office:value-type="string" calcext:value-type="string">
            <text:p>Receta de pochas con langostinos y sepia, un guiso de legumbres marinero fácil, saludable y sabrosísimo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[Pelar los langostinos](thttps://www.directoalpaladar.com/curso-de-cocina/como-limpiar-pelar-gambas-langostinos-luzcan-impecables-tus-platos-crudos-cocinados) separando las cabezas y el caparazón para hacer un [caldo o fumet](https://www.directoalpaladar.com/recetas-de-sopas-y-cremas/aqui-no-se-tira-nada-como-hacer-un-caldo-de-marisco-con-las-cabezas-de-las-gambas). Lo más simple es ponerlo todo en un cazo, cubrir con agua fría y calentar a fuego suave hasta que casi rompa a hervir, bajar la temperatura y cocer unos 30 minutos suavemente, **retirando la espuma que salga**. Podemos enriquecerlo con unas ramitas de perejil, apio, zanahoria, puerro, cebolla, dientes de ajo, laurel, etc. Mantener caliente en su cazo.&lt;br/&gt;&lt;br/&gt;Mientras se hace el caldo, **retirar la tripa** de los langostinos con cuidado -un palillo es el mejor instrumento- y terminar de limpiar y trocear la sepia en piezas de un bocado generoso, pues perderá volumen con la cocción. Pelar y picar muy fina la zanahoria, la cebolla y los ajos.&lt;br/&gt;&lt;br/&gt;Calentar un fondo ligero de aceite en una olla o cazuela a temperatura suave y pochar la cebolla con los ajos cinco minutos. Añadir la zanahoria y cocinar cinco minutos más. Agregar los tomates picados o rallados -si son naturales-, un chorrito de vino blanco, remover, **bajar el fuego y sofreír** hasta que la verdura esté blanda.&lt;br/&gt;&lt;br/&gt;Echar una cucharadita aproximada de pimentón, remover bien para que no se queme, y agregar un **chorrito generoso de brandy*+ o vino oloroso. Dejar que evapore el alcohol e incorporar la sepia, salteándola subiendo el fuego. Dar unas vueltas y añadir los langostinos con un buen golpe de pimienta negra en molinillo.&lt;br/&gt;&lt;br/&gt;&lt;br/&gt;&lt;br/&gt;Cocinar el marisco hasta que deje de estar crudo y colar encima directamente el fumet, sin echarlo todo para ajustar la textura al final. Remover y añadir las pochas escurridas y enjuagadas de la conserva. Añadir **más caldo si lo creemos necesario**, llevar a ebullición, bajar el fuego y tapar. &lt;br/&gt;&lt;br/&gt;Cocer durante unos **20-30 minutos**, removiendo de vez en cuando y corrigiendo el nivel de líquido al gusto. Dejar reposar tapado 5-10 minutos antes de servir con perejil al gusto. Corregir de sal si fuera necesario, aunque con el marisco y la legumbre en conserva no nos parece necesari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1H40M</text:p>
          </table:table-cell>
          <table:table-cell office:value-type="string" calcext:value-type="string">
            <text:p>P0DT1H20M</text:p>
          </table:table-cell>
          <table:table-cell office:value-type="string" calcext:value-type="string">
            <text:p>Recetas de Legumbres y verduras 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650g Pochas o alubias frescas</text:p>
          </table:table-cell>
          <table:table-cell office:value-type="string" calcext:value-type="string">
            <text:p>16count Langostinos</text:p>
          </table:table-cell>
          <table:table-cell office:value-type="string" calcext:value-type="string">
            <text:p>1count Sepia</text:p>
          </table:table-cell>
          <table:table-cell office:value-type="string" calcext:value-type="string">
            <text:p>1count Cebolleta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1count Tomates en conserva natural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Pimienta negra mol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738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20T17:01:50" calcext:value-type="date">
            <text:p>20/01/22 17:01</text:p>
          </table:table-cell>
          <table:table-cell office:value-type="string" calcext:value-type="string">
            <text:p>En cuestión de platos para hacer frente al frío, las sopas ganan por goleada. Potajes y estofados también nos encantan, pero una sopa, con su nutritivo caldo,...</text:p>
          </table:table-cell>
          <table:table-cell office:value-type="string" calcext:value-type="string">
            <text:p>https://i.blogs.es/12f29e/sopa-pollo-garbanzos1/650_1200.jpg</text:p>
          </table:table-cell>
          <table:table-cell office:value-type="string" calcext:value-type="string">
            <text:p>Jengibre, Garbanzos, pechuga pollo, cúrcuma, Recetas Saludables, Sopas, Recetas de invierno, Recetas de Sopas y cremas, Recetas de Carnes y aves</text:p>
          </table:table-cell>
          <table:table-cell office:value-type="string" calcext:value-type="string">
            <text:p>Sopa de pollo con garbanzos, jengibre y cúrcuma: receta súper nutritiva y saludable para combatir el frío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Pelar y picar muy finos o rallar el jengibre y los ajos. Calentar un par de cucharadas de aceite en una olla o cazuela amplia, a fuego suave, y cocinar estos ingredientes junto con la cúrcuma, sin dejar que se tuesten. **Añadir el caldo y dejar que se infusione** unos pocos minutos.&lt;br/&gt;&lt;br/&gt;Secar las pechugas con papel de cocina, limpiar de posibles restos de grasa o hueso y cortar por la mitad longitudinal para que no sean tan grandes. Añadir a la olla, llevar a ebullición, tapar y cocer bajando el fuego **unos 15-20 minutos**, hasta que el pollo esté cocinado por dentro.&lt;br/&gt;&lt;br/&gt;Aprovechar para lavar y picar en cubitos pequeños el pimiento y la zanahoria, previamente pelada, y en rodajas finas la cebolla de verdero (o cebolleta tierna muy fina, los tallos). **Sacar el pollo** con cuidado y desmenuzar con dos tenedores en piezas de un bocado, o picar a cuchillo.&lt;br/&gt;&lt;br/&gt;&lt;br/&gt;&lt;br/&gt;Devolver el pollo troceado a la olla junto con las verduras, remover e incorporar también los garbanzos escurridos y enjuagados. Tapar y cocinar unos 10-15 minutos más, o **hasta que las verduras estén al punto** deseado. Probar y ajustar de sal y pimienta, si es necesario. Se puede reducir el caldo cociendo unos minutos destapado, o añadir algo más de líquido o agua si la preferimos más caldosa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Recetas de Sopas y crem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550g Pechuga de pollo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20g Jengibre fresco</text:p>
          </table:table-cell>
          <table:table-cell office:value-type="string" calcext:value-type="string">
            <text:p>2.5g Cúrcuma molida</text:p>
          </table:table-cell>
          <table:table-cell office:value-type="string" calcext:value-type="string">
            <text:p>1l Caldo de pollo</text:p>
          </table:table-cell>
          <table:table-cell office:value-type="string" calcext:value-type="string">
            <text:p>1count Pimiento rojo</text:p>
          </table:table-cell>
          <table:table-cell office:value-type="string" calcext:value-type="string">
            <text:p>3count Cebolla de primavera o de verde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400g Garbanzos cocidos en conserva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AggregateRating</text:p>
          </table:table-cell>
          <table:table-cell office:value-type="string" calcext:value-type="string">
            <text:p>4.022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26T11:01:59" calcext:value-type="date">
            <text:p>26/01/22 11:01</text:p>
          </table:table-cell>
          <table:table-cell office:value-type="string" calcext:value-type="string">
            <text:p>Las claras de huevo pasteurizadas son un recurso estupendo para tener en la nevera y aprovechar mucho más allá de la repostería. Si bien las yemas son también...</text:p>
          </table:table-cell>
          <table:table-cell office:value-type="string" calcext:value-type="string">
            <text:p>https://i.blogs.es/a86640/tortilla-brocoli-claras/650_1200.jpg</text:p>
          </table:table-cell>
          <table:table-cell office:value-type="string" calcext:value-type="string">
            <text:p>Tortilla, Recetas Saludables, Brócoli, Cenas ligeras, Claras de huevo, Recetas rápidas y fáciles, Recetas fáciles y rápidas, Recetas Vegetarianas, Recetas de Huevos y tortillas </text:p>
          </table:table-cell>
          <table:table-cell office:value-type="string" calcext:value-type="string">
            <text:p>Tortilla de brócoli con claras de huevo: receta ligera saludable rica en proteínas y muy poca grasa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Cortar los 200 g de floretes del brócoli en piezas pequeñas de un tamaño semejante, aproximadamente, o dejando algunas más grandes para dar otra textura; reservar los troncos y tallos para otra preparación o aprovechar para pelar la parte más leñosa y añadirlos también. Lavar y escurrir con suavidad.&lt;br/&gt;&lt;br/&gt;Cocer brevemente **al vapor o en el microondas** unos 5 minutos (con un poco de agua y cubierto con tapa para este aparato o con film), para dejarlo tierno pero aún firme, un poco *al dente*. Si se prefiere más tierno, dejar más tiempo.&lt;br/&gt;&lt;br/&gt;Batir en un recipiente con unas varillas o un tenedor las claras de huevo con la leche o nata líquida y **todas las especias y aderezos al gusto**, con la levadura de cerveza nutricional opcional. Se puede añadir también un poco de queso rallado fino.&lt;br/&gt;&lt;br/&gt;Engrasar homogéneamente una sartén antiadherente de unos 20 cm diámetro, calentar a fuego medio y **saltear el brócoli** ligeramente con un poco de sal para darle un toque crujiente. Añadir la mezcla de claras y remover para extender homogéneamente todo bien.&lt;br/&gt;&lt;br/&gt;&lt;br/&gt;&lt;br/&gt;Bajar el fuego y tapar; cocinar suavemente durante unos minutos hasta que el borde esté más firme y el centro cuajado pero aún jugoso; se debe poder **levantar la tortilla con una lengua** o espátula fina si se introduce por el borde.&lt;br/&gt;&lt;br/&gt;Podríamos darle la vuelta a la tortilla como [al hacer una de patatas](https://www.directoalpaladar.com/recetas-de-huevos-y-tortillas/empezando-en-la-cocina-receta-de-tortilla-de-patatas-con-cebolla) y servirla boca abajo, pero queda más vistosa con el brócoli destacando. Cuando esté al punto deseado, apagar el fuego, **pasar la espátula por debajo de la tortilla y deslizar** sobre una fuente. Servir con perejil fresco o cilantro pic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Huevos y tortillas 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200g Brócoli</text:p>
          </table:table-cell>
          <table:table-cell office:value-type="string" calcext:value-type="string">
            <text:p>300ml Clara de huevo</text:p>
          </table:table-cell>
          <table:table-cell office:value-type="string" calcext:value-type="string">
            <text:p>50ml Leche</text:p>
          </table:table-cell>
          <table:table-cell office:value-type="string" calcext:value-type="string">
            <text:p>Levadura de cerveza</text:p>
          </table:table-cell>
          <table:table-cell office:value-type="string" calcext:value-type="string">
            <text:p>Cúrcuma molida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Sal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http://schema.org/</text:p>
          </table:table-cell>
          <table:table-cell office:value-type="string" calcext:value-type="string">
            <text:p>Recipe</text:p>
          </table:table-cell>
          <table:table-cell table:number-columns-repeated="3"/>
          <table:table-cell office:value-type="string" calcext:value-type="string">
            <text:p>Person</text:p>
          </table:table-cell>
          <table:table-cell office:value-type="string" calcext:value-type="string">
            <text:p>Liliana Fuchs</text:p>
          </table:table-cell>
          <table:table-cell office:value-type="date" office:date-value="2022-01-22T10:00:30" calcext:value-type="date">
            <text:p>22/01/22 10:00</text:p>
          </table:table-cell>
          <table:table-cell office:value-type="string" calcext:value-type="string">
            <text:p>El momento del picoteo del fin de semana suele asociarse con esos pequeños placeres de la vida que nos reservamos a días festivos, pero también podemos...</text:p>
          </table:table-cell>
          <table:table-cell office:value-type="string" calcext:value-type="string">
            <text:p>https://i.blogs.es/0db746/dip/650_1200.jpg</text:p>
          </table:table-cell>
          <table:table-cell/>
          <table:table-cell office:value-type="string" calcext:value-type="string">
            <text:p>Cinco recetas de aperitivo ricas en vitamina D para combatir la falta de sol en el picoteo del finde de invierno</text:p>
          </table:table-cell>
          <table:table-cell office:value-type="string" calcext:value-type="string">
            <text:p>P0DT0H10M</text:p>
          </table:table-cell>
          <table:table-cell table:number-columns-repeated="6"/>
          <table:table-cell office:value-type="string" calcext:value-type="string">
            <text:p>200g Hígado de rape</text:p>
          </table:table-cell>
          <table:table-cell office:value-type="string" calcext:value-type="string">
            <text:p>100g Cebolla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20ml Brandy</text:p>
          </table:table-cell>
          <table:table-cell office:value-type="string" calcext:value-type="string">
            <text:p>5g Mantequilla</text:p>
          </table:table-cell>
          <table:table-cell office:value-type="string" calcext:value-type="string">
            <text:p>100ml Nata líquida para cocinar</text:p>
          </table:table-cell>
          <table:table-cell office:value-type="string" calcext:value-type="string">
            <text:p>4g Gelatina en polvo</text:p>
          </table:table-cell>
          <table:table-cell office:value-type="string" calcext:value-type="string">
            <text:p>1count Clara de huevo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ceite de oliva virgen extra</text:p>
          </table:table-cell>
          <table:table-cell table:number-columns-repeated="5"/>
        </table:table-row>
      </table:table>
      <table:table table:name="Full2" table:style-name="ta1">
        <table:table-column table:style-name="co27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6" table:number-columns-repeated="3" table:default-cell-style-name="Default"/>
        <table:table-row table:style-name="ro1">
          <table:table-cell office:value-type="string" calcext:value-type="string">
            <text:p>receptari/name</text:p>
          </table:table-cell>
          <table:table-cell table:style-name="Default" office:value-type="string" calcext:value-type="string">
            <text:p>receptari/datePublished</text:p>
          </table:table-cell>
          <table:table-cell office:value-type="string" calcext:value-type="string">
            <text:p>receptari/author/name</text:p>
          </table:table-cell>
          <table:table-cell office:value-type="string" calcext:value-type="string">
            <text:p>receptari/description</text:p>
          </table:table-cell>
          <table:table-cell office:value-type="string" calcext:value-type="string">
            <text:p>receptari/image</text:p>
          </table:table-cell>
          <table:table-cell office:value-type="string" calcext:value-type="string">
            <text:p>receptari/prepTime</text:p>
          </table:table-cell>
          <table:table-cell office:value-type="string" calcext:value-type="string">
            <text:p>receptari/recipeCategory</text:p>
          </table:table-cell>
          <table:table-cell office:value-type="string" calcext:value-type="string">
            <text:p>receptari/recipeCuisine</text:p>
          </table:table-cell>
          <table:table-cell office:value-type="string" calcext:value-type="string">
            <text:p>receptari/recipeInstructions</text:p>
          </table:table-cell>
          <table:table-cell office:value-type="string" calcext:value-type="string">
            <text:p>receptari/recipeYield</text:p>
          </table:table-cell>
          <table:table-cell office:value-type="string" calcext:value-type="string">
            <text:p>receptari/totalTime</text:p>
          </table:table-cell>
          <table:table-cell office:value-type="string" calcext:value-type="string">
            <text:p>receptari/cookTime</text:p>
          </table:table-cell>
          <table:table-cell/>
          <table:table-cell office:value-type="string" calcext:value-type="string">
            <text:p>receptari/keywords</text:p>
          </table:table-cell>
          <table:table-cell/>
          <table:table-cell office:value-type="string" calcext:value-type="string">
            <text:p>receptari/recipeIngredient/0</text:p>
          </table:table-cell>
          <table:table-cell office:value-type="string" calcext:value-type="string">
            <text:p>receptari/recipeIngredient/1</text:p>
          </table:table-cell>
          <table:table-cell office:value-type="string" calcext:value-type="string">
            <text:p>receptari/recipeIngredient/2</text:p>
          </table:table-cell>
          <table:table-cell office:value-type="string" calcext:value-type="string">
            <text:p>receptari/recipeIngredient/3</text:p>
          </table:table-cell>
          <table:table-cell office:value-type="string" calcext:value-type="string">
            <text:p>receptari/recipeIngredient/4</text:p>
          </table:table-cell>
          <table:table-cell office:value-type="string" calcext:value-type="string">
            <text:p>receptari/recipeIngredient/5</text:p>
          </table:table-cell>
          <table:table-cell office:value-type="string" calcext:value-type="string">
            <text:p>receptari/recipeIngredient/6</text:p>
          </table:table-cell>
          <table:table-cell office:value-type="string" calcext:value-type="string">
            <text:p>receptari/recipeIngredient/7</text:p>
          </table:table-cell>
          <table:table-cell office:value-type="string" calcext:value-type="string">
            <text:p>receptari/recipeIngredient/8</text:p>
          </table:table-cell>
          <table:table-cell office:value-type="string" calcext:value-type="string">
            <text:p>receptari/recipeIngredient/9</text:p>
          </table:table-cell>
          <table:table-cell office:value-type="string" calcext:value-type="string">
            <text:p>receptari/recipeIngredient/10</text:p>
          </table:table-cell>
          <table:table-cell office:value-type="string" calcext:value-type="string">
            <text:p>receptari/recipeIngredient/11</text:p>
          </table:table-cell>
          <table:table-cell office:value-type="string" calcext:value-type="string">
            <text:p>receptari/recipeIngredient/12</text:p>
          </table:table-cell>
          <table:table-cell office:value-type="string" calcext:value-type="string">
            <text:p>receptari/recipeIngredient/13</text:p>
          </table:table-cell>
          <table:table-cell office:value-type="string" calcext:value-type="string">
            <text:p>receptari/recipeIngredient/14</text:p>
          </table:table-cell>
          <table:table-cell office:value-type="string" calcext:value-type="string">
            <text:p>receptari/recipeIngredient/15</text:p>
          </table:table-cell>
        </table:table-row>
        <table:table-row table:style-name="ro1">
          <table:table-cell office:value-type="string" calcext:value-type="string">
            <text:p>Ensalada de brotes de espinaca, fresas y aliño de amapola con mozzarella: receta saludable de primavera</text:p>
          </table:table-cell>
          <table:table-cell office:value-type="date" office:date-value="2022-03-29T10:01:13" calcext:value-type="date">
            <text:p>2022-03-29 10:01:13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n plena temporada de fresas y fresones resulta difícil resistise a incluir esta fruta en casi todas las comidas del día, pues se adaptan con una facilidad...</text:p>
          </table:table-cell>
          <table:table-cell office:value-type="string" calcext:value-type="string">
            <text:p>https://i.blogs.es/6dc506/ensalada-espinacas-fresas/650_1200.jpg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Mezclar el vinagre con el azúcar y un poco de sal batiendo bien con unas varillas pequeñas. **Retirar unos 60 ml** de la mezcla, calentar un minuto en el microondas y echar sobre la cebolla cortada. Dejar reposar al menos 30 minutos.&lt;br/&gt;&lt;br/&gt;Tostar las semillas de amapola en una sartén sin aceite a fuego medio, hasta que emitan un **aroma intenso pero sin quemarse**. Retirar y tostar en la misma sartén la almendra, removiendo hasta que coja buen color y procurando que no se queme. Retirar.&lt;br/&gt;&lt;br/&gt;&lt;br/&gt;&lt;br/&gt;&lt;br/&gt;Batir con las varillas el aceite con la mostaza, la amapola y un poco de sal y pimienta con el **resto del vinagre** reservado. Disponer en una ensaladera las espinacas con la lechuga, repartir por encima las fresas preparadas, la cebolla escurrida del vinagre y el queso.&lt;br/&gt;&lt;br/&gt;Finalizar repartiendo las almendras tostadas y aderezar con una **cantidad generosa del aliño**, llevando el sobrante a una jarrita o recipiente para que los comensales se sirvan más al gust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20M</text:p>
          </table:table-cell>
          <table:table-cell table:number-columns-repeated="2"/>
          <table:table-cell office:value-type="string" calcext:value-type="string">
            <text:p>espinaca, Mozzarella, fresas, amapola, Cenas ligeras, Primavera, Ensaladas ligeras, Recetas de Ensaladas</text:p>
          </table:table-cell>
          <table:table-cell/>
          <table:table-cell office:value-type="string" calcext:value-type="string">
            <text:p>130ml Vinagre</text:p>
          </table:table-cell>
          <table:table-cell office:value-type="string" calcext:value-type="string">
            <text:p>60g Azúcar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450g Fresa</text:p>
          </table:table-cell>
          <table:table-cell office:value-type="string" calcext:value-type="string">
            <text:p>150g Brotes de espinacas</text:p>
          </table:table-cell>
          <table:table-cell office:value-type="string" calcext:value-type="string">
            <text:p>100g Mezclum (mezcla de lechugas)</text:p>
          </table:table-cell>
          <table:table-cell office:value-type="string" calcext:value-type="string">
            <text:p>10g Semillas de amapola</text:p>
          </table:table-cell>
          <table:table-cell office:value-type="string" calcext:value-type="string">
            <text:p>60g Almendra laminad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2count Mini mozzarella fresc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alada de escarola y patata de las Hurdes: receta tradicional de pocos ingredientes pero que sorprende por su rico sabor</text:p>
          </table:table-cell>
          <table:table-cell office:value-type="date" office:date-value="2022-02-01T11:01:27" calcext:value-type="date">
            <text:p>2022-02-01 11:01:27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La escarola es la reina de las ensaladas de invierno, más emparentada con la endivia que con la lechuga, lo que explica su característico sabor con toques...</text:p>
          </table:table-cell>
          <table:table-cell office:value-type="string" calcext:value-type="string">
            <text:p>https://i.blogs.es/4a9f62/ensalada-escarola-hurdes/650_1200.jpg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avar las patatas y ponerlas a cocer con piel o peladas en una olla cubiertas con agua fría y un poco de sal. Cocinar hasta que estén **blandas**, escurrir y mantener calientes.&lt;br/&gt;&lt;br/&gt;Mientras, cortar la escarola en piezas muy **finitas**, como una juliana fina. Hacer lo mismo con la cebolla, picándola finísima, y mezclar ambos ingredientes en una ensaladera. Añadir agua fría y remover con las manos **machacando todo suavemente** para lavarlas y extraer el amargor. Escurrir bien.&lt;br/&gt;&lt;br/&gt;&lt;br/&gt;&lt;br/&gt;&lt;br/&gt;Devolver a la ensaladera y aliñar con aceite, vinagre y sal al gusto. Incorporar las patatas peladas troceadas, aún calientes, y **machacar con una maza** de mortero o similar, para ligar el conjunto homogéneamente.&lt;br/&gt;&lt;br/&gt;**Añadir agua** fría si se desea para darle una consistencia más cremosa, o agua caliente o templada si se prefiere así la ensalada. Probar y ajustar de aliño o sal al gust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P0DT0H20M</text:p>
          </table:table-cell>
          <table:table-cell/>
          <table:table-cell office:value-type="string" calcext:value-type="string">
            <text:p>Patatas, escarola, extremadura, Recetas vegetarianas, Ensaladas, Recetas veganas, Recetas con patatas, Recetas Vegetarianas, Recetas de Ensaladas, Recetas de Legumbres y verduras </text:p>
          </table:table-cell>
          <table:table-cell/>
          <table:table-cell office:value-type="string" calcext:value-type="string">
            <text:p>4count Escarola</text:p>
          </table:table-cell>
          <table:table-cell office:value-type="string" calcext:value-type="string">
            <text:p>0.25count Cebolla</text:p>
          </table:table-cell>
          <table:table-cell office:value-type="string" calcext:value-type="string">
            <text:p>2count Patat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onata de calabaza: la receta para disfrutar del sabrosísimo plato italiano en los meses fríos (que casi nos gusta más)</text:p>
          </table:table-cell>
          <table:table-cell office:value-type="date" office:date-value="2022-01-31T11:01:16" calcext:value-type="date">
            <text:p>2022-01-31 11:01:16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La caponata es una especie de pisto de origen siciliano muy popular en los aperitivos y cenas de verano, en el que la berenjena es la gran protagonista. Para...</text:p>
          </table:table-cell>
          <table:table-cell office:value-type="string" calcext:value-type="string">
            <text:p>https://i.blogs.es/76cb94/caponata-calabaza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elar la calabaza y trocear en cubos o piezas medianas gruesas -perderá volumen- como [se explica aquí](https://www.directoalpaladar.com/ingredientes-y-alimentos/como-asar-calabaza-nueve-formas-cocinar-esta-hortaliza-al-horno-que-recetas-usar-cada). Freír en una sartén con aceite o **asar en el horno a 180ºC** hasta que esté tierna pero sin deshacerse. Dejar enfriar. &lt;br/&gt;&lt;br/&gt;Lavar las pencas de apio, cortar los extremos que estén feos, retirar los filamentos y cortar por la mitad para tener ocho piezas. Poner agua a hervir y **cocer el apio 4-5 minutos**, sin dejar que se reblandezca demasiado. Escurrir y enfriar rápidamente; cortar en piezas de un bocado y reservar. &lt;br/&gt;&lt;br/&gt;Cortar la cebolla en plumas o juliana y pochar en una cazuela con dos o tres cucharadas de aceite y un poco de sal, **hasta que esté tierna**. Agregar el tomate, remover bien y cocinar hasta que se reduzca un poco y pierda agua, unos 10-15 minutos. Si se usa passata bastarán 3-4 minutos y menor cantidad.&lt;br/&gt;&lt;br/&gt;&lt;br/&gt;&lt;br/&gt;Agregar las alcaparras escurridas, las aceitunas y los piñones, removiendo bien. Incorporar el azúcar y el vinagre, remover y cocinar a fuego suave unos pocos minutos. **Probar la salsa** y ajustar el sabor al gusto, corrigiendo de azúcar, sal o vinagre si hiciera falta.&lt;br/&gt;&lt;br/&gt;**Apagar el fuego** y echar el apio y la calabaza, removiendo suavemente para incorporar todo bien. Trasladar a una fuente o recipiente adecuado y dejar enfriar antes de tapar y guardar en la nevera para que repose varias hora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1H0M</text:p>
          </table:table-cell>
          <table:table-cell office:value-type="string" calcext:value-type="string">
            <text:p>P0DT0H50M</text:p>
          </table:table-cell>
          <table:table-cell/>
          <table:table-cell office:value-type="string" calcext:value-type="string">
            <text:p>Vinagre, Calabaza, pisto, Recetas veganas, Recetas de Otoño, Gastronomía italiana, Aceitunas Negras, Recetas Vegetarianas, Recetas de Ensaladas, Recetas de Legumbres y verduras </text:p>
          </table:table-cell>
          <table:table-cell/>
          <table:table-cell office:value-type="string" calcext:value-type="string">
            <text:p>1kg Calabaza</text:p>
          </table:table-cell>
          <table:table-cell office:value-type="string" calcext:value-type="string">
            <text:p>4count Apio</text:p>
          </table:table-cell>
          <table:table-cell office:value-type="string" calcext:value-type="string">
            <text:p>1count Cebolla dulce</text:p>
          </table:table-cell>
          <table:table-cell office:value-type="string" calcext:value-type="string">
            <text:p>300g Tomate triturado</text:p>
          </table:table-cell>
          <table:table-cell office:value-type="string" calcext:value-type="string">
            <text:p>20g Alcaparras</text:p>
          </table:table-cell>
          <table:table-cell office:value-type="string" calcext:value-type="string">
            <text:p>80g Aceitunas negras</text:p>
          </table:table-cell>
          <table:table-cell office:value-type="string" calcext:value-type="string">
            <text:p>30g Piñones</text:p>
          </table:table-cell>
          <table:table-cell office:value-type="string" calcext:value-type="string">
            <text:p>30g Uvas pasas de corinto</text:p>
          </table:table-cell>
          <table:table-cell office:value-type="string" calcext:value-type="string">
            <text:p>40g Azúcar</text:p>
          </table:table-cell>
          <table:table-cell office:value-type="string" calcext:value-type="string">
            <text:p>50g Vinagre de Jerez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quitas de endivias con ensalada de pera, nueces y queso: receta ligera de aperitivo fresco y saludable</text:p>
          </table:table-cell>
          <table:table-cell office:value-type="date" office:date-value="2022-01-13T18:01:16" calcext:value-type="date">
            <text:p>2022-01-13 18:01:16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Las endivias están en invierno en su mejor momento, y qué mejor época para recuperarlas en la cocina que después de los banquetes festivos. No toda la vuelta...</text:p>
          </table:table-cell>
          <table:table-cell office:value-type="string" calcext:value-type="string">
            <text:p>https://i.blogs.es/655aa1/endivias-pera-nueces/650_1200.jpg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Seleccionar **unas 16 hojas de endivia**, que estén completas, frescas y crujientes, sin roturas, cortando un poco el extremo de la base antes de desapararlas de la pieza. Hay que tener en cuenta que las más externas suelen estar más blandas, y las interiores son algo más amargas.&lt;br/&gt;&lt;br/&gt;Lavarlas y secarlas con suavidad; disponerlas en una o dos fuentes de servir. Lavar y secar bien la pera y el cebollino. **Cortar la fruta en cubitos pequeños** y picar la hierba finamente, reservándola aparte.&lt;br/&gt;&lt;br/&gt;&lt;br/&gt;&lt;br/&gt;Abrir las nueces y picarlas. Desmenuzar el queso. **Repartir todos los ingredientes en las barquitas** de endivida, añadiendo porciones de huevas y cebollino al gusto. Batir el aceite con la miel y el vinagre, y aliñar. Salpimentar ligeramente (cuidado con la sal, que las huevas suelen ser muy saladas) y terminar con unas semilla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25M</text:p>
          </table:table-cell>
          <table:table-cell table:number-columns-repeated="2"/>
          <table:table-cell office:value-type="string" calcext:value-type="string">
            <text:p>Aperitivo, Nueces, Endivias, Recetas Saludables, Recetas ligeras, Cenas ligeras, Recetas de Aperitivos, Recetas de Ensaladas</text:p>
          </table:table-cell>
          <table:table-cell/>
          <table:table-cell office:value-type="string" calcext:value-type="string">
            <text:p>2count Endivia</text:p>
          </table:table-cell>
          <table:table-cell office:value-type="string" calcext:value-type="string">
            <text:p>1count Pera</text:p>
          </table:table-cell>
          <table:table-cell office:value-type="string" calcext:value-type="string">
            <text:p>4count Nueces</text:p>
          </table:table-cell>
          <table:table-cell office:value-type="string" calcext:value-type="string">
            <text:p>55g Queso de rulo de cabra</text:p>
          </table:table-cell>
          <table:table-cell office:value-type="string" calcext:value-type="string">
            <text:p>Huevas</text:p>
          </table:table-cell>
          <table:table-cell office:value-type="string" calcext:value-type="string">
            <text:p>Cebollino</text:p>
          </table:table-cell>
          <table:table-cell office:value-type="string" calcext:value-type="string">
            <text:p>10ml Miel</text:p>
          </table:table-cell>
          <table:table-cell office:value-type="string" calcext:value-type="string">
            <text:p>20ml Aceite de oliva virgen extra</text:p>
          </table:table-cell>
          <table:table-cell office:value-type="string" calcext:value-type="string">
            <text:p>5ml Vinagre de Jerez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emillas de amapo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salada de calabaza, remolacha y granada: receta vegana ligera y saludable llena de vitaminas</text:p>
          </table:table-cell>
          <table:table-cell office:value-type="date" office:date-value="2022-01-10T11:00:28" calcext:value-type="date">
            <text:p>2022-01-10 11:00:28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Para comer ensaladas todo el año sin aburrirnos hay que salirse un poco de la rutina habitual y aprovechar productos de cada temporada, que además apetecen...</text:p>
          </table:table-cell>
          <table:table-cell office:value-type="string" calcext:value-type="string">
            <text:p>https://i.blogs.es/1130e0/ensalada-calabaza-remolacha-granada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recalentar el horno a 180ºC con ventilador si lo tiene, o a 200ºC con calor arriba y abajo. Preparar una bandeja grande forrándola con papel de horno o aluminio (para manchar menos) y **pintar con aceite**. Pelar la calabaza y cortar en piezas de tamaño medio, algo más grandes de un bocado, pues perderá volumen.&lt;br/&gt;&lt;br/&gt;Si se usan remolachas crudas, lavar bien, pelar ligeramente y cortar en piezas de un tamaño similar, con cuidado pues mancha mucho. Salpimentar las verduras siendo **muy generosos con la pimienta**, añadir cilantro o comino (o ambos) molido al gusto y extender en la bandeja preparada. Añadir un poco de aceite por encima y hornear unos 20-25 minutos.&lt;br/&gt;&lt;br/&gt;Vigilar bien para que no se quemen; la calabaza debe quedar tierna pero aún firme, que no se deshaga, y con los bordes ligeramente caramelizados. Se pueden girar las piezas a media cocción, pero podemos ahorrarnos ese paso. Retirar y reservar.&lt;br/&gt;&lt;br/&gt;&lt;br/&gt;&lt;br/&gt;Preparar la ensalada con una cama de mezclum en una ensaladera o fuente, repartir la calabaza y la remolacha (si es cocida, escurrir bien y trocear), los [granos de la granada](https://www.directoalpaladar.com/curso-de-cocina/como-pelar-preparar-granada-para-su-uso-forma-sencilla) y unos **frutos secos tostados picados** groseramete.&lt;br/&gt;&lt;br/&gt;Hacer una **vinagreta** con el aceite, el zumo de medio limón, el vinagre y la miel, aliñar y terminar agregando perejil o cilantro picado y ralladura de la otra mitad de limón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25M</text:p>
          </table:table-cell>
          <table:table-cell/>
          <table:table-cell office:value-type="string" calcext:value-type="string">
            <text:p>Granada, Calabaza, remolacha, Recetas veganas, Recetas ligeras, Ensaladas ligeras, Recetas de invierno, Recetas Vegetarianas, Recetas de Ensaladas</text:p>
          </table:table-cell>
          <table:table-cell/>
          <table:table-cell office:value-type="string" calcext:value-type="string">
            <text:p>0.5count Calabaza</text:p>
          </table:table-cell>
          <table:table-cell office:value-type="string" calcext:value-type="string">
            <text:p>2count Remolacha cocida</text:p>
          </table:table-cell>
          <table:table-cell office:value-type="string" calcext:value-type="string">
            <text:p>0.5count Granada</text:p>
          </table:table-cell>
          <table:table-cell office:value-type="string" calcext:value-type="string">
            <text:p>200g Mezclum (mezcla de lechugas)</text:p>
          </table:table-cell>
          <table:table-cell office:value-type="string" calcext:value-type="string">
            <text:p>Cacahuetes</text:p>
          </table:table-cell>
          <table:table-cell office:value-type="string" calcext:value-type="string">
            <text:p>Cilantro molid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5ml Vinagre de manzana</text:p>
          </table:table-cell>
          <table:table-cell office:value-type="string" calcext:value-type="string">
            <text:p>5ml Miel</text:p>
          </table:table-cell>
          <table:table-cell office:value-type="string" calcext:value-type="string">
            <text:p>Perejil fre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ones rellenos de ensalada de sardinas: receta de aperitivo marinero refrescante para aligerar un menú de fiesta</text:p>
          </table:table-cell>
          <table:table-cell office:value-type="date" office:date-value="2021-12-23T17:00:31" calcext:value-type="date">
            <text:p>2021-12-23 17:00:31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Si buscas un aperitivo o entrante resultón, ligero y sin tener que encender ni un fuego, estos limones rellenos con ensalada de sardinas pueden ser la opción...</text:p>
          </table:table-cell>
          <table:table-cell office:value-type="string" calcext:value-type="string">
            <text:p>https://i.blogs.es/24d2f7/ensalada-limones-sardinas/650_1200.jpg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Recetas de Aperitivo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avar y secar muy bien los limones y las hierbas. Cortar los primeros en dos mitades, pero dejando el **cuerpo inferior más grande**, practicando el corte como a 2/3 del cuerpo situado en vertical. Dibujar líneas si se tiene maña y tiempo con un cuchillo afilado tipo puntilla.&lt;br/&gt;&lt;br/&gt;Extraer la mayor parte de la pulpa del cuerpo inferior de los limones, reservando un poco aparte, procurando **no romperlos**. Si no se sujetan en pie, cortar un poco la corteza inferior para nivelarlos. Reservar.&lt;br/&gt;&lt;br/&gt;Escurrir las sardinillas y las alcaparras. Picar finamente la cebolleta y un puñado de cada hierba. Picar más **groseramente** las sardinas con un puñado de alcaparras y un poco de pulpa de limón. Mezclar todo con la guindilla también picada (si se desea un punto picante) y agregar los demás ingredientes hasta obtener una mezcla homogénea.&lt;br/&gt;&lt;br/&gt;&lt;br/&gt;&lt;br/&gt;Aderezar con un chorrito de aceite y salpimentar al gusto. Ir probrando para **ajustar y corregir** los sabores al gusto. Rellenar los limones y coronar con un poco de cebolla frita crujiente, más hierbas y ralladura fina de limón. Conservar refrigerados hasta servi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0M</text:p>
          </table:table-cell>
          <table:table-cell table:number-columns-repeated="2"/>
          <table:table-cell office:value-type="string" calcext:value-type="string">
            <text:p>Tapas, Alcaparras, limones, Sardinas, Sardina, Recetas de Navidad, Recetas de Aperitivos, Recetas de Ensaladas</text:p>
          </table:table-cell>
          <table:table-cell/>
          <table:table-cell office:value-type="string" calcext:value-type="string">
            <text:p>4count Limón</text:p>
          </table:table-cell>
          <table:table-cell office:value-type="string" calcext:value-type="string">
            <text:p>150g Sardinas en conserva</text:p>
          </table:table-cell>
          <table:table-cell office:value-type="string" calcext:value-type="string">
            <text:p>1count Cebolleta</text:p>
          </table:table-cell>
          <table:table-cell office:value-type="string" calcext:value-type="string">
            <text:p>Alcaparras</text:p>
          </table:table-cell>
          <table:table-cell office:value-type="string" calcext:value-type="string">
            <text:p>Eneldo fresco</text:p>
          </table:table-cell>
          <table:table-cell office:value-type="string" calcext:value-type="string">
            <text:p>Cebollino</text:p>
          </table:table-cell>
          <table:table-cell office:value-type="string" calcext:value-type="string">
            <text:p>Cebolla frita crujiente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alada de salmón, mango y aguacate, receta ligera para arrancar un menú de celebración</text:p>
          </table:table-cell>
          <table:table-cell office:value-type="date" office:date-value="2021-12-03T11:00:32" calcext:value-type="date">
            <text:p>2021-12-03 11:00:32</text:p>
          </table:table-cell>
          <table:table-cell office:value-type="string" calcext:value-type="string">
            <text:p>Carmen Tía Alia</text:p>
          </table:table-cell>
          <table:table-cell office:value-type="string" calcext:value-type="string">
            <text:p>Te explicamos paso a paso, de manera sencilla, cómo hacer la receta de ensalada de salmón, mango y aguacate. Tiempo de elaboración, ingredientes,</text:p>
          </table:table-cell>
          <table:table-cell office:value-type="string" calcext:value-type="string">
            <text:p>https://i.blogs.es/843cea/ensalada-de-salmon-aguacate-y-mango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reparamos la **vinagreta de mostaza** introduciendo todos los ingredientes en un cuenco y batiendo con unas varillas hasta emulsionar. También los podéis meter [en un tarro de cristal](https://www.directoalpaladar.com/recetas-de-salsas-y-guarniciones/como-hacer-la-vinagreta-perfecta-y-cinco-ensaladas-ligeras-en-las-que-usarla), cerrarlo con su tapa de rosca y agitar con fuerza. Cualquiera de los dos métodos funciona igual de bien. Reservamos.&lt;br/&gt;&lt;br/&gt;Retiramos la piel del lomo de salmón y lo **repasamos por si quedaran espinas y escamas**. Cortamos en dados de aproximadamente un centímetro de lado. Pelamos la cebolla y la cortamos en juliana fina. Cortamos el mango en dados, tarea que resula sencilísima si seguís nuestros consejos y recomendaciones para [pelar y cortar un mango sin ensuciarse](https://www.directoalpaladar.com/curso-de-cocina/como-pelar-cortar-mango-ensuciarse). Cortamos el aguacate por la mitad, retiramos el hueso y lo pelamos. Lo laminamos o cortamos en dados, como más os guste. &lt;br/&gt;&lt;br/&gt;&lt;br/&gt;&lt;br/&gt;Una vez listos todos los componentes de esta ensalada **solo queda montar los platos**. Para ello colocamos una base de berros, limpios y secos, sobre cada plato y repartir el salmón, el mango y el aguacate por la superficie. Terminamos espolvoreado con semillas de sésamo negro y regando con un poco de vinagreta. Servimos inmediatamente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 table:number-columns-repeated="2"/>
          <table:table-cell office:value-type="string" calcext:value-type="string">
            <text:p>Aguacate, Mango, Salmón, Berros, Recetas ligeras, Recetas en menos de 30 minutos, Recetas fáciles y rápidas, Recetas de Ensaladas</text:p>
          </table:table-cell>
          <table:table-cell/>
          <table:table-cell office:value-type="string" calcext:value-type="string">
            <text:p>200g Salmón</text:p>
          </table:table-cell>
          <table:table-cell office:value-type="string" calcext:value-type="string">
            <text:p>1count Cebolla morada</text:p>
          </table:table-cell>
          <table:table-cell office:value-type="string" calcext:value-type="string">
            <text:p>1count Mango</text:p>
          </table:table-cell>
          <table:table-cell office:value-type="string" calcext:value-type="string">
            <text:p>1count Aguacate</text:p>
          </table:table-cell>
          <table:table-cell office:value-type="string" calcext:value-type="string">
            <text:p>150g Berros</text:p>
          </table:table-cell>
          <table:table-cell office:value-type="string" calcext:value-type="string">
            <text:p>100 Aceite de oliva virgen extra</text:p>
          </table:table-cell>
          <table:table-cell office:value-type="string" calcext:value-type="string">
            <text:p>25ml Vinagre de manzan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5ml Miel</text:p>
          </table:table-cell>
          <table:table-cell office:value-type="string" calcext:value-type="string">
            <text:p>S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alata di rinforzo: la ensalada napolitana de coliflor y anchoas típica de Navidad</text:p>
          </table:table-cell>
          <table:table-cell office:value-type="date" office:date-value="2021-12-01T10:01:40" calcext:value-type="date">
            <text:p>2021-12-01 10:01:40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Te explicamos paso a paso, de manera sencilla, la elaboración de la receta de ensalada de coliflor y anchoas navideña. Ingredientes, tiempo de elaboración</text:p>
          </table:table-cell>
          <table:table-cell office:value-type="string" calcext:value-type="string">
            <text:p>https://i.blogs.es/4b42ec/ensalada-coliflor-napolitana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Separar la coliflor en floretes de tamaños similares, [como se explica aquí](https://www.directoalpaladar.com/ingredientes-y-alimentos/como-cortar-coliflor-floretes-facilmente-crear-desastre-cocina), lavar y enjuagar. Blanquear en abundante agua salada durante unos pocos minutos para **dejarla aún crujiente**, enfriándola rápidamente en un recipiente sobre hielo, o asarla en el horno a unos 200ºC; se puede aprovechar también para asar los pimientos si los tenemos crudos.&lt;br/&gt;&lt;br/&gt;Preparar **el resto de ingredientes por separado**: extraer el hueso de las aceitunas si no estuvieran deshuesadas, cortar los pepinillos en bastones y los pimientos pelados en tiras. Disponer la coliflor en una ensaladadera o fuente, aliñar ligeramente con vinagre y aceite de oliva y agregar todos los demás ingredientes.&lt;br/&gt;&lt;br/&gt;&lt;br/&gt;&lt;br/&gt;Mezclar al gusto y aliñar con un poco más de **vinagre y aceite de oliva** si se desea; no debería ser necesario añadir más sal por la que ya llevan las anchoas y los encurtidos. Llevar a la mesa o tapar y guardar en la nevera, sacándola un rato antes de servir para que pierda un poco el frío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10M</text:p>
          </table:table-cell>
          <table:table-cell/>
          <table:table-cell office:value-type="string" calcext:value-type="string">
            <text:p>Anchoa, Aceitunas, Coliflor, Recetas de Navidad, Recetas italianas, Guarniciones, Recetas de Ensaladas, Recetas de Legumbres y verduras </text:p>
          </table:table-cell>
          <table:table-cell/>
          <table:table-cell office:value-type="string" calcext:value-type="string">
            <text:p>1count Coliflor</text:p>
          </table:table-cell>
          <table:table-cell office:value-type="string" calcext:value-type="string">
            <text:p>50g Pimiento rojo</text:p>
          </table:table-cell>
          <table:table-cell office:value-type="string" calcext:value-type="string">
            <text:p>50g Pimiento amarillo</text:p>
          </table:table-cell>
          <table:table-cell office:value-type="string" calcext:value-type="string">
            <text:p>90g Aceitunas negras</text:p>
          </table:table-cell>
          <table:table-cell office:value-type="string" calcext:value-type="string">
            <text:p>90g Aceitunas</text:p>
          </table:table-cell>
          <table:table-cell office:value-type="string" calcext:value-type="string">
            <text:p>80g Pepinillo</text:p>
          </table:table-cell>
          <table:table-cell office:value-type="string" calcext:value-type="string">
            <text:p>50g Alcaparras</text:p>
          </table:table-cell>
          <table:table-cell office:value-type="string" calcext:value-type="string">
            <text:p>100g Anchoas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5ml Vinagre de Jerez</text:p>
          </table:table-cell>
          <table:table-cell office:value-type="string" calcext:value-type="string">
            <text:p>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alada templada de coliflor al curry y cuscús con salsa de yogur, mango y granada: receta vegetariana llena de sabor</text:p>
          </table:table-cell>
          <table:table-cell office:value-type="date" office:date-value="2021-11-22T17:00:57" calcext:value-type="date">
            <text:p>2021-11-22 17:00:57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sta receta de coliflor en forma de ensalada templada es una adaptación vegetariana del icónico plato británico llamado coronation chicken, o pollo de la...</text:p>
          </table:table-cell>
          <table:table-cell office:value-type="string" calcext:value-type="string">
            <text:p>https://i.blogs.es/e81e2e/coliflor-cuscus-yogur-mango/650_1200.jpg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levar a ebullición 200 ml de agua con la mitad de las semillas de cilantro machadas (o usar molidas en su lugar), pimienta y sal. Echar sobre el cuscús dispuesto en un cuenco, remover ligeramente y tapar. Precalentar el grill (eléctrico o el gratinador del horno) a máxima temperatura.&lt;br/&gt;&lt;br/&gt;Separar los floretes de la coliflor [como se indica aquí](https://www.directoalpaladar.com/ingredientes-y-alimentos/como-cortar-coliflor-floretes-facilmente-crear-desastre-cocina), reservando las hojas interiores más tiernas; lavar y escurrir. Mezclar en un cuenco 80 ml de yogur griego con 30 ml de aceite, el resto del cilantro y el curry, salpimentar y **embadurnar bien la coliflor** con ello. Si se va a hacer al horno, extender sobre una bandeja cubierta con papel de aluminio o antiadherente.&lt;br/&gt;&lt;br/&gt;&lt;br/&gt;&lt;br/&gt;Cocinar la coliflor unos 8-10 minutos, girando las piezas si es necesario, hasta que esté tierna en el centro pero no muy blanda, con los bordes caramelizados y algo tostados. Dejar templar mientras se mezcla en otro cuenco **el resto del yogur con el mango**, el ajo machacado o aplastado y el zumo de medio limón.&lt;br/&gt;&lt;br/&gt;Comprobar que el cuscús esté en su punto **aireándolo con un tenedor**; agregar el resto del aceite y zumo de la otra mitad del limón, y un buen puñado de hierbas picadas. Extender en una fuente y repartir la coliflor mezclada con la salsa de yogur, más hierbas, los granos de granada y almendras tostadas. Salpimentar al gusto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5M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Mango, Curry, Granada, Yogur, Coliflor, Recetas vegetarianas, Recetas Vegetarianas, Recetas de Ensaladas</text:p>
          </table:table-cell>
          <table:table-cell/>
          <table:table-cell office:value-type="string" calcext:value-type="string">
            <text:p>1count Coliflor</text:p>
          </table:table-cell>
          <table:table-cell office:value-type="string" calcext:value-type="string">
            <text:p>100g Cuscús</text:p>
          </table:table-cell>
          <table:table-cell office:value-type="string" calcext:value-type="string">
            <text:p>5g Semillas de cilantro</text:p>
          </table:table-cell>
          <table:table-cell office:value-type="string" calcext:value-type="string">
            <text:p>10g Curry molido</text:p>
          </table:table-cell>
          <table:table-cell office:value-type="string" calcext:value-type="string">
            <text:p>45ml Aceite de oliva virgen extra</text:p>
          </table:table-cell>
          <table:table-cell office:value-type="string" calcext:value-type="string">
            <text:p>180ml Yogur griego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30ml Mang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Cilantro fresco</text:p>
          </table:table-cell>
          <table:table-cell office:value-type="string" calcext:value-type="string">
            <text:p>Almendra laminada</text:p>
          </table:table-cell>
          <table:table-cell office:value-type="string" calcext:value-type="string">
            <text:p>0.5count Granad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string" calcext:value-type="string">
            <text:p>Ensalada de pollo al pesto: receta para unas pechugas de pollo jugosísimas para solucinar muchas comidas y cenas</text:p>
          </table:table-cell>
          <table:table-cell office:value-type="date" office:date-value="2021-11-08T17:01:54" calcext:value-type="date">
            <text:p>2021-11-08 17:01:54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l aspecto no será el más apetitoso del mundo, pero es lo que tiene la textura del pollo deshebrado bien embadurnado con una deliciosa salsa a base de pesto y...</text:p>
          </table:table-cell>
          <table:table-cell office:value-type="string" calcext:value-type="string">
            <text:p>https://i.blogs.es/371aa0/ensalada-pollo-pesto2/650_1200.jpg</text:p>
          </table:table-cell>
          <table:table-cell office:value-type="string" calcext:value-type="string">
            <text:p>P0DT0H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Combinar el agua con la sal en una cazuela amplia hasta disolverla. Añadir las pechugas de pollo enteras, limpias, y calentar con un termómetro digital para controlar la temperatura. Dejar que el agua supere los 65ºC, bajar la temperatura y **mantener por debajo de los 76ºC**. Mantener la cocción hasta que al pinchar el centro de la parte más gruesa de cada pechuga alcance los 65,5ºC, unos 25-30 minutos. &lt;br/&gt;&lt;br/&gt;&lt;br/&gt;&lt;br/&gt;Sacar las pechugas del agua y dejar que se enfríen sobre una tabla con papel de cocina o sobre una rejilla, unos 5 minutos, hasta que no quemen demasiado. A continuación, **deshebrar con uno o dos tenedores**, separando las fibras en tiras del tamaño que se prefiera.&lt;br/&gt;&lt;br/&gt;Mezclar en un cuenco todos los demás ingredientes de la salsa con una varillas o cuchara. Añadir los tomates secos en aceite picados al gusto, si se usan, con el pollo deshebrado y **remover hasta integrar** homogéneament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5M</text:p>
          </table:table-cell>
          <table:table-cell office:value-type="string" calcext:value-type="string">
            <text:p>P0DT0H30M</text:p>
          </table:table-cell>
          <table:table-cell/>
          <table:table-cell office:value-type="string" calcext:value-type="string">
            <text:p>Pollo, pechuga, Pesto, pechuga pollo, mayonesa, salsas, Recetas de Ensaladas, Recetas de Carnes y aves</text:p>
          </table:table-cell>
          <table:table-cell/>
          <table:table-cell office:value-type="string" calcext:value-type="string">
            <text:p>2count Pechuga de pollo</text:p>
          </table:table-cell>
          <table:table-cell office:value-type="string" calcext:value-type="string">
            <text:p>2l Agua</text:p>
          </table:table-cell>
          <table:table-cell office:value-type="string" calcext:value-type="string">
            <text:p>15g Sal</text:p>
          </table:table-cell>
          <table:table-cell office:value-type="string" calcext:value-type="string">
            <text:p>60g Pesto de albahaca</text:p>
          </table:table-cell>
          <table:table-cell office:value-type="string" calcext:value-type="string">
            <text:p>60g Mayonesa</text:p>
          </table:table-cell>
          <table:table-cell office:value-type="string" calcext:value-type="string">
            <text:p>5ml Zumo de limón</text:p>
          </table:table-cell>
          <table:table-cell office:value-type="string" calcext:value-type="string">
            <text:p>50g Tomate se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gollos de lechuga a la plancha con vinagreta de frutos secos, soja y miel, una receta perfecta de entrante, guarnición o cena</text:p>
          </table:table-cell>
          <table:table-cell office:value-type="date" office:date-value="2021-11-02T11:00:50" calcext:value-type="date">
            <text:p>2021-11-02 11:00:50</text:p>
          </table:table-cell>
          <table:table-cell office:value-type="string" calcext:value-type="string">
            <text:p>Pakus</text:p>
          </table:table-cell>
          <table:table-cell office:value-type="string" calcext:value-type="string">
            <text:p>Te enseñamos a preparar de manera sencilla la receta de cogollos de lechuga con vinagreta de frutos secos, soja y miel, con ingredientes, tiempo de...</text:p>
          </table:table-cell>
          <table:table-cell office:value-type="string" calcext:value-type="string">
            <text:p>https://i.blogs.es/13cc13/cogollos-guarnicion-entrante-pakus-futurobloguero-dap/650_1200.jpg</text:p>
          </table:table-cell>
          <table:table-cell office:value-type="string" calcext:value-type="string">
            <text:p>P0DT0H5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**Para hacer la vinagreta**, mezclamos en un cuenco la miel con la salsa de soja. Por otro lado, machacamos en el mortero los frutos secos, dejándolos en trocitos, es decir sin reducirlos a polvo. Esos trocitos darán un aporte crujiente o *crunchie* a la vinagreta. &lt;br/&gt;&lt;br/&gt;Una vez tenemos esas dos preparaciones, las reservamos para poder servirlas sobre la lechuga cuando la tengamos lista tras pasar por la plancha. **Opcionalmente podéis añadir unas pasas de arándanos o de uvas moscatel** sin pipo.&lt;br/&gt;&lt;br/&gt;Para hacer los cogollos de lechuga a la plancha, ponemos una sartén o parrilla al fuego y dejamos que se caliente bien. Untamos con una **brocha humedecida en aceite de oliva**. Mientras se calienta, cortamos los corazones de cogollo por la mitad. &lt;br/&gt;&lt;br/&gt;&lt;br/&gt;&lt;br/&gt;Doramos los cogollos de lechuga en la plancha durante 5 minutos, **sin apretar ni excedernos en la cocción** para que aunque esté dorada y tome temperatura, la lechuga no pierda su toque crujiente. Servimos los cogollos templados, cubriéndolos con unos pocos frutos secos por encima, decorando con dos o tres arándanos.&lt;br/&gt;&lt;br/&gt;Terminamos salpicando con un tenedor la mezcla de soja y miel por encima, **haciendo un dibujo caprichoso e irregular**. Llevamos el resto de la vinagreta en un cuenco a la mesa por si alguien quisiera añadir má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5M</text:p>
          </table:table-cell>
          <table:table-cell table:number-columns-repeated="2"/>
          <table:table-cell office:value-type="string" calcext:value-type="string">
            <text:p>vinagreta, frutos secos, Plancha, Lechuga, Cogollos de lechuga, Recetas en menos de 30 minutos, Recetas fáciles y rápidas, Recetas de Ensaladas, Recetas de Salsas y guarniciones</text:p>
          </table:table-cell>
          <table:table-cell/>
          <table:table-cell office:value-type="string" calcext:value-type="string">
            <text:p>4 Cogollo de lechuga</text:p>
          </table:table-cell>
          <table:table-cell office:value-type="string" calcext:value-type="string">
            <text:p>Frutos secos</text:p>
          </table:table-cell>
          <table:table-cell office:value-type="string" calcext:value-type="string">
            <text:p>Miel</text:p>
          </table:table-cell>
          <table:table-cell office:value-type="string" calcext:value-type="string">
            <text:p>Salsa de soj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12 Aránd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salada de garbanzos, aguacate y queso feta, receta fácil y nutritiva en menos de 15 minutos (con vídeo incluido)</text:p>
          </table:table-cell>
          <table:table-cell office:value-type="date" office:date-value="2021-09-12T16:01:00" calcext:value-type="date">
            <text:p>2021-09-12 16:01:00</text:p>
          </table:table-cell>
          <table:table-cell office:value-type="string" calcext:value-type="string">
            <text:p>Carmen Tía Alia</text:p>
          </table:table-cell>
          <table:table-cell office:value-type="string" calcext:value-type="string">
            <text:p>Te explicamos paso a paso, de manera sencilla y con vídeo incluido, cómo hacer la receta de garbanzos, aguacate y queso feta. Tiempo de elaboración,...</text:p>
          </table:table-cell>
          <table:table-cell office:value-type="string" calcext:value-type="string">
            <text:p>https://i.blogs.es/7c5fc6/ensalada-de-garbanzos-aguacate-y-queso-feta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Vídeos de Recet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elamos (si fuera necesario) y **picamos finamente** las cebolletas. Hacemos lo mismo con los aguacates, retirando los huesos y cortándolos en dados. Picamos finamente unos tallos de cebollino fresco bien lavado y seco. Si hemos comprado queso feta en bloque, lo cortamos en dados.&lt;br/&gt;&lt;br/&gt;Exprimimos la lima (o limón) y mezclamos su zumo con el aceite de oliva y el cebollino picado. Salpimentamos al gusto (opcional). Colocamos los garbanzos, los dados de aguacate y de queso feta en una ensaladera y **regamos con el aliño**. Removemos bien y servimos inmediatament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 table:number-columns-repeated="2"/>
          <table:table-cell office:value-type="string" calcext:value-type="string">
            <text:p>Aguacate, Garbanzos, legumbres, vídeo receta, Queso Feta, Ensaladas, Recetas en menos de 30 minutos, Vídeos de Recetas, Recetas de Ensaladas</text:p>
          </table:table-cell>
          <table:table-cell/>
          <table:table-cell office:value-type="string" calcext:value-type="string">
            <text:p>500g Garbanzos</text:p>
          </table:table-cell>
          <table:table-cell office:value-type="string" calcext:value-type="string">
            <text:p>2count Aguacate</text:p>
          </table:table-cell>
          <table:table-cell office:value-type="string" calcext:value-type="string">
            <text:p>150g Queso feta</text:p>
          </table:table-cell>
          <table:table-cell office:value-type="string" calcext:value-type="string">
            <text:p>2count Cebolleta</text:p>
          </table:table-cell>
          <table:table-cell office:value-type="string" calcext:value-type="string">
            <text:p>Cebollino</text:p>
          </table:table-cell>
          <table:table-cell office:value-type="string" calcext:value-type="string">
            <text:p>1count Zumo de lima</text:p>
          </table:table-cell>
          <table:table-cell office:value-type="string" calcext:value-type="string">
            <text:p>45ml Aceite de oliva virgen extr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imienta negra moli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 recetas de ensalada de espinacas para una comida fácil pero muy completa</text:p>
          </table:table-cell>
          <table:table-cell office:value-type="date" office:date-value="2021-09-11T09:00:47" calcext:value-type="date">
            <text:p>2021-09-11 09:00:47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Recopilamos nuestras mejores recetas de ensaladas de espinacas para que puedas cocinarlas fácilmente y disfrutarlas</text:p>
          </table:table-cell>
          <table:table-cell office:value-type="string" calcext:value-type="string">
            <text:p>https://i.blogs.es/2b37fe/ensaladas-espinacas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Colocamos las espinacas en un plato, luego cortamos los dátiles en rodajas desechando los **huesos** y los añadimos. &lt;br/&gt;&lt;br/&gt;Después rallamos el queso parmesano en lascas sobre la ensalada y, por último, **aliñamos** con un poco de sal y un buen aceite de oliv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10M</text:p>
          </table:table-cell>
          <table:table-cell table:number-columns-repeated="2"/>
          <table:table-cell office:value-type="string" calcext:value-type="string">
            <text:p>Espinacas, Recetas Saludables, Ensaladas, Recetas ligeras, Cenas ligeras, Recetas de Ensaladas</text:p>
          </table:table-cell>
          <table:table-cell/>
          <table:table-cell office:value-type="string" calcext:value-type="string">
            <text:p>100g Espinaca fresca</text:p>
          </table:table-cell>
          <table:table-cell office:value-type="string" calcext:value-type="string">
            <text:p>6count Dátiles</text:p>
          </table:table-cell>
          <table:table-cell office:value-type="string" calcext:value-type="string">
            <text:p>20g Queso parmesan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salada de arroz salvaje, receta fácil para el táper del trabajo y mucho más</text:p>
          </table:table-cell>
          <table:table-cell office:value-type="date" office:date-value="2021-09-10T10:00:31" calcext:value-type="date">
            <text:p>2021-09-10 10:00:31</text:p>
          </table:table-cell>
          <table:table-cell office:value-type="string" calcext:value-type="string">
            <text:p>Carmen Tía Alia</text:p>
          </table:table-cell>
          <table:table-cell office:value-type="string" calcext:value-type="string">
            <text:p>Te explicamos paso a paso, de manera sencilla, cómo hacer la receta de ensalada de arroz salvaje. Tiempo de elaboración, ingredientes,</text:p>
          </table:table-cell>
          <table:table-cell office:value-type="string" calcext:value-type="string">
            <text:p>https://i.blogs.es/33fb5e/ensalada-de-arroz-salvaje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Arroc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Hervimos el arroz siguiendo las indicaciones del paquete. En nuestro caso la cocción fue de 25 minutos. Dejamos que **enfríe completamente** antes de montar la ensalada. Lo podemos preparar con antelación y no tener que esperar ex profeso.&lt;br/&gt;&lt;br/&gt;&lt;br/&gt;&lt;br/&gt;Cuando el arroz esté frío **preparamos un aliño** batiendo bien el aceite con la mostaza, la salsa de soja, el jengibre molida, sal y pimienta al gusto. Lo mezclamos bien con el arroz, para que se impregne hasta el último grano y quede sabroso.&lt;br/&gt;&lt;br/&gt;Escurrimos el maíz y el edamame y los lavamos con agua fría. Pelamos la zanahoria y la troceamos en dados muy pequeños. Pelamos la cebolla y la picamos finamente. Añadimos las verduras al arroz, removemos y **guardamos en la nevera** hasta el momento de servi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25M</text:p>
          </table:table-cell>
          <table:table-cell/>
          <table:table-cell office:value-type="string" calcext:value-type="string">
            <text:p>arroz salvaje, receta, Ensaladas, Recetas veganas, salsa soja, Recetas de Ensaladas, Recetas de Arroces</text:p>
          </table:table-cell>
          <table:table-cell/>
          <table:table-cell office:value-type="string" calcext:value-type="string">
            <text:p>350g Mezcla de arroz salvaje</text:p>
          </table:table-cell>
          <table:table-cell office:value-type="string" calcext:value-type="string">
            <text:p>80g Maíz en gran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80g Edamame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75ml Salsa de soj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5g Jengibre moli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salada de judías verdes, rúcula, anchoas, queso y almendras crujientes: una rica receta saludable perfecta para el táper</text:p>
          </table:table-cell>
          <table:table-cell office:value-type="date" office:date-value="2021-09-09T16:00:33" calcext:value-type="date">
            <text:p>2021-09-09 16:00:33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Muy popular como guarnición en las barbacoas de verano en media Europa, las judías verdes también protagonizan platos la mar de completos que nos pueden...</text:p>
          </table:table-cell>
          <table:table-cell office:value-type="string" calcext:value-type="string">
            <text:p>https://i.blogs.es/52444c/ensalada-judias1/650_1200.jpg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reparar las judías verdes lavándolas suavemente con agua, cortando las puntas feas -o ambas, al gusto- y **cortar en dos o tres piezas**, según su longitud, para que se puedan comer fácilmente de un bocado.&lt;br/&gt;&lt;br/&gt;Cocerlas en agua hirviendo con un poco de sal o al vapor entre **10-15 minutos**, hasta que estén *al dente*, preferiblemente no muy blandas. Escurrir y enfriar rápidamente, mejor en agua helada. Escurrir de nuevo y reservar.&lt;br/&gt;&lt;br/&gt;&lt;br/&gt;&lt;br/&gt;Lavar los rabanitos y tomates cherry si fuera necesario; laminar los primeros y cortar por la mitad o en cuartos los segundos. Cortar en tiras el pimiento asado y escurrir las aceitunas y las anchoas, que se pueden trocear o picar. **Tostar las almendras ligeramente** en una sartén sin engrasar. Cortar en cubitos el queso sin corteza.&lt;br/&gt;&lt;br/&gt;Montar la ensalada mezlando todos los ingredientes suavemente; aliñar con aceite de oliva virgen extra, **ralladura y zumo de limón**, un poco de vinagre -opcional-, sal y pimienta negra. Aderezar con hierbas provenzales frescas o secas al gust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35M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Judías verdes, Ensaladas, Recetas de verano, Recetas ligeras, Recetas rápidas y fáciles, Recetas fáciles y rápidas, Recetas de Ensaladas, Recetas de Legumbres y verduras </text:p>
          </table:table-cell>
          <table:table-cell/>
          <table:table-cell office:value-type="string" calcext:value-type="string">
            <text:p>500g Judías verdes redondas bobby</text:p>
          </table:table-cell>
          <table:table-cell office:value-type="string" calcext:value-type="string">
            <text:p>300g Tomate cherry</text:p>
          </table:table-cell>
          <table:table-cell office:value-type="string" calcext:value-type="string">
            <text:p>5count Rabanitos</text:p>
          </table:table-cell>
          <table:table-cell office:value-type="string" calcext:value-type="string">
            <text:p>1count Pimiento rojo asado</text:p>
          </table:table-cell>
          <table:table-cell office:value-type="string" calcext:value-type="string">
            <text:p>50g Rúcula</text:p>
          </table:table-cell>
          <table:table-cell office:value-type="string" calcext:value-type="string">
            <text:p>80g Queso de cabra</text:p>
          </table:table-cell>
          <table:table-cell office:value-type="string" calcext:value-type="string">
            <text:p>1count Anchoas</text:p>
          </table:table-cell>
          <table:table-cell office:value-type="string" calcext:value-type="string">
            <text:p>20g Almendras laminadas</text:p>
          </table:table-cell>
          <table:table-cell office:value-type="string" calcext:value-type="string">
            <text:p>30g Aceitunas negras</text:p>
          </table:table-cell>
          <table:table-cell office:value-type="string" calcext:value-type="string">
            <text:p>Ralladura de limón</text:p>
          </table:table-cell>
          <table:table-cell office:value-type="string" calcext:value-type="string">
            <text:p>60ml Aceite de oliva virgen extra</text:p>
          </table:table-cell>
          <table:table-cell office:value-type="string" calcext:value-type="string">
            <text:p>30ml Vinagre de Jerez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Hierbas provenzales</text:p>
          </table:table-cell>
          <table:table-cell/>
        </table:table-row>
        <table:table-row table:style-name="ro1">
          <table:table-cell office:value-type="string" calcext:value-type="string">
            <text:p>Ensalada de jamón americana: receta viejuna de los hogares estadounidenses para sándwiches o picotear (que se hace en 10 minutos)</text:p>
          </table:table-cell>
          <table:table-cell office:value-type="date" office:date-value="2021-09-06T10:00:59" calcext:value-type="date">
            <text:p>2021-09-06 10:00:59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l concepto "ensalada de jamón" se nos puede escapar uno poco a los ajenos a la cocina estadounidense, una gastronomía a la que nunca está de más acercarse...</text:p>
          </table:table-cell>
          <table:table-cell office:value-type="string" calcext:value-type="string">
            <text:p>https://i.blogs.es/cb7e16/ensalada-jamon-usa1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Cortar el jamón en cubos, trocear el apio lavado y los pepinillos, y disponer en un **procesador de alimentos, picadora o robot de cocina**. Añadir la mayonesa, la mostaza opcional y pimienta molida al gusto. Se puede hacer también picando primero finamente a cuchillo los ingredientes sólidos.&lt;br/&gt;&lt;br/&gt;&lt;br/&gt;&lt;br/&gt;Triturar unos segundos, remover y triturar un poco más. Probar y añadir más pepinillos o **condimentos al gusto**, procurando dejar una textura mordible, con tropezones que se noten pero sin ser tan grandes que molesten. La textura general debe ser cremosa y untable, sin desmoronars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0M</text:p>
          </table:table-cell>
          <table:table-cell table:number-columns-repeated="2"/>
          <table:table-cell office:value-type="string" calcext:value-type="string">
            <text:p>sándwich, mayonesa, rellenos, Cocina Americana, sandwiches, Recetas rápidas y fáciles, Recetas fáciles y rápidas, Recetas de Aperitivos, Recetas de Ensaladas</text:p>
          </table:table-cell>
          <table:table-cell/>
          <table:table-cell office:value-type="string" calcext:value-type="string">
            <text:p>250g Jamón cocido</text:p>
          </table:table-cell>
          <table:table-cell office:value-type="string" calcext:value-type="string">
            <text:p>30g Apio</text:p>
          </table:table-cell>
          <table:table-cell office:value-type="string" calcext:value-type="string">
            <text:p>110g Mayonesa</text:p>
          </table:table-cell>
          <table:table-cell office:value-type="string" calcext:value-type="string">
            <text:p>2count Pepinillos en vinagre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Pimienta negra molid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salada de melón, gambas y rúcula con vinagreta de curry, nuestra refrescante receta veraniega para combatir el calor</text:p>
          </table:table-cell>
          <table:table-cell office:value-type="date" office:date-value="2021-08-19T10:00:42" calcext:value-type="date">
            <text:p>2021-08-19 10:00:42</text:p>
          </table:table-cell>
          <table:table-cell office:value-type="string" calcext:value-type="string">
            <text:p>Pakus</text:p>
          </table:table-cell>
          <table:table-cell office:value-type="string" calcext:value-type="string">
            <text:p>Te enseñamos a preparar de manera sencilla la receta de ensalada de melón con gambas y rúcula con vinagreta de curry, con ingredientes, tiempos y fotos del...</text:p>
          </table:table-cell>
          <table:table-cell office:value-type="string" calcext:value-type="string">
            <text:p>https://i.blogs.es/e8fb32/ensalada-de-melon-con-gambas-rucula-pakus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Separamos las hojas del cogollo de lechuga para poder ponerlas en el borde de la ensaladera donde serviremos nuestra combinación. Partimos los cherry por la mitad y picamos el **melón cantalupo en taquitos de tamaño bocado.** &lt;br/&gt;&lt;br/&gt;En el hueco central de la ensalada, repartimos las hojas de rúcula, los trozos de melón y los tomates cherry, mientras **doramos ligeramente las gambas en una sartén.** Una vez doradas, servimos las gambas repartidas sobre la ensalada.&lt;br/&gt;&lt;br/&gt;&lt;br/&gt;&lt;br/&gt;&lt;br/&gt;Preparamos la **vinagreta de curry** con un buen aceite de oliva virgen extra, unas gotas de vinagre de Jerez y una cucharada de polvos curry, que batimos hasta emulsionar y con la mezcla aliñamos la ensalada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10M</text:p>
          </table:table-cell>
          <table:table-cell table:number-columns-repeated="2"/>
          <table:table-cell office:value-type="string" calcext:value-type="string">
            <text:p>Melón, Gambas, Recetas de verano, Recetas en menos de 30 minutos, Recetas fáciles y rápidas, Recetas frescas, Recetas de Ensaladas</text:p>
          </table:table-cell>
          <table:table-cell/>
          <table:table-cell office:value-type="string" calcext:value-type="string">
            <text:p>1 Cogollo de lechuga</text:p>
          </table:table-cell>
          <table:table-cell office:value-type="string" calcext:value-type="string">
            <text:p>4 Tomate cherry</text:p>
          </table:table-cell>
          <table:table-cell office:value-type="string" calcext:value-type="string">
            <text:p>Rúcula</text:p>
          </table:table-cell>
          <table:table-cell office:value-type="string" calcext:value-type="string">
            <text:p>Melón cantalupo</text:p>
          </table:table-cell>
          <table:table-cell office:value-type="string" calcext:value-type="string">
            <text:p>12 Gamba</text:p>
          </table:table-cell>
          <table:table-cell office:value-type="string" calcext:value-type="string">
            <text:p>Curry molid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Vinagre de Jerez</text:p>
          </table:table-cell>
          <table:table-cell office:value-type="string" calcext:value-type="string">
            <text:p>Sal al gus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salada pantesca de patata, la otra gran ensalada italiana perfecta para el calor del verano</text:p>
          </table:table-cell>
          <table:table-cell office:value-type="date" office:date-value="2021-08-18T10:00:38" calcext:value-type="date">
            <text:p>2021-08-18 10:00:38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Receta de cocina fácil, sencilla y deliciosa Te explicamos paso a paso, de manera sencilla, la elaboración de la receta de ensalada pantesca de patata...</text:p>
          </table:table-cell>
          <table:table-cell office:value-type="string" calcext:value-type="string">
            <text:p>https://i.blogs.es/f91060/ensalada-pantesca1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avar y secar la patata; poner a cocer en una olla con tapa cubierta de agua hasta que esté tierna por dentro, pero **no excesivamente blandurria**. Escurrir y enfriar hasta que no queme para manipularla.&lt;br/&gt;&lt;br/&gt;Mientras tanto, **lavar y secar** los tomates y la albahaca. Picar la media cebolla o cortar en juliana o plumas. Dejar a remojo en agua muy fría si se prefiere rebajar su potencia.&lt;br/&gt;&lt;br/&gt;Cortar los tomates por la mitad o en cuartos, trocear a mano la albahaca o cortar en *chiffonade* (tiras) y escurrir las aceitunas y las alcaparras. Pelar la patata **cuando no queme** y trocear en piezas de un bocado, no muy grandes. &lt;br/&gt;&lt;br/&gt;&lt;br/&gt;&lt;br/&gt;&lt;br/&gt;Disponer en una fuente la patata tibia, y regar con un chorrito de aceite y salpimentar ligeramente. Al enfriarse aliñada **cogerá mejor sabor**. Añadir el resto de ingredientes, un poco más de aceite, vinagre, orégano, sal y pimienta al gusto. Remover y refrigerar antes de servi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30M</text:p>
          </table:table-cell>
          <table:table-cell/>
          <table:table-cell office:value-type="string" calcext:value-type="string">
            <text:p>Ensaladas, Recetas de patatas, Recetas veganas, Recetas de verano, Gastronomía italiana, Recetas italianas, Recetas Vegetarianas, Recetas de Ensaladas</text:p>
          </table:table-cell>
          <table:table-cell/>
          <table:table-cell office:value-type="string" calcext:value-type="string">
            <text:p>200g Patata</text:p>
          </table:table-cell>
          <table:table-cell office:value-type="string" calcext:value-type="string">
            <text:p>15g Alcaparras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150g Tomate cherry</text:p>
          </table:table-cell>
          <table:table-cell office:value-type="string" calcext:value-type="string">
            <text:p>50g Aceitunas</text:p>
          </table:table-cell>
          <table:table-cell office:value-type="string" calcext:value-type="string">
            <text:p>4count Albahaca</text:p>
          </table:table-cell>
          <table:table-cell office:value-type="string" calcext:value-type="string">
            <text:p>Orégano seco</text:p>
          </table:table-cell>
          <table:table-cell office:value-type="string" calcext:value-type="string">
            <text:p>10ml Vinagre de vino blan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ómo hacer torrijas sin pan y sin azúcar: la versión más saludable baja en hidratos y sin gluten que había que probar</text:p>
          </table:table-cell>
          <table:table-cell office:value-type="date" office:date-value="2022-04-14T10:00:48" calcext:value-type="date">
            <text:p>2022-04-14 10:00:48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Las torrijas no son un postre ligero, negarlo sería autoengañarse. Sí podemos hacerlas más o menos calóricas cuidando detalles y eligiendo bien los...</text:p>
          </table:table-cell>
          <table:table-cell office:value-type="string" calcext:value-type="string">
            <text:p>https://i.blogs.es/677ddb/torrijas-fit/650_1200.jpg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s de Postr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recalentar el horno a 180ºC con calor arriba y abajo, **sin aire**. Forrar con papel antiadherente -sulfurizado- un molde rectangular pequeño de unos 18-20 cm de largo. Se puede usar más grande, pero quedará una masa menos alta.&lt;br/&gt;&lt;br/&gt;Escurrir el **líquido o suero** que pueda tener el quark o yogur. Batir con una varillas o batidora junto con los huevos, la proteína en polvo o harina de almendra o avena, el lino molido o maizena, la vainilla, canela al gusto, edulcorante -opcional- y ralladura de limón fina. Procurar que no haya grumos.&lt;br/&gt;&lt;br/&gt;&lt;br/&gt;&lt;br/&gt;Llevar al molde y hornear durante unos 40-50 minutos, o hasta que al pinchar el centro con un palillo salga limpio. Esperar unos minutos fuera del horno antes de desmoldar usando el papel; una vez frío por completo, secar el **posible agua que suelte** con papel de cocina -como si fuera tofu- y cortar en rebanadas más bien gruesas.&lt;br/&gt;&lt;br/&gt;**Bañar en huevo batido** y cocinar a la plancha con un poco de aceite. Rebozar en eritritol mezclado con canela molida como haríamos con torrijas normales y servir templadas o fría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0DT1H10M</text:p>
          </table:table-cell>
          <table:table-cell office:value-type="string" calcext:value-type="string">
            <text:p>P0DT0H50M</text:p>
          </table:table-cell>
          <table:table-cell/>
          <table:table-cell office:value-type="string" calcext:value-type="string">
            <text:p>sin azúcar, proteínas, Torrijas, Recetas Saludables, Recetas sin Gluten, Recetas de Semana Santa, Recetas de Postres</text:p>
          </table:table-cell>
          <table:table-cell/>
          <table:table-cell office:value-type="string" calcext:value-type="string">
            <text:p>2count Huevo</text:p>
          </table:table-cell>
          <table:table-cell office:value-type="string" calcext:value-type="string">
            <text:p>500g Queso quark</text:p>
          </table:table-cell>
          <table:table-cell office:value-type="string" calcext:value-type="string">
            <text:p>40g Almendra molida</text:p>
          </table:table-cell>
          <table:table-cell office:value-type="string" calcext:value-type="string">
            <text:p>5g Lino molido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2g Ralladura de limón</text:p>
          </table:table-cell>
          <table:table-cell office:value-type="string" calcext:value-type="string">
            <text:p>80g Eritritol</text:p>
          </table:table-cell>
          <table:table-cell office:value-type="string" calcext:value-type="string">
            <text:p>Canela molida</text:p>
          </table:table-cell>
          <table:table-cell office:value-type="string" calcext:value-type="string">
            <text:p>Huevo batido</text:p>
          </table:table-cell>
          <table:table-cell office:value-type="string" calcext:value-type="string">
            <text:p>Aceite de oliva virgen ex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días verdes con tomate a la libanesa: receta sencilla para una saludable guarnición o comida vegana</text:p>
          </table:table-cell>
          <table:table-cell office:value-type="date" office:date-value="2022-04-04T10:01:51" calcext:value-type="date">
            <text:p>2022-04-04 10:01:51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Judías verdes y tomates hacen un matrimonio exquisito del que ya hemos dado buena cuenta en otras ocasiones. En los días de calor nos engancha la receta...</text:p>
          </table:table-cell>
          <table:table-cell office:value-type="string" calcext:value-type="string">
            <text:p>https://i.blogs.es/a0b993/judias-verdes-libanesas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avar y secar las judías verdes, cortar las puntas feas y cortar cada pieza en dos o tres, según el tamaño que tengan. Pelar y cortar en **juliana fina** la chalota y mezclar todas las especias en un cuenco con pimienta recién molida al gusto.&lt;br/&gt;&lt;br/&gt;Calentar un **buen chorro de aceite de oliva virgen extra** en una sartén o cazuela, a fuego medio-bajo, y añadir la chalota con una pizca de sal. Dejar unos minutos hasta que empiece a ponerse blanda y añadir las judías con las especias. Remover bien un par de minutos.&lt;br/&gt;&lt;br/&gt;&lt;br/&gt;&lt;br/&gt;Añadir **casi todos los tomates del bote** reservando uno o dos, y los jugos. Machacar para ir incorporándolos, agregar una pizca más de sal y saltear a fuego medio-alto un par de minutos. Cubrir ligeramente con una parte del agua de la conserva de tomate, llevar a ebullición, tapar y bajar el fuego.&lt;br/&gt;&lt;br/&gt;Dejar cocinar unos 15-20 minutos, removiendo de vez en cuando. **Corregir la cantidad de tomate o líquido** según lo pida, dejando la salsa más o menos espesa, al gusto. Cuando las judías estén en el punto deseado, apagar el fuego y servir caliente con perejil pic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30M</text:p>
          </table:table-cell>
          <table:table-cell/>
          <table:table-cell office:value-type="string" calcext:value-type="string">
            <text:p>Judías verdes, Recetas Saludables, salsa de tomate, Recetas veganas, Gastronomía Oriente Medio, Recetas Vegetarianas, Recetas de Legumbres y verduras , Recetas de Salsas y guarniciones</text:p>
          </table:table-cell>
          <table:table-cell/>
          <table:table-cell office:value-type="string" calcext:value-type="string">
            <text:p>1count Chalota</text:p>
          </table:table-cell>
          <table:table-cell office:value-type="string" calcext:value-type="string">
            <text:p>3g Comino molido</text:p>
          </table:table-cell>
          <table:table-cell office:value-type="string" calcext:value-type="string">
            <text:p>3g Cilantro molido</text:p>
          </table:table-cell>
          <table:table-cell office:value-type="string" calcext:value-type="string">
            <text:p>2g Cardamomo</text:p>
          </table:table-cell>
          <table:table-cell office:value-type="string" calcext:value-type="string">
            <text:p>1g Canela molida</text:p>
          </table:table-cell>
          <table:table-cell office:value-type="string" calcext:value-type="string">
            <text:p>1g Nuez moscada molida</text:p>
          </table:table-cell>
          <table:table-cell office:value-type="string" calcext:value-type="string">
            <text:p>350g Judías verdes redondas</text:p>
          </table:table-cell>
          <table:table-cell office:value-type="string" calcext:value-type="string">
            <text:p>400g Tomates en conserva natural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erejil fre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el de chocolate proteico en microondas: receta sin gluten y sin azúcar añadido</text:p>
          </table:table-cell>
          <table:table-cell office:value-type="date" office:date-value="2022-04-02T16:01:19" calcext:value-type="date">
            <text:p>2022-04-02 16:01:19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ste capricho de cacao es para quienes disfruten de dulces sin ser tan dulces, amantes del sabor a intenso chocolate y una textura jugosa que puede recordar...</text:p>
          </table:table-cell>
          <table:table-cell office:value-type="string" calcext:value-type="string">
            <text:p>https://i.blogs.es/3d3621/pastel-chocolate-fitness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de Postr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Triturar o batir en un procesador de alimentos los plátanos troceados con el yogur o queso batido -escurrido del posible suero-. Añadir los huevos y la vainilla y **triturar un o poco más** hasta integrar.&lt;br/&gt;&lt;br/&gt;Incorporar el cacao tamizado, la levadura, la proteína en polvo y la almendra molida, y triturar hasta lograr una masa cremosa sin grumos secos. Llevar a un **molde apto para microondas** -engrasado si no es de silicona- de unos 18-20 cm de diámetro, y cocer a máxima potencia unos 10 minutos.&lt;br/&gt;&lt;br/&gt;**Comprobar que está cuajado** en el centro pinchado con un palillo, esperar un poco antes de desmoldar y dejar enfriar sobre una rejilla. Mientras, trocear el chocolate, derretir con el aceite de coco al baño maría o en microondas a intervalos cortos y remover hasta formar una crema líquida.&lt;br/&gt;&lt;br/&gt;&lt;br/&gt;&lt;br/&gt;&lt;br/&gt;Verter **sobre el patel frío** y extender con una espátula o similar. Se puede decorar con frutos secos picados o coco rallado antes de que se solidifique. Guardar preferiblemente en la nevera si no se consume en el día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microondas, Cacao, sin azúcar, Chocolate negro, Recetas Saludables, Recetas sin Gluten, Postres sin horno, Recetas de Postres</text:p>
          </table:table-cell>
          <table:table-cell/>
          <table:table-cell office:value-type="string" calcext:value-type="string">
            <text:p>400g Plátano</text:p>
          </table:table-cell>
          <table:table-cell office:value-type="string" calcext:value-type="string">
            <text:p>100g Yogur natural</text:p>
          </table:table-cell>
          <table:table-cell office:value-type="string" calcext:value-type="string">
            <text:p>3count Huevo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60g Proteína en polvo</text:p>
          </table:table-cell>
          <table:table-cell office:value-type="string" calcext:value-type="string">
            <text:p>20g Almendra molida</text:p>
          </table:table-cell>
          <table:table-cell office:value-type="string" calcext:value-type="string">
            <text:p>4g Levadura química</text:p>
          </table:table-cell>
          <table:table-cell office:value-type="string" calcext:value-type="string">
            <text:p>30g Cacao en polvo</text:p>
          </table:table-cell>
          <table:table-cell office:value-type="string" calcext:value-type="string">
            <text:p>80 Chocolate negro</text:p>
          </table:table-cell>
          <table:table-cell office:value-type="string" calcext:value-type="string">
            <text:p>10ml Aceite de co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chugas de pollo con quinoa y brócoli a la naranja: receta saludable, completa y sencilla para toda la familia</text:p>
          </table:table-cell>
          <table:table-cell office:value-type="date" office:date-value="2022-02-21T11:01:51" calcext:value-type="date">
            <text:p>2022-02-21 11:01:51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l cocinero Alfons Schuhbeck es toda una celebridad en Alemania, reputado chef, autor de numerosos libros de recetas y propietario de restaurantes y negocios...</text:p>
          </table:table-cell>
          <table:table-cell office:value-type="string" calcext:value-type="string">
            <text:p>https://i.blogs.es/b785a7/pollo-brocoli-quinoa-naranja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Carnes y ave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recalentar el horno a **100ºC con ventilador**, si lo tiene, o 120ºC con calor arriba y abajo. Secar las pechugas con papel de cocina, retirar posibles restos de grasa, piel o telillas, y salpimentar generosamente. Cocinar a la plancha o sartén de hierro apta para el horno marcándolas por ambos lados, presionando con la espátula para dorarlas bien.&lt;br/&gt;&lt;br/&gt;Llevar directamente la sartén al horno o trasladar a una fuente refractaria. Si no tenemos sartén apta para el horno, reservar esta para la salsa. Las pechugas deberían tardar **unos 30 minutos en cocinarse a esta baja temperatura**; comprobar el punto con un termómetro de cocina o cortando la carne en la parte más gruesa. Girarlas a los 20 minutos.&lt;br/&gt;&lt;br/&gt;Mientras tanto, enjuagar bien la quinoa y poner a cocer en 250 ml de agua (o caldo de pollo o verduras, si tenemos) con el laurel, el ajo troceado, el jengibre pelado, un trocito de guindilla o chile (opcional) el azafrán y un poco de sal. Cuando llegue a ebullición, tapar con tapadera o papel de horno, bajar el fuego y dejar **cocer suavemente unos 20-25 minutos**.&lt;br/&gt;&lt;br/&gt;&lt;br/&gt;&lt;br/&gt;Comprobar el punto de cocción y remover con un tenedor; retirar los aromáticos y aderezar con la ralladura fina de la naranja y un chorrito de aceite. Reservar caliente. **Cocer el brócoli lavado y troceado al vapor o en microondas** durante unos 8-10 minutos, dejándolo ligeramente crujiente o al gusto. &lt;br/&gt;&lt;br/&gt;Retirar el pollo de la sartén y llevar esta al fuego de nuevo para **desglasar los jugos con el zumo** de la naranja y la salsa picante, dejando que reduzca. Repartir la quinoa en platos, las pechugas fileteadas y el brócoli, regando la carne con la salsa de naranja y aderezando con sésamo al gust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P0DT0H40M</text:p>
          </table:table-cell>
          <table:table-cell/>
          <table:table-cell office:value-type="string" calcext:value-type="string">
            <text:p>Quinoa, pechuga, pechuga pollo, Naranjas, Recetas Saludables, Brócoli, Cenas ligeras, Recetas de Carnes y aves</text:p>
          </table:table-cell>
          <table:table-cell/>
          <table:table-cell office:value-type="string" calcext:value-type="string">
            <text:p>4count Pechuga de pollo</text:p>
          </table:table-cell>
          <table:table-cell office:value-type="string" calcext:value-type="string">
            <text:p>1count Brócoli</text:p>
          </table:table-cell>
          <table:table-cell office:value-type="string" calcext:value-type="string">
            <text:p>100g Quinoa</text:p>
          </table:table-cell>
          <table:table-cell office:value-type="string" calcext:value-type="string">
            <text:p>1count Laurel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1count Jengibre fresco</text:p>
          </table:table-cell>
          <table:table-cell office:value-type="string" calcext:value-type="string">
            <text:p>3count Azafrán</text:p>
          </table:table-cell>
          <table:table-cell office:value-type="string" calcext:value-type="string">
            <text:p>1count Naranja</text:p>
          </table:table-cell>
          <table:table-cell office:value-type="string" calcext:value-type="string">
            <text:p>Salsa picante de chile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emillas de sésamo</text:p>
          </table:table-cell>
          <table:table-cell office:value-type="string" calcext:value-type="string">
            <text:p>Guind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ta de boquerones al horno: cómo cocinarlos para que queden crujientes y jugosos, pero con menos calorías</text:p>
          </table:table-cell>
          <table:table-cell office:value-type="date" office:date-value="2022-02-08T11:01:43" calcext:value-type="date">
            <text:p>2022-02-08 11:01:43</text:p>
          </table:table-cell>
          <table:table-cell office:value-type="string" calcext:value-type="string">
            <text:p>Pakus</text:p>
          </table:table-cell>
          <table:table-cell office:value-type="string" calcext:value-type="string">
            <text:p>Te enseñamos a preparar de manera sencilla la receta de boquerones al horno con ingredientes, tiempo de elaboración y fotos del proceso</text:p>
          </table:table-cell>
          <table:table-cell office:value-type="string" calcext:value-type="string">
            <text:p>https://i.blogs.es/8ce20e/boquerones-al-horno-futurobloguero-pakus-dap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Pescados y mariscos 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impiamos los boquerones agarrando su cabeza y desplazándola hacia el vientre mientras retiramos las tripas. Opcionalmente podemos quitar también la espina, o **pedirle al pescadero que nos los de limpios a nuestro gusto**. Antes de cocinarlos, ya en casa, los lavamos ligeramente bajo el grifo para eliminar la sangre y después los secamos y sazonamos. &lt;br/&gt;&lt;br/&gt;Picamos seis dientes de ajo en taquitos pequeños y un manojio de perejil, y los mezclamos. Extendemos los boquerones en una fuente de horno, y los **cubrimos con la mezcla de ajo y perejil**, reservando un poco de la mezcla. Añadimos un chorrito de aceite de oliva y medio limón exprimido.&lt;br/&gt;&lt;br/&gt;Los asamos a **200ºC en horno precalentado durante seis a ocho minutos** dependiendo de su grosor. Después los ponemos en la parte superior del horno y gratinamos durante dos minutos para dejarlos bien crujientes. &lt;br/&gt;&lt;br/&gt;&lt;br/&gt;&lt;br/&gt;Servimos los boquerones asados en el horno con el **resto del ajo y perejil aparte** para que quien quiera pueda añadirse un poco más. También podemos acompañar de unos gajos de limón por si los comensales quieren añadirlo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Horno, boquerones, Recetas Saludables, Recetas en menos de 30 minutos, Cenas rápidas y faciles, Recetas de Pescados y mariscos </text:p>
          </table:table-cell>
          <table:table-cell/>
          <table:table-cell office:value-type="string" calcext:value-type="string">
            <text:p>20 Boquerones</text:p>
          </table:table-cell>
          <table:table-cell office:value-type="string" calcext:value-type="string">
            <text:p>6 Diente de ajo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Lim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mientos rellenos de soja texturizada al horno: receta vegetariana saludable, completa y saciante</text:p>
          </table:table-cell>
          <table:table-cell office:value-type="date" office:date-value="2022-02-07T11:01:15" calcext:value-type="date">
            <text:p>2022-02-07 11:01:15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Un buen producto para tener en la despensa, junto con las legumbres secas, es la soja texturizada o proteína de soja, de grosor fino o medio. Se conserva...</text:p>
          </table:table-cell>
          <table:table-cell office:value-type="string" calcext:value-type="string">
            <text:p>https://i.blogs.es/cadb1c/pimientos-rellenos-soja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oner la soja en un cuenco grande y cubrir con agua para que se vaya hidratando. Calentar un fondo de aceite en una sartén o cazuela ancha a temperatura suave y añadir la cebolla muy picada con los ajos y una pizca de sal. **Pochar suavemente** hasta que se transparenten.&lt;br/&gt;&lt;br/&gt;Agregar el apio -retirando los posibles filamentos más gruesos y los extremos que suelen ser feos- y las zanahorias -peladas- o un trozo de calabaza, todo muy picado. Salpimentar, **remover bien** y dejar que la verdura se vaya ablandando, poniendo la tapa del recipiente si lo tiene.&lt;br/&gt;&lt;br/&gt;Mientras tanto, preparar los pimientos lavados abriéndolos por la mitad **longitudinal**; sacar con cuidado las semillas y cortar los filamentos más gruesos. Colocar en una fuente engrasada o cubierta con papel de aluminio o de horno y precalentar el horno a 200ºC.&lt;br/&gt;&lt;br/&gt;&lt;br/&gt;&lt;br/&gt;Escurrir muy bien la soja y añadir a las verduras; salpimentar un poco y remover bien **subiendo el fuego para que se tueste** un poco. Echar los dos tomates a la sartén (se puede echar más tomate triturado o tomate frito si se prefiere), remover, regar con el vino y dejar que se evapore. Aderezar con las especias al gusto y agregar la nata.&lt;br/&gt;&lt;br/&gt;Dejar que cueza todo un poco más a fuego suave y retirar. **Rellenar muy generosamente los pimientos** y hornear 10 minutos. Cubrir con queso semicurado al gusto y de volver al horno unos 10-15 minutos más bajando la temperatura a 180ºC. Servir con orégano y un poco más de queso tipo parmesano si se dese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1H5M</text:p>
          </table:table-cell>
          <table:table-cell office:value-type="string" calcext:value-type="string">
            <text:p>P0DT0H50M</text:p>
          </table:table-cell>
          <table:table-cell/>
          <table:table-cell office:value-type="string" calcext:value-type="string">
            <text:p>Horno, Pimientos rellenos, soja texturizada, Recetas Saludables, Recetas vegetarianas, Recetas Vegetarianas, Recetas de Legumbres y verduras </text:p>
          </table:table-cell>
          <table:table-cell/>
          <table:table-cell office:value-type="string" calcext:value-type="string">
            <text:p>150g Soja texturizada fina</text:p>
          </table:table-cell>
          <table:table-cell office:value-type="string" calcext:value-type="string">
            <text:p>1count Cebolla blanca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1count Apio</text:p>
          </table:table-cell>
          <table:table-cell office:value-type="string" calcext:value-type="string">
            <text:p>150ml Tomate triturado</text:p>
          </table:table-cell>
          <table:table-cell office:value-type="string" calcext:value-type="string">
            <text:p>20ml Tomate concentrado</text:p>
          </table:table-cell>
          <table:table-cell office:value-type="string" calcext:value-type="string">
            <text:p>80ml Vino blanco</text:p>
          </table:table-cell>
          <table:table-cell office:value-type="string" calcext:value-type="string">
            <text:p>100ml Nata líquida para cocinar</text:p>
          </table:table-cell>
          <table:table-cell office:value-type="string" calcext:value-type="string">
            <text:p>5g Comino molido</text:p>
          </table:table-cell>
          <table:table-cell office:value-type="string" calcext:value-type="string">
            <text:p>5g Pimentón dulce</text:p>
          </table:table-cell>
          <table:table-cell office:value-type="string" calcext:value-type="string">
            <text:p>4count Pimiento morrón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régano se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33 recetas a la plancha que nos ayudarán a cuidar la dieta y adelgazar sin renunciar al sabor</text:p>
          </table:table-cell>
          <table:table-cell office:value-type="date" office:date-value="2022-01-31T17:01:20" calcext:value-type="date">
            <text:p>2022-01-31 17:01:20</text:p>
          </table:table-cell>
          <table:table-cell office:value-type="string" calcext:value-type="string">
            <text:p>Pakus</text:p>
          </table:table-cell>
          <table:table-cell office:value-type="string" calcext:value-type="string">
            <text:p>Aunque estemos en los meses más fríos del año y la ropa de abrigo disimule nuestros excesos, somos muchos los que estamos ya cuidándonos con miras a recuperar...</text:p>
          </table:table-cell>
          <table:table-cell office:value-type="string" calcext:value-type="string">
            <text:p>https://i.blogs.es/f7be2f/plancha_collage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Empezamos preparando la crema de guisantes a la menta. Para ello escaldamos los guisantes durante 3 minutos en agua hirviendo y los pasamos a agua fría para que mantengan su color intenso. Si usáis congelados o de lata, os ahorráis ese paso. Luego los trituramos en la batidora junto a 8 hojas de menta. Continuamos cortando el lomo de atún en seis tacos rectangulares para su consumo como pincho o bocado y los hacemos a la plancha dejando que se hagan un minuto por cada lado. Una vez cocinados, añadimos unos cristalitos de sal a cada taco de lomo. En un plato ponemos las semillas de sésamo y según vamos retirando de la sartén los tacos de atún cocinados, los apoyamos sobre ellas para que se rebocen de semillas por una de sus caras o si lo preferís, por las dos. Para montar el plato, ponemos una base de crema de guisantes en el plato -dos o tres cucharadas serán suficiente- y sobre la crema colocamos los tacos de atún rebozados de sésamo dejando un espacio entre uno y otro para que se vea el color verd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10M</text:p>
          </table:table-cell>
          <table:table-cell table:number-columns-repeated="2"/>
          <table:table-cell office:value-type="string" calcext:value-type="string">
            <text:p>Dieta, Plancha, saludable, Recetas Saludables, Recetario de cocina</text:p>
          </table:table-cell>
          <table:table-cell/>
          <table:table-cell office:value-type="string" calcext:value-type="string">
            <text:p>200g Atún fresco</text:p>
          </table:table-cell>
          <table:table-cell office:value-type="string" calcext:value-type="string">
            <text:p>200g Guisantes</text:p>
          </table:table-cell>
          <table:table-cell office:value-type="string" calcext:value-type="string">
            <text:p>8 Menta fresca</text:p>
          </table:table-cell>
          <table:table-cell office:value-type="string" calcext:value-type="string">
            <text:p>Semillas de sésam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ntaditos saludables de berenjena y tomate, receta para solucionar una cena sana en un santiamén (con vídeo incluido)</text:p>
          </table:table-cell>
          <table:table-cell office:value-type="date" office:date-value="2022-01-30T11:01:05" calcext:value-type="date">
            <text:p>2022-01-30 11:01:05</text:p>
          </table:table-cell>
          <table:table-cell office:value-type="string" calcext:value-type="string">
            <text:p>Carmen Tía Alia</text:p>
          </table:table-cell>
          <table:table-cell office:value-type="string" calcext:value-type="string">
            <text:p>Te explicamos paso a paso, de manera sencilla y con vídeo incluido, cómo hacer la receta de montaditos de berenjena y tomate. Tiempo de elaboración,...</text:p>
          </table:table-cell>
          <table:table-cell office:value-type="string" calcext:value-type="string">
            <text:p>https://i.blogs.es/ede760/montaditos-saludables-de-berenjena-y-tomate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Vídeos de Recet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Lavamos la berenjena y la cortamos en rodajas. Colocamos sobre una fuente de horno cubierta con papel vegetal y salpimentamos al gusto. Asamos en el horno, precalentado a 180 ºC con calor arriba y abajo, durante unos **10-12 minutos** o hasta que estén tiernas.&lt;br/&gt;&lt;br/&gt;Mientras tanto escurrimos y laminamos la mozzarella. También pelamos los tomates y, según la consistencia que queramos obtener, los picamos a cuchillo o los trituramos con una batidora de brazo. Pelamos el diente de ajo y lo rallamos para que quede **bien fino**.&lt;br/&gt;&lt;br/&gt;Calentamos un poco de aceite de oliva virgen extra en una sartén y sofreímos el ajo. Cuando empiece a tomar color incorporamos el tomate picado y salpimentamos al gusto. Podemos añadir un poco de azúcar para **eliminar el amargor** de los tomates (opcional). Cocemos a fuego medio durante 6-8 minutos. Reservamos.&lt;br/&gt;&lt;br/&gt;Cuando las berenjenas estén listas, las retiramos del horno y terminamos los montaditos **alternando capas** de berenjena y mozzarella. Terminamos con una cucharada de salsa de tomate, un pellizco de hierbas provenzales y unas hojas de albahaca fresca. Servimos inmediatament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0DT0H30M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Mozzarella, vídeo receta, receta, Recetas Saludables, berenjena, Tomate, Vídeos de Recetas, Recetas Vegetarianas</text:p>
          </table:table-cell>
          <table:table-cell/>
          <table:table-cell office:value-type="string" calcext:value-type="string">
            <text:p>1count Berenjen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3count Tomate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1count Queso Mozzarella</text:p>
          </table:table-cell>
          <table:table-cell office:value-type="string" calcext:value-type="string">
            <text:p>Albahaca</text:p>
          </table:table-cell>
          <table:table-cell office:value-type="string" calcext:value-type="string">
            <text:p>5g Azú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tilla de brócoli con claras de huevo: receta ligera saludable rica en proteínas y muy poca grasa</text:p>
          </table:table-cell>
          <table:table-cell office:value-type="date" office:date-value="2022-01-26T11:01:59" calcext:value-type="date">
            <text:p>2022-01-26 11:01:59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Las claras de huevo pasteurizadas son un recurso estupendo para tener en la nevera y aprovechar mucho más allá de la repostería. Si bien las yemas son también...</text:p>
          </table:table-cell>
          <table:table-cell office:value-type="string" calcext:value-type="string">
            <text:p>https://i.blogs.es/a86640/tortilla-brocoli-claras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Huevos y tortillas 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Cortar los 200 g de floretes del brócoli en piezas pequeñas de un tamaño semejante, aproximadamente, o dejando algunas más grandes para dar otra textura; reservar los troncos y tallos para otra preparación o aprovechar para pelar la parte más leñosa y añadirlos también. Lavar y escurrir con suavidad.&lt;br/&gt;&lt;br/&gt;Cocer brevemente **al vapor o en el microondas** unos 5 minutos (con un poco de agua y cubierto con tapa para este aparato o con film), para dejarlo tierno pero aún firme, un poco *al dente*. Si se prefiere más tierno, dejar más tiempo.&lt;br/&gt;&lt;br/&gt;Batir en un recipiente con unas varillas o un tenedor las claras de huevo con la leche o nata líquida y **todas las especias y aderezos al gusto**, con la levadura de cerveza nutricional opcional. Se puede añadir también un poco de queso rallado fino.&lt;br/&gt;&lt;br/&gt;Engrasar homogéneamente una sartén antiadherente de unos 20 cm diámetro, calentar a fuego medio y **saltear el brócoli** ligeramente con un poco de sal para darle un toque crujiente. Añadir la mezcla de claras y remover para extender homogéneamente todo bien.&lt;br/&gt;&lt;br/&gt;&lt;br/&gt;&lt;br/&gt;Bajar el fuego y tapar; cocinar suavemente durante unos minutos hasta que el borde esté más firme y el centro cuajado pero aún jugoso; se debe poder **levantar la tortilla con una lengua** o espátula fina si se introduce por el borde.&lt;br/&gt;&lt;br/&gt;Podríamos darle la vuelta a la tortilla como [al hacer una de patatas](https://www.directoalpaladar.com/recetas-de-huevos-y-tortillas/empezando-en-la-cocina-receta-de-tortilla-de-patatas-con-cebolla) y servirla boca abajo, pero queda más vistosa con el brócoli destacando. Cuando esté al punto deseado, apagar el fuego, **pasar la espátula por debajo de la tortilla y deslizar** sobre una fuente. Servir con perejil fresco o cilantro pic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15M</text:p>
          </table:table-cell>
          <table:table-cell/>
          <table:table-cell office:value-type="string" calcext:value-type="string">
            <text:p>Tortilla, Recetas Saludables, Brócoli, Cenas ligeras, Claras de huevo, Recetas rápidas y fáciles, Recetas fáciles y rápidas, Recetas Vegetarianas, Recetas de Huevos y tortillas </text:p>
          </table:table-cell>
          <table:table-cell/>
          <table:table-cell office:value-type="string" calcext:value-type="string">
            <text:p>200g Brócoli</text:p>
          </table:table-cell>
          <table:table-cell office:value-type="string" calcext:value-type="string">
            <text:p>300ml Clara de huevo</text:p>
          </table:table-cell>
          <table:table-cell office:value-type="string" calcext:value-type="string">
            <text:p>50ml Leche</text:p>
          </table:table-cell>
          <table:table-cell office:value-type="string" calcext:value-type="string">
            <text:p>Levadura de cerveza</text:p>
          </table:table-cell>
          <table:table-cell office:value-type="string" calcext:value-type="string">
            <text:p>Cúrcuma molida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S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recetas con aguacate, ligeras, saludables e ideales para una dieta baja en carbohidratos</text:p>
          </table:table-cell>
          <table:table-cell office:value-type="date" office:date-value="2022-01-24T16:01:28" calcext:value-type="date">
            <text:p>2022-01-24 16:01:28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A pesar de que es una fruta rica en grasas, ya sabemos que hay que saber mirar más allá y concebir un alimento en su totalidad, valorando además la calidad de...</text:p>
          </table:table-cell>
          <table:table-cell office:value-type="string" calcext:value-type="string">
            <text:p>https://i.blogs.es/3e974d/aguacates2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elar el jengibre y rallar muy fino, preferiblemente con un Microplane o similar. **Exprimir y colar** el zumo de limón y mezclar con el jengibre y la sal.&lt;br/&gt;&lt;br/&gt;Abrir los aguacates, sacar los huesos y retirar la piel. Cortar en cubos de un bocado y disponer en una ensaladera o fuente. Mezclar con el aliño, tapar con film y dejar **reposar 10-5 minutos** en la nevera.&lt;br/&gt;&lt;br/&gt;&lt;br/&gt;&lt;br/&gt;Cortar los rabanitos en láminas muy finas y añadir a la ensalada. Picar los cacahuetes **a cuchillo o con un mortero**, dejando el grosor que se desee, y espolvorear por encima. Añadir unas hierbas picadas (opcional) y servi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 table:number-columns-repeated="2"/>
          <table:table-cell office:value-type="string" calcext:value-type="string">
            <text:p>Aguacate, Salmón, saludables, Recetas Saludables, Recetas ligeras, Cenas ligeras, Dieta keto, Recetario de cocina, Recetas de Aperitivos</text:p>
          </table:table-cell>
          <table:table-cell/>
          <table:table-cell office:value-type="string" calcext:value-type="string">
            <text:p>1count Jengibre fresco</text:p>
          </table:table-cell>
          <table:table-cell office:value-type="string" calcext:value-type="string">
            <text:p>45ml Zumo de limón</text:p>
          </table:table-cell>
          <table:table-cell office:value-type="string" calcext:value-type="string">
            <text:p>2g Sal</text:p>
          </table:table-cell>
          <table:table-cell office:value-type="string" calcext:value-type="string">
            <text:p>3count Aguacate</text:p>
          </table:table-cell>
          <table:table-cell office:value-type="string" calcext:value-type="string">
            <text:p>3count Rabanitos</text:p>
          </table:table-cell>
          <table:table-cell office:value-type="string" calcext:value-type="string">
            <text:p>Cacahuetes</text:p>
          </table:table-cell>
          <table:table-cell office:value-type="string" calcext:value-type="string">
            <text:p>Perejil fres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 cenas saludables que tener siempre en mente para mejorar nuestra dieta</text:p>
          </table:table-cell>
          <table:table-cell office:value-type="date" office:date-value="2022-01-23T18:01:11" calcext:value-type="date">
            <text:p>2022-01-23 18:01:11</text:p>
          </table:table-cell>
          <table:table-cell office:value-type="string" calcext:value-type="string">
            <text:p>Carmen Tía Alia</text:p>
          </table:table-cell>
          <table:table-cell office:value-type="string" calcext:value-type="string">
            <text:p>La intención de comer sano está más presente en nuestras vidas en ciertas épocas del año. Suele coincidir con los periodos postvacacionales (Navidades, Semana...</text:p>
          </table:table-cell>
          <table:table-cell office:value-type="string" calcext:value-type="string">
            <text:p>https://i.blogs.es/9e8db5/cenas-saludables/650_1200.jpg</text:p>
          </table:table-cell>
          <table:table-cell office:value-type="string" calcext:value-type="string">
            <text:p>P0DT0H15M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Comenzaremos tostando ligeramente en una sartén las nueces. Cuando pasen unos minutos y las veamos tostadas, las reservamos mientras que enfrían y las partimos en trozos grandes. Para hacer la mayonesa, en un bol echamos la yema de huevo, salamos y comenzamos a batir con batidor o las varillas de una batidora incorporando el aceite en chorro fino para que se haga la emulsión. Añadimos el vinagre y reservamos en frío. Pelamos y cortamos las manzanas en dadao o bastones, el apio en trozos menudos y lavamos y centrifugamos la lechuga. Seguidamente en una ensaladera ponemos el apio, la manzana, la mitad de las nueces y las uvas pasas, echamos la mayonesa al gusto y mezclamos bien. En la fuente de servicio ponemos una cama de lechuga troceada, por encima la mezcla de apio, manzana, nueces y pasas con la mayonesa, y finalmente decoramos con el resto de las nueces. Servir rápidament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15M</text:p>
          </table:table-cell>
          <table:table-cell table:number-columns-repeated="2"/>
          <table:table-cell office:value-type="string" calcext:value-type="string">
            <text:p>Dieta, Nueces, cena, saludable, Champiñones, Recetas Saludables, Ensaladas, Recetario de cocina</text:p>
          </table:table-cell>
          <table:table-cell/>
          <table:table-cell office:value-type="string" calcext:value-type="string">
            <text:p>4 Cogollo de lechuga</text:p>
          </table:table-cell>
          <table:table-cell office:value-type="string" calcext:value-type="string">
            <text:p>3 Apio</text:p>
          </table:table-cell>
          <table:table-cell office:value-type="string" calcext:value-type="string">
            <text:p>2 Manzana</text:p>
          </table:table-cell>
          <table:table-cell office:value-type="string" calcext:value-type="string">
            <text:p>125g Nueces</text:p>
          </table:table-cell>
          <table:table-cell office:value-type="string" calcext:value-type="string">
            <text:p>125g Uvas pasas sultanas</text:p>
          </table:table-cell>
          <table:table-cell office:value-type="string" calcext:value-type="string">
            <text:p>1 Yema de huevo</text:p>
          </table:table-cell>
          <table:table-cell office:value-type="string" calcext:value-type="string">
            <text:p>30ml Vinagre</text:p>
          </table:table-cell>
          <table:table-cell office:value-type="string" calcext:value-type="string">
            <text:p>150ml Aceite de oliva virgen extra</text:p>
          </table:table-cell>
          <table:table-cell office:value-type="string" calcext:value-type="string">
            <text:p>S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litas energéticas de tarta de zanahoria o carrot cake energy balls: receta sin horno y sin azúcar añadido</text:p>
          </table:table-cell>
          <table:table-cell office:value-type="date" office:date-value="2022-01-22T17:00:36" calcext:value-type="date">
            <text:p>2022-01-22 17:00:36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Las conocidas como energy balls son, literamente, bolas energéticas o bocados cargados de nutrientes, perfectos para cargar las pilas entre horas o saciar el...</text:p>
          </table:table-cell>
          <table:table-cell office:value-type="string" calcext:value-type="string">
            <text:p>https://i.blogs.es/6fd33a/carrot-cake-balls/650_1200.jpg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Abrir los dátiles, sacar los huesos e hidratar en agua tibia -o una infusión al gusto- durante **al menos 20 minutos**, más si están más secos. Los dátiles medjool son más jugosos y dulces, pero se pueden usar otros.&lt;br/&gt;&lt;br/&gt;Escurrir y trocear. Pelar las zanahorias y **rallar finas** hasta obtener 100 g. Abrir las nueces y pesar unos 80 g. Disponer los tres ingredientes en un robot de cocina o picadora y triturar hasta machacar todo homogéneamente, pero dejando trocitos visibles.&lt;br/&gt;&lt;br/&gt;&lt;br/&gt;&lt;br/&gt;Añadir los demás ingredientes menos el coco, triturando hasta lograr una combinación homogénea, **maleable**, que no se desmorone. Se puede triturar más para dejar una textura más cremosa, pero son más sabrosas con trocitos pequeños de frutos.&lt;br/&gt;&lt;br/&gt;Si estuviera muy pegajosa, añadir algo más de almendra molida o copos de avena; si estuviera muy seca, echar un pequeño chorrito de leche, zumo o agua. Tormar porciones con una cucharilla, **bolear y rebozar en el coco rallado**. Guardar en un recipiente hermético en la nevera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DT0H20M</text:p>
          </table:table-cell>
          <table:table-cell table:number-columns-repeated="2"/>
          <table:table-cell office:value-type="string" calcext:value-type="string">
            <text:p>Coco, dátiles, frutos secos, Zanahoria, energético, Recetas Saludables, Tarta de zanahoria, Recetas de Postres, Recetario de cocina</text:p>
          </table:table-cell>
          <table:table-cell/>
          <table:table-cell office:value-type="string" calcext:value-type="string">
            <text:p>100g Zanahoria</text:p>
          </table:table-cell>
          <table:table-cell office:value-type="string" calcext:value-type="string">
            <text:p>100g Dátiles</text:p>
          </table:table-cell>
          <table:table-cell office:value-type="string" calcext:value-type="string">
            <text:p>80g Nueces</text:p>
          </table:table-cell>
          <table:table-cell office:value-type="string" calcext:value-type="string">
            <text:p>50g Copos de avena</text:p>
          </table:table-cell>
          <table:table-cell office:value-type="string" calcext:value-type="string">
            <text:p>50g Almendra molida</text:p>
          </table:table-cell>
          <table:table-cell office:value-type="string" calcext:value-type="string">
            <text:p>Canela molida</text:p>
          </table:table-cell>
          <table:table-cell office:value-type="string" calcext:value-type="string">
            <text:p>Ralladura de naranja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Coco ralla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a de pollo con garbanzos, jengibre y cúrcuma: receta súper nutritiva y saludable para combatir el frío</text:p>
          </table:table-cell>
          <table:table-cell office:value-type="date" office:date-value="2022-01-20T17:01:50" calcext:value-type="date">
            <text:p>2022-01-20 17:01:50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n cuestión de platos para hacer frente al frío, las sopas ganan por goleada. Potajes y estofados también nos encantan, pero una sopa, con su nutritivo caldo,...</text:p>
          </table:table-cell>
          <table:table-cell office:value-type="string" calcext:value-type="string">
            <text:p>https://i.blogs.es/12f29e/sopa-pollo-garbanzos1/650_1200.jpg</text:p>
          </table:table-cell>
          <table:table-cell office:value-type="string" calcext:value-type="string">
            <text:p>P0DT0H10M</text:p>
          </table:table-cell>
          <table:table-cell office:value-type="string" calcext:value-type="string">
            <text:p>Recetas de Sopas y cremas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elar y picar muy finos o rallar el jengibre y los ajos. Calentar un par de cucharadas de aceite en una olla o cazuela amplia, a fuego suave, y cocinar estos ingredientes junto con la cúrcuma, sin dejar que se tuesten. **Añadir el caldo y dejar que se infusione** unos pocos minutos.&lt;br/&gt;&lt;br/&gt;Secar las pechugas con papel de cocina, limpiar de posibles restos de grasa o hueso y cortar por la mitad longitudinal para que no sean tan grandes. Añadir a la olla, llevar a ebullición, tapar y cocer bajando el fuego **unos 15-20 minutos**, hasta que el pollo esté cocinado por dentro.&lt;br/&gt;&lt;br/&gt;Aprovechar para lavar y picar en cubitos pequeños el pimiento y la zanahoria, previamente pelada, y en rodajas finas la cebolla de verdero (o cebolleta tierna muy fina, los tallos). **Sacar el pollo** con cuidado y desmenuzar con dos tenedores en piezas de un bocado, o picar a cuchillo.&lt;br/&gt;&lt;br/&gt;&lt;br/&gt;&lt;br/&gt;Devolver el pollo troceado a la olla junto con las verduras, remover e incorporar también los garbanzos escurridos y enjuagados. Tapar y cocinar unos 10-15 minutos más, o **hasta que las verduras estén al punto** deseado. Probar y ajustar de sal y pimienta, si es necesario. Se puede reducir el caldo cociendo unos minutos destapado, o añadir algo más de líquido o agua si la preferimos más caldosa.&lt;br/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0H50M</text:p>
          </table:table-cell>
          <table:table-cell office:value-type="string" calcext:value-type="string">
            <text:p>P0DT0H40M</text:p>
          </table:table-cell>
          <table:table-cell/>
          <table:table-cell office:value-type="string" calcext:value-type="string">
            <text:p>Jengibre, Garbanzos, pechuga pollo, cúrcuma, Recetas Saludables, Sopas, Recetas de invierno, Recetas de Sopas y cremas, Recetas de Carnes y aves</text:p>
          </table:table-cell>
          <table:table-cell/>
          <table:table-cell office:value-type="string" calcext:value-type="string">
            <text:p>550g Pechuga de pollo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20g Jengibre fresco</text:p>
          </table:table-cell>
          <table:table-cell office:value-type="string" calcext:value-type="string">
            <text:p>2.5g Cúrcuma molida</text:p>
          </table:table-cell>
          <table:table-cell office:value-type="string" calcext:value-type="string">
            <text:p>1l Caldo de pollo</text:p>
          </table:table-cell>
          <table:table-cell office:value-type="string" calcext:value-type="string">
            <text:p>1count Pimiento rojo</text:p>
          </table:table-cell>
          <table:table-cell office:value-type="string" calcext:value-type="string">
            <text:p>3count Cebolla de primavera o de verde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400g Garbanzos cocidos en conserva</text:p>
          </table:table-cell>
          <table:table-cell office:value-type="string" calcext:value-type="string">
            <text:p>Perejil fresc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recetas ligeras y saludables con solo tres ingredientes (o menos) para para adelgazar sin matarse en la cocina</text:p>
          </table:table-cell>
          <table:table-cell office:value-type="date" office:date-value="2022-01-10T17:00:28" calcext:value-type="date">
            <text:p>2022-01-10 17:00:28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nero es un mes complicado por el cambio brusco que supone terminar las fiestas y encarar también el nuevo año. Aunque se agradece volver al orden, no es...</text:p>
          </table:table-cell>
          <table:table-cell office:value-type="string" calcext:value-type="string">
            <text:p>https://i.blogs.es/742038/receetas-ligeras-3-ing/650_1200.jpg</text:p>
          </table:table-cell>
          <table:table-cell office:value-type="string" calcext:value-type="string">
            <text:p>P0DT0H5M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Precalentar el horno a **220ºC con aire si tiene**. Forrar con papel de hornear una bandeja grande. Cortar el brócoli separando los floretes en porciones no mucho más grandes de un bocado, dejando parte de los tallos y conservando el tronco.&lt;br/&gt;&lt;br/&gt;Es difícil sacar floretes idénticos, pero incluso positivo que tengamos porciones de **distinto tamaño** para obtener diferentes puntos de cocción. Los floretes más grandes habrá que cortarlos por la mitad, atravedando su tallo.&lt;br/&gt;&lt;br/&gt;Para el tronco, cortar la parte más externa y dura hasta que se vea más **blanco y tierno**, no fibroso. Cortar en bastones de un bocado. Lavar todo bien con agua, con suavidad, y escurrir y secar con un paño limpio.&lt;br/&gt;&lt;br/&gt;Extender en una sola capa en la bandeja, rociar con un **chorro generoso de aceite de oliva y salpimentar**. Añadir los dientes de ajo pelados enteros, cortados por la mitad o laminados gruesos, según se prefiera dar más o menos sabor. Para ahorrar tiempo se puede aderezar con ajo en polvo. Remover bien con las manos.&lt;br/&gt;&lt;br/&gt;Hornear **15 minutos**; si el horno no es muy homogéneo, girar la bandeja a mitad del tiempo. Sacar y retirar las piezas más pequeñas. Voltear los más grandes y volver a hornear unos 5 minutos, bajando la potencia a 200ºC. Aliñar con el zumo de medio limón y servir con ralladura de la otra mitad; añadir parmesano rallado si se desea y más pimienta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DT0H25M</text:p>
          </table:table-cell>
          <table:table-cell office:value-type="string" calcext:value-type="string">
            <text:p>P0DT0H20M</text:p>
          </table:table-cell>
          <table:table-cell/>
          <table:table-cell office:value-type="string" calcext:value-type="string">
            <text:p>Recetas Saludables, dietas y comida sana, Recetas ligeras, Menús ligeros, Recetas rápidas y fáciles, Recetas fáciles y rápidas, Recetario de cocina, Salud</text:p>
          </table:table-cell>
          <table:table-cell/>
          <table:table-cell office:value-type="string" calcext:value-type="string">
            <text:p>1kg Brócoli</text:p>
          </table:table-cell>
          <table:table-cell office:value-type="string" calcext:value-type="string">
            <text:p>3count Diente de aj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Aceite de oliva virgen extra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ta de pochas con langostinos y sepia, un guiso de legumbres marinero fácil, saludable y sabrosísimo</text:p>
          </table:table-cell>
          <table:table-cell office:value-type="date" office:date-value="2022-01-07T11:01:17" calcext:value-type="date">
            <text:p>2022-01-07 11:01:17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Un buen plato de legumbres siempre es la mejor respuesta ante la duda de qué preparar para comer; en invierno el cuchareo manda y, pasadas las fiestas,...</text:p>
          </table:table-cell>
          <table:table-cell office:value-type="string" calcext:value-type="string">
            <text:p>https://i.blogs.es/d8f02e/pochas-langostinos/650_1200.jpg</text:p>
          </table:table-cell>
          <table:table-cell office:value-type="string" calcext:value-type="string">
            <text:p>P0DT0H20M</text:p>
          </table:table-cell>
          <table:table-cell office:value-type="string" calcext:value-type="string">
            <text:p>Recetas de Legumbres y verduras </text:p>
          </table:table-cell>
          <table:table-cell office:value-type="string" calcext:value-type="string">
            <text:p>española</text:p>
          </table:table-cell>
          <table:table-cell office:value-type="string" calcext:value-type="string">
            <text:p>[Pelar los langostinos](thttps://www.directoalpaladar.com/curso-de-cocina/como-limpiar-pelar-gambas-langostinos-luzcan-impecables-tus-platos-crudos-cocinados) separando las cabezas y el caparazón para hacer un [caldo o fumet](https://www.directoalpaladar.com/recetas-de-sopas-y-cremas/aqui-no-se-tira-nada-como-hacer-un-caldo-de-marisco-con-las-cabezas-de-las-gambas). Lo más simple es ponerlo todo en un cazo, cubrir con agua fría y calentar a fuego suave hasta que casi rompa a hervir, bajar la temperatura y cocer unos 30 minutos suavemente, **retirando la espuma que salga**. Podemos enriquecerlo con unas ramitas de perejil, apio, zanahoria, puerro, cebolla, dientes de ajo, laurel, etc. Mantener caliente en su cazo.&lt;br/&gt;&lt;br/&gt;Mientras se hace el caldo, **retirar la tripa** de los langostinos con cuidado -un palillo es el mejor instrumento- y terminar de limpiar y trocear la sepia en piezas de un bocado generoso, pues perderá volumen con la cocción. Pelar y picar muy fina la zanahoria, la cebolla y los ajos.&lt;br/&gt;&lt;br/&gt;Calentar un fondo ligero de aceite en una olla o cazuela a temperatura suave y pochar la cebolla con los ajos cinco minutos. Añadir la zanahoria y cocinar cinco minutos más. Agregar los tomates picados o rallados -si son naturales-, un chorrito de vino blanco, remover, **bajar el fuego y sofreír** hasta que la verdura esté blanda.&lt;br/&gt;&lt;br/&gt;Echar una cucharadita aproximada de pimentón, remover bien para que no se queme, y agregar un **chorrito generoso de brandy*+ o vino oloroso. Dejar que evapore el alcohol e incorporar la sepia, salteándola subiendo el fuego. Dar unas vueltas y añadir los langostinos con un buen golpe de pimienta negra en molinillo.&lt;br/&gt;&lt;br/&gt;&lt;br/&gt;&lt;br/&gt;Cocinar el marisco hasta que deje de estar crudo y colar encima directamente el fumet, sin echarlo todo para ajustar la textura al final. Remover y añadir las pochas escurridas y enjuagadas de la conserva. Añadir **más caldo si lo creemos necesario**, llevar a ebullición, bajar el fuego y tapar. &lt;br/&gt;&lt;br/&gt;Cocer durante unos **20-30 minutos**, removiendo de vez en cuando y corrigiendo el nivel de líquido al gusto. Dejar reposar tapado 5-10 minutos antes de servir con perejil al gusto. Corregir de sal si fuera necesario, aunque con el marisco y la legumbre en conserva no nos parece necesari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DT1H40M</text:p>
          </table:table-cell>
          <table:table-cell office:value-type="string" calcext:value-type="string">
            <text:p>P0DT1H20M</text:p>
          </table:table-cell>
          <table:table-cell/>
          <table:table-cell office:value-type="string" calcext:value-type="string">
            <text:p>marisco, Langostinos, Sepia, Judías blancas, Alubias, Recetas Saludables, Recetas de invierno, Recetas de Legumbres y verduras , Recetas de Pescados y mariscos </text:p>
          </table:table-cell>
          <table:table-cell/>
          <table:table-cell office:value-type="string" calcext:value-type="string">
            <text:p>650g Pochas o alubias frescas</text:p>
          </table:table-cell>
          <table:table-cell office:value-type="string" calcext:value-type="string">
            <text:p>16count Langostinos</text:p>
          </table:table-cell>
          <table:table-cell office:value-type="string" calcext:value-type="string">
            <text:p>1count Sepia</text:p>
          </table:table-cell>
          <table:table-cell office:value-type="string" calcext:value-type="string">
            <text:p>1count Cebolleta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1count Tomates en conserva natural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Pimienta negra molid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[.A35]+1" office:value-type="float" office:value="2" calcext:value-type="float">
            <text:p>2</text:p>
          </table:table-cell>
          <table:table-cell table:formula="of:=[.B35]+1" office:value-type="float" office:value="3" calcext:value-type="float">
            <text:p>3</text:p>
          </table:table-cell>
          <table:table-cell table:formula="of:=[.C35]+1" office:value-type="float" office:value="4" calcext:value-type="float">
            <text:p>4</text:p>
          </table:table-cell>
          <table:table-cell table:formula="of:=[.D35]+1" office:value-type="float" office:value="5" calcext:value-type="float">
            <text:p>5</text:p>
          </table:table-cell>
          <table:table-cell table:formula="of:=[.E35]+1" office:value-type="float" office:value="6" calcext:value-type="float">
            <text:p>6</text:p>
          </table:table-cell>
          <table:table-cell table:formula="of:=[.F35]+2" office:value-type="float" office:value="8" calcext:value-type="float">
            <text:p>8</text:p>
          </table:table-cell>
          <table:table-cell table:formula="of:=[.G35]+1" office:value-type="float" office:value="9" calcext:value-type="float">
            <text:p>9</text:p>
          </table:table-cell>
          <table:table-cell table:formula="of:=[.H35]+1" office:value-type="float" office:value="10" calcext:value-type="float">
            <text:p>10</text:p>
          </table:table-cell>
          <table:table-cell table:formula="of:=[.I35]+1" office:value-type="float" office:value="11" calcext:value-type="float">
            <text:p>11</text:p>
          </table:table-cell>
          <table:table-cell table:formula="of:=[.J35]+1" office:value-type="float" office:value="12" calcext:value-type="float">
            <text:p>12</text:p>
          </table:table-cell>
          <table:table-cell table:formula="of:=[.K35]+2" office:value-type="float" office:value="14" calcext:value-type="float">
            <text:p>14</text:p>
          </table:table-cell>
          <table:table-cell/>
          <table:table-cell table:formula="of:=[.M35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([^\t]+)</text:p>
          </table:table-cell>
          <table:table-cell table:style-name="Default" office:value-type="string" calcext:value-type="string">
            <text:p>([^\t]+)</text:p>
          </table:table-cell>
          <table:table-cell table:number-columns-repeated="3" office:value-type="string" calcext:value-type="string">
            <text:p>([^\t]+)</text:p>
          </table:table-cell>
          <table:table-cell office:value-type="string" calcext:value-type="string">
            <text:p>P0DT([0-9]+)H([0-9]+)M</text:p>
          </table:table-cell>
          <table:table-cell office:value-type="string" calcext:value-type="string">
            <text:p>([^\t]+)</text:p>
          </table:table-cell>
          <table:table-cell office:value-type="string" calcext:value-type="string">
            <text:p>\t|([^\t]+)</text:p>
          </table:table-cell>
          <table:table-cell table:number-columns-repeated="2" office:value-type="string" calcext:value-type="string">
            <text:p>([^\t]+)</text:p>
          </table:table-cell>
          <table:table-cell office:value-type="string" calcext:value-type="string">
            <text:p>P0DT([0-9]+)H([0-9]+)M</text:p>
          </table:table-cell>
          <table:table-cell office:value-type="string" calcext:value-type="string">
            <text:p>\t|P0DT([0-9]+)H([0-9]+)M</text:p>
          </table:table-cell>
          <table:table-cell/>
          <table:table-cell office:value-type="string" calcext:value-type="string">
            <text:p>([^\t]+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[.A37]+1" office:value-type="float" office:value="2" calcext:value-type="float">
            <text:p>2</text:p>
          </table:table-cell>
          <table:table-cell table:formula="of:=[.B37]+1" office:value-type="float" office:value="3" calcext:value-type="float">
            <text:p>3</text:p>
          </table:table-cell>
          <table:table-cell table:formula="of:=[.C37]+1" office:value-type="float" office:value="4" calcext:value-type="float">
            <text:p>4</text:p>
          </table:table-cell>
          <table:table-cell table:formula="of:=[.D37]+1" office:value-type="float" office:value="5" calcext:value-type="float">
            <text:p>5</text:p>
          </table:table-cell>
          <table:table-cell table:formula="of:=[.E37]+1" office:value-type="float" office:value="6" calcext:value-type="float">
            <text:p>6</text:p>
          </table:table-cell>
          <table:table-cell table:formula="of:=[.F37]+1" office:value-type="float" office:value="7" calcext:value-type="float">
            <text:p>7</text:p>
          </table:table-cell>
          <table:table-cell table:formula="of:=[.G37]+1" office:value-type="float" office:value="8" calcext:value-type="float">
            <text:p>8</text:p>
          </table:table-cell>
          <table:table-cell table:formula="of:=[.H37]+1" office:value-type="float" office:value="9" calcext:value-type="float">
            <text:p>9</text:p>
          </table:table-cell>
          <table:table-cell table:formula="of:=[.I37]+1" office:value-type="float" office:value="10" calcext:value-type="float">
            <text:p>10</text:p>
          </table:table-cell>
          <table:table-cell table:formula="of:=[.J37]+1" office:value-type="float" office:value="11" calcext:value-type="float">
            <text:p>11</text:p>
          </table:table-cell>
          <table:table-cell table:formula="of:=[.K37]+1" office:value-type="float" office:value="12" calcext:value-type="float">
            <text:p>12</text:p>
          </table:table-cell>
          <table:table-cell table:number-columns-repeated="19"/>
        </table:table-row>
        <table:table-row table:style-name="ro1" table:number-rows-repeated="5">
          <table:table-cell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Cinco recetas de aperitivo ricas en vitamina D para combatir la falta de sol en el picoteo del finde de invierno</text:p>
          </table:table-cell>
          <table:table-cell office:value-type="date" office:date-value="2022-01-22T10:00:30" calcext:value-type="date">
            <text:p>2022-01-22 10:00:30</text:p>
          </table:table-cell>
          <table:table-cell office:value-type="string" calcext:value-type="string">
            <text:p>Liliana Fuchs</text:p>
          </table:table-cell>
          <table:table-cell office:value-type="string" calcext:value-type="string">
            <text:p>El momento del picoteo del fin de semana suele asociarse con esos pequeños placeres de la vida que nos reservamos a días festivos, pero también podemos...</text:p>
          </table:table-cell>
          <table:table-cell office:value-type="string" calcext:value-type="string">
            <text:p>https://i.blogs.es/0db746/dip/650_1200.jpg</text:p>
          </table:table-cell>
          <table:table-cell office:value-type="string" calcext:value-type="string">
            <text:p>P0DT0H10M</text:p>
          </table:table-cell>
          <table:table-cell table:number-columns-repeated="2"/>
          <table:table-cell office:value-type="string" calcext:value-type="string">
            <text:p>Limpiamos bien el hígado de telillas y venitas de sangre, lo secamos con papel de cocina. Calentamos un poco de aceite en una cazuela y rehogamos la cebolla troceada finamente y el diente de ajo. **Marcamos el hígado** de rape troceado hasta que esté completamente hecho.&lt;br/&gt;&lt;br/&gt;Vertemos un chorrito de brandy y dejamos que **se evapore el alcohol**. Salpimentamos, agregamos la mantequilla, removemos bien hasta que se disuelva y retiramos. Calentamos aparte la nata y cuando comience a hervir agregamos la gelatina y removemos para que se disuelva.&lt;br/&gt;&lt;br/&gt;Agregamos la nata a la cazuela y trituramos el conjunto hasta conseguir un puré fino. **Montamos la clara a punto de nieve** y la unimos suavemente y de forma envolvente. Vertemos el puré en un molde engrasado y forrado de film de cocina. Refrigeramos al menos 6 hora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0DT0H40M</text:p>
          </table:table-cell>
          <table:table-cell office:value-type="string" calcext:value-type="string">
            <text:p>P0DT0H30M</text:p>
          </table:table-cell>
          <table:table-cell table:number-columns-repeated="3"/>
          <table:table-cell office:value-type="string" calcext:value-type="string">
            <text:p>200g Hígado de rape</text:p>
          </table:table-cell>
          <table:table-cell office:value-type="string" calcext:value-type="string">
            <text:p>100g Cebolla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20ml Brandy</text:p>
          </table:table-cell>
          <table:table-cell office:value-type="string" calcext:value-type="string">
            <text:p>5g Mantequilla</text:p>
          </table:table-cell>
          <table:table-cell office:value-type="string" calcext:value-type="string">
            <text:p>100ml Nata líquida para cocinar</text:p>
          </table:table-cell>
          <table:table-cell office:value-type="string" calcext:value-type="string">
            <text:p>4g Gelatina en polvo</text:p>
          </table:table-cell>
          <table:table-cell office:value-type="string" calcext:value-type="string">
            <text:p>1count Clara de huevo</text:p>
          </table:table-cell>
          <table:table-cell office:value-type="string" calcext:value-type="string">
            <text:p>Pimienta negra molid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ceite de oliva virgen extra</text:p>
          </table:table-cell>
          <table:table-cell table:number-columns-repeated="5"/>
        </table:table-row>
      </table:table>
      <table:table table:name="Full3" table:style-name="ta1">
        <table:table-column table:style-name="co29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2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alada de escarola y patata de las Hurdes: receta tradicional de pocos ingredientes pero que sorprende por su rico sabor</text:p>
          </table:table-cell>
          <table:table-cell office:value-type="string" calcext:value-type="string">
            <text:p>Patatas</text:p>
          </table:table-cell>
          <table:table-cell office:value-type="string" calcext:value-type="string">
            <text:p>escarol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s veganas</text:p>
          </table:table-cell>
          <table:table-cell office:value-type="string" calcext:value-type="string">
            <text:p>Recetas con patata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Legumbres y verduras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ponata de calabaza: la receta para disfrutar del sabrosísimo plato italiano en los meses fríos (que casi nos gusta más)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Calabaza</text:p>
          </table:table-cell>
          <table:table-cell office:value-type="string" calcext:value-type="string">
            <text:p>pisto</text:p>
          </table:table-cell>
          <table:table-cell office:value-type="string" calcext:value-type="string">
            <text:p>Recetas veganas</text:p>
          </table:table-cell>
          <table:table-cell office:value-type="string" calcext:value-type="string">
            <text:p>Recetas de Otoño</text:p>
          </table:table-cell>
          <table:table-cell office:value-type="string" calcext:value-type="string">
            <text:p>Gastronomía italiana</text:p>
          </table:table-cell>
          <table:table-cell office:value-type="string" calcext:value-type="string">
            <text:p>Aceitunas Negra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Legumbres y verduras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nsalada de calabaza, remolacha y granada: receta vegana ligera y saludable llena de vitaminas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alabaza</text:p>
          </table:table-cell>
          <table:table-cell office:value-type="string" calcext:value-type="string">
            <text:p>remolacha</text:p>
          </table:table-cell>
          <table:table-cell office:value-type="string" calcext:value-type="string">
            <text:p>Recetas veganas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Ensaladas ligeras</text:p>
          </table:table-cell>
          <table:table-cell office:value-type="string" calcext:value-type="string">
            <text:p>Recetas de invierno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Ensalada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gollos de lechuga a la plancha con vinagreta de frutos secos, soja y miel, una receta perfecta de entrante, guarnición o cena</text:p>
          </table:table-cell>
          <table:table-cell office:value-type="string" calcext:value-type="string">
            <text:p>vinagreta</text:p>
          </table:table-cell>
          <table:table-cell office:value-type="string" calcext:value-type="string">
            <text:p>frutos secos</text:p>
          </table:table-cell>
          <table:table-cell office:value-type="string" calcext:value-type="string">
            <text:p>Plancha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Cogollos de lechuga</text:p>
          </table:table-cell>
          <table:table-cell office:value-type="string" calcext:value-type="string">
            <text:p>Recetas en menos de 30 minuto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Salsas y guarnicione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nsalada de garbanzos, aguacate y queso feta, receta fácil y nutritiva en menos de 15 minutos (con vídeo incluido)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legumbres</text:p>
          </table:table-cell>
          <table:table-cell office:value-type="string" calcext:value-type="string">
            <text:p>vídeo receta</text:p>
          </table:table-cell>
          <table:table-cell office:value-type="string" calcext:value-type="string">
            <text:p>Queso Feta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s en menos de 30 minutos</text:p>
          </table:table-cell>
          <table:table-cell office:value-type="string" calcext:value-type="string">
            <text:p>Vídeos de Recetas</text:p>
          </table:table-cell>
          <table:table-cell office:value-type="string" calcext:value-type="string">
            <text:p>Recetas de Ensalada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nsalada de jamón americana: receta viejuna de los hogares estadounidenses para sándwiches o picotear (que se hace en 10 minutos)</text:p>
          </table:table-cell>
          <table:table-cell office:value-type="string" calcext:value-type="string">
            <text:p>sándwich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rellenos</text:p>
          </table:table-cell>
          <table:table-cell office:value-type="string" calcext:value-type="string">
            <text:p>Cocina Americana</text:p>
          </table:table-cell>
          <table:table-cell office:value-type="string" calcext:value-type="string">
            <text:p>sandwiches</text:p>
          </table:table-cell>
          <table:table-cell office:value-type="string" calcext:value-type="string">
            <text:p>Recetas rápidas y fácile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s de Aperitivos</text:p>
          </table:table-cell>
          <table:table-cell office:value-type="string" calcext:value-type="string">
            <text:p>Recetas de Ensalada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ortilla de brócoli con claras de huevo: receta ligera saludable rica en proteínas y muy poca grasa</text:p>
          </table:table-cell>
          <table:table-cell office:value-type="string" calcext:value-type="string">
            <text:p>Tortilla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Brócoli</text:p>
          </table:table-cell>
          <table:table-cell office:value-type="string" calcext:value-type="string">
            <text:p>Cenas ligeras</text:p>
          </table:table-cell>
          <table:table-cell office:value-type="string" calcext:value-type="string">
            <text:p>Claras de huevo</text:p>
          </table:table-cell>
          <table:table-cell office:value-type="string" calcext:value-type="string">
            <text:p>Recetas rápidas y fácile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Huevos y tortillas 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12 recetas con aguacate, ligeras, saludables e ideales para una dieta baja en carbohidratos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saludable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Cenas ligeras</text:p>
          </table:table-cell>
          <table:table-cell office:value-type="string" calcext:value-type="string">
            <text:p>Dieta keto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Recetas de Aperitivo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olitas energéticas de tarta de zanahoria o carrot cake energy balls: receta sin horno y sin azúcar añadido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dátiles</text:p>
          </table:table-cell>
          <table:table-cell office:value-type="string" calcext:value-type="string">
            <text:p>frutos secos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Tarta de zanahoria</text:p>
          </table:table-cell>
          <table:table-cell office:value-type="string" calcext:value-type="string">
            <text:p>Recetas de Postres</text:p>
          </table:table-cell>
          <table:table-cell office:value-type="string" calcext:value-type="string">
            <text:p>Recetario de cocina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Sopa de pollo con garbanzos, jengibre y cúrcuma: receta súper nutritiva y saludable para combatir el frío</text:p>
          </table:table-cell>
          <table:table-cell office:value-type="string" calcext:value-type="string">
            <text:p>Jengibre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pechuga pollo</text:p>
          </table:table-cell>
          <table:table-cell office:value-type="string" calcext:value-type="string">
            <text:p>cúrcuma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Sopas</text:p>
          </table:table-cell>
          <table:table-cell office:value-type="string" calcext:value-type="string">
            <text:p>Recetas de invierno</text:p>
          </table:table-cell>
          <table:table-cell office:value-type="string" calcext:value-type="string">
            <text:p>Recetas de Sopas y cremas</text:p>
          </table:table-cell>
          <table:table-cell office:value-type="string" calcext:value-type="string">
            <text:p>Recetas de Carnes y aves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Receta de pochas con langostinos y sepia, un guiso de legumbres marinero fácil, saludable y sabrosísimo</text:p>
          </table:table-cell>
          <table:table-cell office:value-type="string" calcext:value-type="string">
            <text:p>marisco</text:p>
          </table:table-cell>
          <table:table-cell office:value-type="string" calcext:value-type="string">
            <text:p>Langostinos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Judías blancas</text:p>
          </table:table-cell>
          <table:table-cell office:value-type="string" calcext:value-type="string">
            <text:p>Alubia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de invierno</text:p>
          </table:table-cell>
          <table:table-cell office:value-type="string" calcext:value-type="string">
            <text:p>Recetas de Legumbres y verduras </text:p>
          </table:table-cell>
          <table:table-cell office:value-type="string" calcext:value-type="string">
            <text:p>Recetas de Pescados y mariscos 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nsalada de brotes de espinaca, fresas y aliño de amapola con mozzarella: receta saludable de primavera</text:p>
          </table:table-cell>
          <table:table-cell office:value-type="string" calcext:value-type="string">
            <text:p>espinaca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fresas</text:p>
          </table:table-cell>
          <table:table-cell office:value-type="string" calcext:value-type="string">
            <text:p>amapola</text:p>
          </table:table-cell>
          <table:table-cell office:value-type="string" calcext:value-type="string">
            <text:p>Cenas ligeras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Ensaladas ligeras</text:p>
          </table:table-cell>
          <table:table-cell office:value-type="string" calcext:value-type="string">
            <text:p>Recetas de Ensalad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arquitas de endivias con ensalada de pera, nueces y queso: receta ligera de aperitivo fresco y saludable</text:p>
          </table:table-cell>
          <table:table-cell office:value-type="string" calcext:value-type="string">
            <text:p>Aperitivo</text:p>
          </table:table-cell>
          <table:table-cell office:value-type="string" calcext:value-type="string">
            <text:p>Nueces</text:p>
          </table:table-cell>
          <table:table-cell office:value-type="string" calcext:value-type="string">
            <text:p>Endivia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Cenas ligeras</text:p>
          </table:table-cell>
          <table:table-cell office:value-type="string" calcext:value-type="string">
            <text:p>Recetas de Aperitivos</text:p>
          </table:table-cell>
          <table:table-cell office:value-type="string" calcext:value-type="string">
            <text:p>Recetas de Ensalad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imones rellenos de ensalada de sardinas: receta de aperitivo marinero refrescante para aligerar un menú de fiest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caparras</text:p>
          </table:table-cell>
          <table:table-cell office:value-type="string" calcext:value-type="string">
            <text:p>limones</text:p>
          </table:table-cell>
          <table:table-cell office:value-type="string" calcext:value-type="string">
            <text:p>Sardinas</text:p>
          </table:table-cell>
          <table:table-cell office:value-type="string" calcext:value-type="string">
            <text:p>Sardina</text:p>
          </table:table-cell>
          <table:table-cell office:value-type="string" calcext:value-type="string">
            <text:p>Recetas de Navidad</text:p>
          </table:table-cell>
          <table:table-cell office:value-type="string" calcext:value-type="string">
            <text:p>Recetas de Aperitivos</text:p>
          </table:table-cell>
          <table:table-cell office:value-type="string" calcext:value-type="string">
            <text:p>Recetas de Ensalad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salada de salmón, mango y aguacate, receta ligera para arrancar un menú de celebración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Berros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Recetas en menos de 30 minuto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s de Ensalad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nsalata di rinforzo: la ensalada napolitana de coliflor y anchoas típica de Navidad</text:p>
          </table:table-cell>
          <table:table-cell office:value-type="string" calcext:value-type="string">
            <text:p>Anchoa</text:p>
          </table:table-cell>
          <table:table-cell office:value-type="string" calcext:value-type="string">
            <text:p>Aceitunas</text:p>
          </table:table-cell>
          <table:table-cell office:value-type="string" calcext:value-type="string">
            <text:p>Coliflor</text:p>
          </table:table-cell>
          <table:table-cell office:value-type="string" calcext:value-type="string">
            <text:p>Recetas de Navidad</text:p>
          </table:table-cell>
          <table:table-cell office:value-type="string" calcext:value-type="string">
            <text:p>Recetas italianas</text:p>
          </table:table-cell>
          <table:table-cell office:value-type="string" calcext:value-type="string">
            <text:p>Guarniciones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Legumbres y verduras 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salada templada de coliflor al curry y cuscús con salsa de yogur, mango y granada: receta vegetariana llena de sabor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Yogur</text:p>
          </table:table-cell>
          <table:table-cell office:value-type="string" calcext:value-type="string">
            <text:p>Coliflor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Ensalad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salada de pollo al pesto: receta para unas pechugas de pollo jugosísimas para solucinar muchas comidas y cenas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pechuga</text:p>
          </table:table-cell>
          <table:table-cell office:value-type="string" calcext:value-type="string">
            <text:p>Pesto</text:p>
          </table:table-cell>
          <table:table-cell office:value-type="string" calcext:value-type="string">
            <text:p>pechuga pollo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salsas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Carnes y ave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salada de judías verdes, rúcula, anchoas, queso y almendras crujientes: una rica receta saludable perfecta para el táper</text:p>
          </table:table-cell>
          <table:table-cell office:value-type="string" calcext:value-type="string">
            <text:p>Judías verdes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s de verano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Recetas rápidas y fácile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Legumbres y verduras 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salada pantesca de patata, la otra gran ensalada italiana perfecta para el calor del verano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s de patatas</text:p>
          </table:table-cell>
          <table:table-cell office:value-type="string" calcext:value-type="string">
            <text:p>Recetas veganas</text:p>
          </table:table-cell>
          <table:table-cell office:value-type="string" calcext:value-type="string">
            <text:p>Recetas de verano</text:p>
          </table:table-cell>
          <table:table-cell office:value-type="string" calcext:value-type="string">
            <text:p>Gastronomía italiana</text:p>
          </table:table-cell>
          <table:table-cell office:value-type="string" calcext:value-type="string">
            <text:p>Recetas italiana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Ensalad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udías verdes con tomate a la libanesa: receta sencilla para una saludable guarnición o comida vegana</text:p>
          </table:table-cell>
          <table:table-cell office:value-type="string" calcext:value-type="string">
            <text:p>Judías verde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salsa de tomate</text:p>
          </table:table-cell>
          <table:table-cell office:value-type="string" calcext:value-type="string">
            <text:p>Recetas veganas</text:p>
          </table:table-cell>
          <table:table-cell office:value-type="string" calcext:value-type="string">
            <text:p>Gastronomía Oriente Medio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Legumbres y verduras </text:p>
          </table:table-cell>
          <table:table-cell office:value-type="string" calcext:value-type="string">
            <text:p>Recetas de Salsas y guarnicione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stel de chocolate proteico en microondas: receta sin gluten y sin azúcar añadido</text:p>
          </table:table-cell>
          <table:table-cell office:value-type="string" calcext:value-type="string">
            <text:p>microondas</text:p>
          </table:table-cell>
          <table:table-cell office:value-type="string" calcext:value-type="string">
            <text:p>Cacao</text:p>
          </table:table-cell>
          <table:table-cell office:value-type="string" calcext:value-type="string">
            <text:p>sin azúcar</text:p>
          </table:table-cell>
          <table:table-cell office:value-type="string" calcext:value-type="string">
            <text:p>Chocolate negro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sin Gluten</text:p>
          </table:table-cell>
          <table:table-cell office:value-type="string" calcext:value-type="string">
            <text:p>Postres sin horno</text:p>
          </table:table-cell>
          <table:table-cell office:value-type="string" calcext:value-type="string">
            <text:p>Recetas de Postre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echugas de pollo con quinoa y brócoli a la naranja: receta saludable, completa y sencilla para toda la familia</text:p>
          </table:table-cell>
          <table:table-cell office:value-type="string" calcext:value-type="string">
            <text:p>Quinoa</text:p>
          </table:table-cell>
          <table:table-cell office:value-type="string" calcext:value-type="string">
            <text:p>pechuga</text:p>
          </table:table-cell>
          <table:table-cell office:value-type="string" calcext:value-type="string">
            <text:p>pechuga pollo</text:p>
          </table:table-cell>
          <table:table-cell office:value-type="string" calcext:value-type="string">
            <text:p>Naranja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Brócoli</text:p>
          </table:table-cell>
          <table:table-cell office:value-type="string" calcext:value-type="string">
            <text:p>Cenas ligeras</text:p>
          </table:table-cell>
          <table:table-cell office:value-type="string" calcext:value-type="string">
            <text:p>Recetas de Carnes y ave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ontaditos saludables de berenjena y tomate, receta para solucionar una cena sana en un santiamén (con vídeo incluido)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vídeo receta</text:p>
          </table:table-cell>
          <table:table-cell office:value-type="string" calcext:value-type="string">
            <text:p>receta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Vídeos de Recetas</text:p>
          </table:table-cell>
          <table:table-cell office:value-type="string" calcext:value-type="string">
            <text:p>Recetas Vegetarianas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54 cenas saludables que tener siempre en mente para mejorar nuestra dieta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Nuece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aludable</text:p>
          </table:table-cell>
          <table:table-cell office:value-type="string" calcext:value-type="string">
            <text:p>Champiñone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rio de cocina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12 recetas ligeras y saludables con solo tres ingredientes (o menos) para para adelgazar sin matarse en la cocina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dietas y comida sana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Menús ligeros</text:p>
          </table:table-cell>
          <table:table-cell office:value-type="string" calcext:value-type="string">
            <text:p>Recetas rápidas y fácile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Salud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nsalada de arroz salvaje, receta fácil para el táper del trabajo y mucho más</text:p>
          </table:table-cell>
          <table:table-cell office:value-type="string" calcext:value-type="string">
            <text:p>arroz salvaje</text:p>
          </table:table-cell>
          <table:table-cell office:value-type="string" calcext:value-type="string">
            <text:p>receta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s veganas</text:p>
          </table:table-cell>
          <table:table-cell office:value-type="string" calcext:value-type="string">
            <text:p>salsa soja</text:p>
          </table:table-cell>
          <table:table-cell office:value-type="string" calcext:value-type="string">
            <text:p>Recetas de Ensaladas</text:p>
          </table:table-cell>
          <table:table-cell office:value-type="string" calcext:value-type="string">
            <text:p>Recetas de Arroces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nsalada de melón, gambas y rúcula con vinagreta de curry, nuestra refrescante receta veraniega para combatir el calor</text:p>
          </table:table-cell>
          <table:table-cell office:value-type="string" calcext:value-type="string">
            <text:p>Melón</text:p>
          </table:table-cell>
          <table:table-cell office:value-type="string" calcext:value-type="string">
            <text:p>Gambas</text:p>
          </table:table-cell>
          <table:table-cell office:value-type="string" calcext:value-type="string">
            <text:p>Recetas de verano</text:p>
          </table:table-cell>
          <table:table-cell office:value-type="string" calcext:value-type="string">
            <text:p>Recetas en menos de 30 minutos</text:p>
          </table:table-cell>
          <table:table-cell office:value-type="string" calcext:value-type="string">
            <text:p>Recetas fáciles y rápidas</text:p>
          </table:table-cell>
          <table:table-cell office:value-type="string" calcext:value-type="string">
            <text:p>Recetas frescas</text:p>
          </table:table-cell>
          <table:table-cell office:value-type="string" calcext:value-type="string">
            <text:p>Recetas de Ensaladas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ómo hacer torrijas sin pan y sin azúcar: la versión más saludable baja en hidratos y sin gluten que había que probar</text:p>
          </table:table-cell>
          <table:table-cell office:value-type="string" calcext:value-type="string">
            <text:p>sin azúcar</text:p>
          </table:table-cell>
          <table:table-cell office:value-type="string" calcext:value-type="string">
            <text:p>proteínas</text:p>
          </table:table-cell>
          <table:table-cell office:value-type="string" calcext:value-type="string">
            <text:p>Torrija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sin Gluten</text:p>
          </table:table-cell>
          <table:table-cell office:value-type="string" calcext:value-type="string">
            <text:p>Recetas de Semana Santa</text:p>
          </table:table-cell>
          <table:table-cell office:value-type="string" calcext:value-type="string">
            <text:p>Recetas de Postres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imientos rellenos de soja texturizada al horno: receta vegetariana saludable, completa y saciante</text:p>
          </table:table-cell>
          <table:table-cell office:value-type="string" calcext:value-type="string">
            <text:p>Horno</text:p>
          </table:table-cell>
          <table:table-cell office:value-type="string" calcext:value-type="string">
            <text:p>Pimientos rellenos</text:p>
          </table:table-cell>
          <table:table-cell office:value-type="string" calcext:value-type="string">
            <text:p>soja texturizada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Vegetarianas</text:p>
          </table:table-cell>
          <table:table-cell office:value-type="string" calcext:value-type="string">
            <text:p>Recetas de Legumbres y verduras 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15 recetas de ensalada de espinacas para una comida fácil pero muy completa</text:p>
          </table:table-cell>
          <table:table-cell office:value-type="string" calcext:value-type="string">
            <text:p>Espinaca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Ensaladas</text:p>
          </table:table-cell>
          <table:table-cell office:value-type="string" calcext:value-type="string">
            <text:p>Recetas ligeras</text:p>
          </table:table-cell>
          <table:table-cell office:value-type="string" calcext:value-type="string">
            <text:p>Cenas ligeras</text:p>
          </table:table-cell>
          <table:table-cell office:value-type="string" calcext:value-type="string">
            <text:p>Recetas de Ensaladas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ceta de boquerones al horno: cómo cocinarlos para que queden crujientes y jugosos, pero con menos calorías</text:p>
          </table:table-cell>
          <table:table-cell office:value-type="string" calcext:value-type="string">
            <text:p>Horno</text:p>
          </table:table-cell>
          <table:table-cell office:value-type="string" calcext:value-type="string">
            <text:p>boquerones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s en menos de 30 minutos</text:p>
          </table:table-cell>
          <table:table-cell office:value-type="string" calcext:value-type="string">
            <text:p>Cenas rápidas y faciles</text:p>
          </table:table-cell>
          <table:table-cell office:value-type="string" calcext:value-type="string">
            <text:p>Recetas de Pescados y mariscos 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33 recetas a la plancha que nos ayudarán a cuidar la dieta y adelgazar sin renunciar al sabor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Plancha</text:p>
          </table:table-cell>
          <table:table-cell office:value-type="string" calcext:value-type="string">
            <text:p>saludable</text:p>
          </table:table-cell>
          <table:table-cell office:value-type="string" calcext:value-type="string">
            <text:p>Recetas Saludables</text:p>
          </table:table-cell>
          <table:table-cell office:value-type="string" calcext:value-type="string">
            <text:p>Recetario de cocin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spinaca, Mozzarella, fresas, amapola, Cenas ligeras, Primavera, Ensaladas liger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tatas, escarola, extremadura, Recetas vegetarianas, Ensaladas, Recetas veganas, Recetas con patatas, Recetas Vegetarianas, Recetas de Ensaladas, Recetas de Legumbres y verdura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inagre, Calabaza, pisto, Recetas veganas, Recetas de Otoño, Gastronomía italiana, Aceitunas Negras, Recetas Vegetarianas, Recetas de Ensaladas, Recetas de Legumbres y verdura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peritivo, Nueces, Endivias, Recetas Saludables, Recetas ligeras, Cenas ligeras, Recetas de Aperitivo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ranada, Calabaza, remolacha, Recetas veganas, Recetas ligeras, Ensaladas ligeras, Recetas de invierno, Recetas Vegetarian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pas, Alcaparras, limones, Sardinas, Sardina, Recetas de Navidad, Recetas de Aperitivo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guacate, Mango, Salmón, Berros, Recetas ligeras, Recetas en menos de 30 minutos, Recetas fáciles y rápid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choa, Aceitunas, Coliflor, Recetas de Navidad, Recetas italianas, Guarniciones, Recetas de Ensaladas, Recetas de Legumbres y verdura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ngo, Curry, Granada, Yogur, Coliflor, Recetas vegetarianas, Recetas Vegetarian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llo, pechuga, Pesto, pechuga pollo, mayonesa, salsas, Recetas de Ensaladas, Recetas de Carnes y av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inagreta, frutos secos, Plancha, Lechuga, Cogollos de lechuga, Recetas en menos de 30 minutos, Recetas fáciles y rápidas, Recetas de Ensaladas, Recetas de Salsas y guarnicion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guacate, Garbanzos, legumbres, vídeo receta, Queso Feta, Ensaladas, Recetas en menos de 30 minutos, Vídeos de Recet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inacas, Recetas Saludables, Ensaladas, Recetas ligeras, Cenas liger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roz salvaje, receta, Ensaladas, Recetas veganas, salsa soja, Recetas de Ensaladas, Recetas de Arro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udías verdes, Ensaladas, Recetas de verano, Recetas ligeras, Recetas rápidas y fáciles, Recetas fáciles y rápidas, Recetas de Ensaladas, Recetas de Legumbres y verdura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ándwich, mayonesa, rellenos, Cocina Americana, sandwiches, Recetas rápidas y fáciles, Recetas fáciles y rápidas, Recetas de Aperitivo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lón, Gambas, Recetas de verano, Recetas en menos de 30 minutos, Recetas fáciles y rápidas, Recetas fresc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saladas, Recetas de patatas, Recetas veganas, Recetas de verano, Gastronomía italiana, Recetas italianas, Recetas Vegetarianas, Recetas de Ensalad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in azúcar, proteínas, Torrijas, Recetas Saludables, Recetas sin Gluten, Recetas de Semana Santa, Recetas de Postr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udías verdes, Recetas Saludables, salsa de tomate, Recetas veganas, Gastronomía Oriente Medio, Recetas Vegetarianas, Recetas de Legumbres y verduras , Recetas de Salsas y guarnicion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croondas, Cacao, sin azúcar, Chocolate negro, Recetas Saludables, Recetas sin Gluten, Postres sin horno, Recetas de Postr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Quinoa, pechuga, pechuga pollo, Naranjas, Recetas Saludables, Brócoli, Cenas ligeras, Recetas de Carnes y av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rno, boquerones, Recetas Saludables, Recetas en menos de 30 minutos, Cenas rápidas y faciles, Recetas de Pescados y marisco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rno, Pimientos rellenos, soja texturizada, Recetas Saludables, Recetas vegetarianas, Recetas Vegetarianas, Recetas de Legumbres y verdura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eta, Plancha, saludable, Recetas Saludables, Recetario de cocin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zzarella, vídeo receta, receta, Recetas Saludables, berenjena, Tomate, Vídeos de Recetas, Recetas Vegetariana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rtilla, Recetas Saludables, Brócoli, Cenas ligeras, Claras de huevo, Recetas rápidas y fáciles, Recetas fáciles y rápidas, Recetas Vegetarianas, Recetas de Huevos y tortillas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guacate, Salmón, saludables, Recetas Saludables, Recetas ligeras, Cenas ligeras, Dieta keto, Recetario de cocina, Recetas de Aperitivo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eta, Nueces, cena, saludable, Champiñones, Recetas Saludables, Ensaladas, Recetario de cocin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co, dátiles, frutos secos, Zanahoria, energético, Recetas Saludables, Tarta de zanahoria, Recetas de Postres, Recetario de cocin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engibre, Garbanzos, pechuga pollo, cúrcuma, Recetas Saludables, Sopas, Recetas de invierno, Recetas de Sopas y cremas, Recetas de Carnes y av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cetas Saludables, dietas y comida sana, Recetas ligeras, Menús ligeros, Recetas rápidas y fáciles, Recetas fáciles y rápidas, Recetario de cocina, Salu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risco, Langostinos, Sepia, Judías blancas, Alubias, Recetas Saludables, Recetas de invierno, Recetas de Legumbres y verduras , Recetas de Pescados y mariscos </text:p>
          </table:table-cell>
          <table:table-cell table:number-columns-repeated="10"/>
        </table:table-row>
      </table:table>
      <table:table table:name="Full4" table:style-name="ta1"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1" table:default-cell-style-name="Default"/>
        <table:table-column table:style-name="co53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]+1" office:value-type="float" office:value="2" calcext:value-type="float">
            <text:p>2</text:p>
          </table:table-cell>
          <table:table-cell table:formula="of:=[.E1]+1" office:value-type="float" office:value="3" calcext:value-type="float">
            <text:p>3</text:p>
          </table:table-cell>
          <table:table-cell table:formula="of:=[.F1]+1" office:value-type="float" office:value="4" calcext:value-type="float">
            <text:p>4</text:p>
          </table:table-cell>
          <table:table-cell table:formula="of:=[.G1]+1" office:value-type="float" office:value="5" calcext:value-type="float">
            <text:p>5</text:p>
          </table:table-cell>
          <table:table-cell table:formula="of:=[.H1]+1" office:value-type="float" office:value="6" calcext:value-type="float">
            <text:p>6</text:p>
          </table:table-cell>
          <table:table-cell table:formula="of:=[.I1]+1" office:value-type="float" office:value="7" calcext:value-type="float">
            <text:p>7</text:p>
          </table:table-cell>
          <table:table-cell table:formula="of:=[.J1]+1" office:value-type="float" office:value="8" calcext:value-type="float">
            <text:p>8</text:p>
          </table:table-cell>
          <table:table-cell table:formula="of:=[.K1]+1" office:value-type="float" office:value="9" calcext:value-type="float">
            <text:p>9</text:p>
          </table:table-cell>
          <table:table-cell table:formula="of:=[.L1]+1" office:value-type="float" office:value="10" calcext:value-type="float">
            <text:p>10</text:p>
          </table:table-cell>
          <table:table-cell table:formula="of:=[.M1]+1" office:value-type="float" office:value="11" calcext:value-type="float">
            <text:p>11</text:p>
          </table:table-cell>
          <table:table-cell table:formula="of:=[.N1]+1" office:value-type="float" office:value="12" calcext:value-type="float">
            <text:p>12</text:p>
          </table:table-cell>
          <table:table-cell table:formula="of:=[.O1]+1" office:value-type="float" office:value="13" calcext:value-type="float">
            <text:p>13</text:p>
          </table:table-cell>
          <table:table-cell table:formula="of:=[.P1]+1" office:value-type="float" office:value="14" calcext:value-type="float">
            <text:p>14</text:p>
          </table:table-cell>
          <table:table-cell table:formula="of:=[.Q1]+1" office:value-type="float" office:value="15" calcext:value-type="float">
            <text:p>15</text:p>
          </table:table-cell>
          <table:table-cell table:formula="of:=[.R1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imientos rellenos de soja texturizada al horno: receta vegetariana saludable, completa y saciante</text:p>
          </table:table-cell>
          <table:table-cell office:value-type="string" calcext:value-type="string">
            <text:p>150g Soja texturizada fina</text:p>
          </table:table-cell>
          <table:table-cell office:value-type="string" calcext:value-type="string">
            <text:p>1count Cebolla blanca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1count Apio</text:p>
          </table:table-cell>
          <table:table-cell office:value-type="string" calcext:value-type="string">
            <text:p>150ml Tomate triturado</text:p>
          </table:table-cell>
          <table:table-cell office:value-type="string" calcext:value-type="string">
            <text:p>20ml Tomate concentrado</text:p>
          </table:table-cell>
          <table:table-cell office:value-type="string" calcext:value-type="string">
            <text:p>80ml Vino blanco</text:p>
          </table:table-cell>
          <table:table-cell office:value-type="string" calcext:value-type="string">
            <text:p>100ml Nata líquida para cocinar</text:p>
          </table:table-cell>
          <table:table-cell office:value-type="string" calcext:value-type="string">
            <text:p>5g Comino molido</text:p>
          </table:table-cell>
          <table:table-cell office:value-type="string" calcext:value-type="string">
            <text:p>5g Pimentón dulce</text:p>
          </table:table-cell>
          <table:table-cell office:value-type="string" calcext:value-type="string">
            <text:p>4count Pimiento morrón</text:p>
          </table:table-cell>
          <table:table-cell office:value-type="string" calcext:value-type="string">
            <text:p>1undef Queso</text:p>
          </table:table-cell>
          <table:table-cell office:value-type="string" calcext:value-type="string">
            <text:p>1undef Orégano sec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S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judías verdes, rúcula, anchoas, queso y almendras crujientes: una rica receta saludable perfecta para el táper</text:p>
          </table:table-cell>
          <table:table-cell office:value-type="string" calcext:value-type="string">
            <text:p>500g Judías verdes redondas bobby</text:p>
          </table:table-cell>
          <table:table-cell office:value-type="string" calcext:value-type="string">
            <text:p>300g Tomate cherry</text:p>
          </table:table-cell>
          <table:table-cell office:value-type="string" calcext:value-type="string">
            <text:p>5count Rabanitos</text:p>
          </table:table-cell>
          <table:table-cell office:value-type="string" calcext:value-type="string">
            <text:p>1count Pimiento rojo asado</text:p>
          </table:table-cell>
          <table:table-cell office:value-type="string" calcext:value-type="string">
            <text:p>50g Rúcula</text:p>
          </table:table-cell>
          <table:table-cell office:value-type="string" calcext:value-type="string">
            <text:p>80g Queso de cabra</text:p>
          </table:table-cell>
          <table:table-cell office:value-type="string" calcext:value-type="string">
            <text:p>1count Anchoas</text:p>
          </table:table-cell>
          <table:table-cell office:value-type="string" calcext:value-type="string">
            <text:p>20g Almendras laminadas</text:p>
          </table:table-cell>
          <table:table-cell office:value-type="string" calcext:value-type="string">
            <text:p>30g Aceitunas negras</text:p>
          </table:table-cell>
          <table:table-cell office:value-type="string" calcext:value-type="string">
            <text:p>1undef Ralladura de limón</text:p>
          </table:table-cell>
          <table:table-cell office:value-type="string" calcext:value-type="string">
            <text:p>60ml Aceite de oliva virgen extra</text:p>
          </table:table-cell>
          <table:table-cell office:value-type="string" calcext:value-type="string">
            <text:p>30ml Vinagre de Jerez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Hierbas provenzal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templada de coliflor al curry y cuscús con salsa de yogur, mango y granada: receta vegetariana llena de sabor</text:p>
          </table:table-cell>
          <table:table-cell office:value-type="string" calcext:value-type="string">
            <text:p>1count Coliflor</text:p>
          </table:table-cell>
          <table:table-cell office:value-type="string" calcext:value-type="string">
            <text:p>100g Cuscús</text:p>
          </table:table-cell>
          <table:table-cell office:value-type="string" calcext:value-type="string">
            <text:p>5g Semillas de cilantro</text:p>
          </table:table-cell>
          <table:table-cell office:value-type="string" calcext:value-type="string">
            <text:p>10g Curry molido</text:p>
          </table:table-cell>
          <table:table-cell office:value-type="string" calcext:value-type="string">
            <text:p>45ml Aceite de oliva virgen extra</text:p>
          </table:table-cell>
          <table:table-cell office:value-type="string" calcext:value-type="string">
            <text:p>180ml Yogur griego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30ml Mang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1undef Perejil fresco</text:p>
          </table:table-cell>
          <table:table-cell office:value-type="string" calcext:value-type="string">
            <text:p>1undef Cilantro fresco</text:p>
          </table:table-cell>
          <table:table-cell office:value-type="string" calcext:value-type="string">
            <text:p>1undef Almendra laminada</text:p>
          </table:table-cell>
          <table:table-cell office:value-type="string" calcext:value-type="string">
            <text:p>0.5count Granad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echugas de pollo con quinoa y brócoli a la naranja: receta saludable, completa y sencilla para toda la familia</text:p>
          </table:table-cell>
          <table:table-cell office:value-type="string" calcext:value-type="string">
            <text:p>4count Pechuga de pollo</text:p>
          </table:table-cell>
          <table:table-cell office:value-type="string" calcext:value-type="string">
            <text:p>1count Brócoli</text:p>
          </table:table-cell>
          <table:table-cell office:value-type="string" calcext:value-type="string">
            <text:p>100g Quinoa</text:p>
          </table:table-cell>
          <table:table-cell office:value-type="string" calcext:value-type="string">
            <text:p>1count Laurel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1count Jengibre fresco</text:p>
          </table:table-cell>
          <table:table-cell office:value-type="string" calcext:value-type="string">
            <text:p>3count Azafrán</text:p>
          </table:table-cell>
          <table:table-cell office:value-type="string" calcext:value-type="string">
            <text:p>1count Naranja</text:p>
          </table:table-cell>
          <table:table-cell office:value-type="string" calcext:value-type="string">
            <text:p>1undef Salsa picante de chile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Semillas de sésamo</text:p>
          </table:table-cell>
          <table:table-cell office:value-type="string" calcext:value-type="string">
            <text:p>1undef Guindill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brotes de espinaca, fresas y aliño de amapola con mozzarella: receta saludable de primavera</text:p>
          </table:table-cell>
          <table:table-cell office:value-type="string" calcext:value-type="string">
            <text:p>130ml Vinagre</text:p>
          </table:table-cell>
          <table:table-cell office:value-type="string" calcext:value-type="string">
            <text:p>60g Azúcar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450g Fresa</text:p>
          </table:table-cell>
          <table:table-cell office:value-type="string" calcext:value-type="string">
            <text:p>150g Brotes de espinacas</text:p>
          </table:table-cell>
          <table:table-cell office:value-type="string" calcext:value-type="string">
            <text:p>100g Mezclum (mezcla de lechugas)</text:p>
          </table:table-cell>
          <table:table-cell office:value-type="string" calcext:value-type="string">
            <text:p>10g Semillas de amapola</text:p>
          </table:table-cell>
          <table:table-cell office:value-type="string" calcext:value-type="string">
            <text:p>60g Almendra laminad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2count Mini mozzarella fresc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pa de pollo con garbanzos, jengibre y cúrcuma: receta súper nutritiva y saludable para combatir el frío</text:p>
          </table:table-cell>
          <table:table-cell office:value-type="string" calcext:value-type="string">
            <text:p>550g Pechuga de pollo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20g Jengibre fresco</text:p>
          </table:table-cell>
          <table:table-cell office:value-type="string" calcext:value-type="string">
            <text:p>2.5g Cúrcuma molida</text:p>
          </table:table-cell>
          <table:table-cell office:value-type="string" calcext:value-type="string">
            <text:p>1l Caldo de pollo</text:p>
          </table:table-cell>
          <table:table-cell office:value-type="string" calcext:value-type="string">
            <text:p>1count Pimiento rojo</text:p>
          </table:table-cell>
          <table:table-cell office:value-type="string" calcext:value-type="string">
            <text:p>3count Cebolla de primavera o de verde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400g Garbanzos cocidos en conserva</text:p>
          </table:table-cell>
          <table:table-cell office:value-type="string" calcext:value-type="string">
            <text:p>1undef Perejil fresc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arquitas de endivias con ensalada de pera, nueces y queso: receta ligera de aperitivo fresco y saludable</text:p>
          </table:table-cell>
          <table:table-cell office:value-type="string" calcext:value-type="string">
            <text:p>2count Endivia</text:p>
          </table:table-cell>
          <table:table-cell office:value-type="string" calcext:value-type="string">
            <text:p>1count Pera</text:p>
          </table:table-cell>
          <table:table-cell office:value-type="string" calcext:value-type="string">
            <text:p>4count Nueces</text:p>
          </table:table-cell>
          <table:table-cell office:value-type="string" calcext:value-type="string">
            <text:p>55g Queso de rulo de cabra</text:p>
          </table:table-cell>
          <table:table-cell office:value-type="string" calcext:value-type="string">
            <text:p>1undef Huevas</text:p>
          </table:table-cell>
          <table:table-cell office:value-type="string" calcext:value-type="string">
            <text:p>1undef Cebollino</text:p>
          </table:table-cell>
          <table:table-cell office:value-type="string" calcext:value-type="string">
            <text:p>10ml Miel</text:p>
          </table:table-cell>
          <table:table-cell office:value-type="string" calcext:value-type="string">
            <text:p>20ml Aceite de oliva virgen extra</text:p>
          </table:table-cell>
          <table:table-cell office:value-type="string" calcext:value-type="string">
            <text:p>5ml Vinagre de Jerez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Semillas de amapol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ponata de calabaza: la receta para disfrutar del sabrosísimo plato italiano en los meses fríos (que casi nos gusta más)</text:p>
          </table:table-cell>
          <table:table-cell office:value-type="string" calcext:value-type="string">
            <text:p>1kg Calabaza</text:p>
          </table:table-cell>
          <table:table-cell office:value-type="string" calcext:value-type="string">
            <text:p>4count Apio</text:p>
          </table:table-cell>
          <table:table-cell office:value-type="string" calcext:value-type="string">
            <text:p>1count Cebolla dulce</text:p>
          </table:table-cell>
          <table:table-cell office:value-type="string" calcext:value-type="string">
            <text:p>300g Tomate triturado</text:p>
          </table:table-cell>
          <table:table-cell office:value-type="string" calcext:value-type="string">
            <text:p>20g Alcaparras</text:p>
          </table:table-cell>
          <table:table-cell office:value-type="string" calcext:value-type="string">
            <text:p>80g Aceitunas negras</text:p>
          </table:table-cell>
          <table:table-cell office:value-type="string" calcext:value-type="string">
            <text:p>30g Piñones</text:p>
          </table:table-cell>
          <table:table-cell office:value-type="string" calcext:value-type="string">
            <text:p>30g Uvas pasas de corinto</text:p>
          </table:table-cell>
          <table:table-cell office:value-type="string" calcext:value-type="string">
            <text:p>40g Azúcar</text:p>
          </table:table-cell>
          <table:table-cell office:value-type="string" calcext:value-type="string">
            <text:p>50g Vinagre de Jerez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Sal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Judías verdes con tomate a la libanesa: receta sencilla para una saludable guarnición o comida vegana</text:p>
          </table:table-cell>
          <table:table-cell office:value-type="string" calcext:value-type="string">
            <text:p>1count Chalota</text:p>
          </table:table-cell>
          <table:table-cell office:value-type="string" calcext:value-type="string">
            <text:p>3g Comino molido</text:p>
          </table:table-cell>
          <table:table-cell office:value-type="string" calcext:value-type="string">
            <text:p>3g Cilantro molido</text:p>
          </table:table-cell>
          <table:table-cell office:value-type="string" calcext:value-type="string">
            <text:p>2g Cardamomo</text:p>
          </table:table-cell>
          <table:table-cell office:value-type="string" calcext:value-type="string">
            <text:p>1g Canela molida</text:p>
          </table:table-cell>
          <table:table-cell office:value-type="string" calcext:value-type="string">
            <text:p>1g Nuez moscada molida</text:p>
          </table:table-cell>
          <table:table-cell office:value-type="string" calcext:value-type="string">
            <text:p>350g Judías verdes redondas</text:p>
          </table:table-cell>
          <table:table-cell office:value-type="string" calcext:value-type="string">
            <text:p>400g Tomates en conserva natural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Perejil fresco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eta de pochas con langostinos y sepia, un guiso de legumbres marinero fácil, saludable y sabrosísimo</text:p>
          </table:table-cell>
          <table:table-cell office:value-type="string" calcext:value-type="string">
            <text:p>650g Pochas o alubias frescas</text:p>
          </table:table-cell>
          <table:table-cell office:value-type="string" calcext:value-type="string">
            <text:p>16count Langostinos</text:p>
          </table:table-cell>
          <table:table-cell office:value-type="string" calcext:value-type="string">
            <text:p>1count Sepia</text:p>
          </table:table-cell>
          <table:table-cell office:value-type="string" calcext:value-type="string">
            <text:p>1count Cebolleta</text:p>
          </table:table-cell>
          <table:table-cell office:value-type="string" calcext:value-type="string">
            <text:p>2count Diente de aj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1count Tomates en conserva natural</text:p>
          </table:table-cell>
          <table:table-cell office:value-type="string" calcext:value-type="string">
            <text:p>1undef Vino blanco</text:p>
          </table:table-cell>
          <table:table-cell office:value-type="string" calcext:value-type="string">
            <text:p>1undef Pimentón dulce</text:p>
          </table:table-cell>
          <table:table-cell office:value-type="string" calcext:value-type="string">
            <text:p>1undef Brandy</text:p>
          </table:table-cell>
          <table:table-cell office:value-type="string" calcext:value-type="string">
            <text:p>1undef Perejil</text:p>
          </table:table-cell>
          <table:table-cell office:value-type="string" calcext:value-type="string">
            <text:p>1undef Pimienta negra molid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arroz salvaje, receta fácil para el táper del trabajo y mucho más</text:p>
          </table:table-cell>
          <table:table-cell office:value-type="string" calcext:value-type="string">
            <text:p>350g Mezcla de arroz salvaje</text:p>
          </table:table-cell>
          <table:table-cell office:value-type="string" calcext:value-type="string">
            <text:p>80g Maíz en grano</text:p>
          </table:table-cell>
          <table:table-cell office:value-type="string" calcext:value-type="string">
            <text:p>1count Zanahoria</text:p>
          </table:table-cell>
          <table:table-cell office:value-type="string" calcext:value-type="string">
            <text:p>80g Edamame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75ml Salsa de soj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5g Jengibre molido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calabaza, remolacha y granada: receta vegana ligera y saludable llena de vitaminas</text:p>
          </table:table-cell>
          <table:table-cell office:value-type="string" calcext:value-type="string">
            <text:p>0.5count Calabaza</text:p>
          </table:table-cell>
          <table:table-cell office:value-type="string" calcext:value-type="string">
            <text:p>2count Remolacha cocida</text:p>
          </table:table-cell>
          <table:table-cell office:value-type="string" calcext:value-type="string">
            <text:p>0.5count Granada</text:p>
          </table:table-cell>
          <table:table-cell office:value-type="string" calcext:value-type="string">
            <text:p>200g Mezclum (mezcla de lechugas)</text:p>
          </table:table-cell>
          <table:table-cell office:value-type="string" calcext:value-type="string">
            <text:p>1undef Cacahuetes</text:p>
          </table:table-cell>
          <table:table-cell office:value-type="string" calcext:value-type="string">
            <text:p>1undef Cilantro molid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5ml Vinagre de manzana</text:p>
          </table:table-cell>
          <table:table-cell office:value-type="string" calcext:value-type="string">
            <text:p>5ml Miel</text:p>
          </table:table-cell>
          <table:table-cell office:value-type="string" calcext:value-type="string">
            <text:p>1undef Perejil fresco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pantesca de patata, la otra gran ensalada italiana perfecta para el calor del verano</text:p>
          </table:table-cell>
          <table:table-cell office:value-type="string" calcext:value-type="string">
            <text:p>200g Patata</text:p>
          </table:table-cell>
          <table:table-cell office:value-type="string" calcext:value-type="string">
            <text:p>15g Alcaparras</text:p>
          </table:table-cell>
          <table:table-cell office:value-type="string" calcext:value-type="string">
            <text:p>0.5count Cebolla morada</text:p>
          </table:table-cell>
          <table:table-cell office:value-type="string" calcext:value-type="string">
            <text:p>150g Tomate cherry</text:p>
          </table:table-cell>
          <table:table-cell office:value-type="string" calcext:value-type="string">
            <text:p>50g Aceitunas</text:p>
          </table:table-cell>
          <table:table-cell office:value-type="string" calcext:value-type="string">
            <text:p>4count Albahaca</text:p>
          </table:table-cell>
          <table:table-cell office:value-type="string" calcext:value-type="string">
            <text:p>1undef Orégano seco</text:p>
          </table:table-cell>
          <table:table-cell office:value-type="string" calcext:value-type="string">
            <text:p>10ml Vinagre de vino blanc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salata di rinforzo: la ensalada napolitana de coliflor y anchoas típica de Navidad</text:p>
          </table:table-cell>
          <table:table-cell office:value-type="string" calcext:value-type="string">
            <text:p>1count Coliflor</text:p>
          </table:table-cell>
          <table:table-cell office:value-type="string" calcext:value-type="string">
            <text:p>50g Pimiento rojo</text:p>
          </table:table-cell>
          <table:table-cell office:value-type="string" calcext:value-type="string">
            <text:p>50g Pimiento amarillo</text:p>
          </table:table-cell>
          <table:table-cell office:value-type="string" calcext:value-type="string">
            <text:p>90g Aceitunas negras</text:p>
          </table:table-cell>
          <table:table-cell office:value-type="string" calcext:value-type="string">
            <text:p>90g Aceitunas</text:p>
          </table:table-cell>
          <table:table-cell office:value-type="string" calcext:value-type="string">
            <text:p>80g Pepinillo</text:p>
          </table:table-cell>
          <table:table-cell office:value-type="string" calcext:value-type="string">
            <text:p>50g Alcaparras</text:p>
          </table:table-cell>
          <table:table-cell office:value-type="string" calcext:value-type="string">
            <text:p>100g Anchoas</text:p>
          </table:table-cell>
          <table:table-cell office:value-type="string" calcext:value-type="string">
            <text:p>30ml Aceite de oliva virgen extra</text:p>
          </table:table-cell>
          <table:table-cell office:value-type="string" calcext:value-type="string">
            <text:p>15ml Vinagre de Jerez</text:p>
          </table:table-cell>
          <table:table-cell office:value-type="string" calcext:value-type="string">
            <text:p>1undef Sa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imones rellenos de ensalada de sardinas: receta de aperitivo marinero refrescante para aligerar un menú de fiesta</text:p>
          </table:table-cell>
          <table:table-cell office:value-type="string" calcext:value-type="string">
            <text:p>4count Limón</text:p>
          </table:table-cell>
          <table:table-cell office:value-type="string" calcext:value-type="string">
            <text:p>150g Sardinas en conserva</text:p>
          </table:table-cell>
          <table:table-cell office:value-type="string" calcext:value-type="string">
            <text:p>1count Cebolleta</text:p>
          </table:table-cell>
          <table:table-cell office:value-type="string" calcext:value-type="string">
            <text:p>1undef Alcaparras</text:p>
          </table:table-cell>
          <table:table-cell office:value-type="string" calcext:value-type="string">
            <text:p>1undef Eneldo fresco</text:p>
          </table:table-cell>
          <table:table-cell office:value-type="string" calcext:value-type="string">
            <text:p>1undef Cebollino</text:p>
          </table:table-cell>
          <table:table-cell office:value-type="string" calcext:value-type="string">
            <text:p>1undef Cebolla frita crujiente</text:p>
          </table:table-cell>
          <table:table-cell office:value-type="string" calcext:value-type="string">
            <text:p>1undef Guindilla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ómo hacer torrijas sin pan y sin azúcar: la versión más saludable baja en hidratos y sin gluten que había que probar</text:p>
          </table:table-cell>
          <table:table-cell office:value-type="string" calcext:value-type="string">
            <text:p>2count Huevo</text:p>
          </table:table-cell>
          <table:table-cell office:value-type="string" calcext:value-type="string">
            <text:p>500g Queso quark</text:p>
          </table:table-cell>
          <table:table-cell office:value-type="string" calcext:value-type="string">
            <text:p>40g Almendra molida</text:p>
          </table:table-cell>
          <table:table-cell office:value-type="string" calcext:value-type="string">
            <text:p>5g Lino molido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2g Ralladura de limón</text:p>
          </table:table-cell>
          <table:table-cell office:value-type="string" calcext:value-type="string">
            <text:p>80g Eritritol</text:p>
          </table:table-cell>
          <table:table-cell office:value-type="string" calcext:value-type="string">
            <text:p>1undef Canela molida</text:p>
          </table:table-cell>
          <table:table-cell office:value-type="string" calcext:value-type="string">
            <text:p>1undef Huevo batido</text:p>
          </table:table-cell>
          <table:table-cell office:value-type="string" calcext:value-type="string">
            <text:p>1undef Aceite de oliva virgen extra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salmón, mango y aguacate, receta ligera para arrancar un menú de celebración</text:p>
          </table:table-cell>
          <table:table-cell office:value-type="string" calcext:value-type="string">
            <text:p>200g Salmón</text:p>
          </table:table-cell>
          <table:table-cell office:value-type="string" calcext:value-type="string">
            <text:p>1count Cebolla morada</text:p>
          </table:table-cell>
          <table:table-cell office:value-type="string" calcext:value-type="string">
            <text:p>1count Mango</text:p>
          </table:table-cell>
          <table:table-cell office:value-type="string" calcext:value-type="string">
            <text:p>1count Aguacate</text:p>
          </table:table-cell>
          <table:table-cell office:value-type="string" calcext:value-type="string">
            <text:p>150g Berros</text:p>
          </table:table-cell>
          <table:table-cell office:value-type="string" calcext:value-type="string">
            <text:p>100ml Aceite de oliva virgen extra</text:p>
          </table:table-cell>
          <table:table-cell office:value-type="string" calcext:value-type="string">
            <text:p>25ml Vinagre de manzana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5ml Miel</text:p>
          </table:table-cell>
          <table:table-cell office:value-type="string" calcext:value-type="string">
            <text:p>1undef Sal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astel de chocolate proteico en microondas: receta sin gluten y sin azúcar añadido</text:p>
          </table:table-cell>
          <table:table-cell office:value-type="string" calcext:value-type="string">
            <text:p>400g Plátano</text:p>
          </table:table-cell>
          <table:table-cell office:value-type="string" calcext:value-type="string">
            <text:p>100g Yogur natural</text:p>
          </table:table-cell>
          <table:table-cell office:value-type="string" calcext:value-type="string">
            <text:p>3count Huevo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60g Proteína en polvo</text:p>
          </table:table-cell>
          <table:table-cell office:value-type="string" calcext:value-type="string">
            <text:p>20g Almendra molida</text:p>
          </table:table-cell>
          <table:table-cell office:value-type="string" calcext:value-type="string">
            <text:p>4g Levadura química</text:p>
          </table:table-cell>
          <table:table-cell office:value-type="string" calcext:value-type="string">
            <text:p>30g Cacao en polvo</text:p>
          </table:table-cell>
          <table:table-cell office:value-type="string" calcext:value-type="string">
            <text:p>80g Chocolate negro</text:p>
          </table:table-cell>
          <table:table-cell office:value-type="string" calcext:value-type="string">
            <text:p>10ml Aceite de coco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ortilla de brócoli con claras de huevo: receta ligera saludable rica en proteínas y muy poca grasa</text:p>
          </table:table-cell>
          <table:table-cell office:value-type="string" calcext:value-type="string">
            <text:p>200g Brócoli</text:p>
          </table:table-cell>
          <table:table-cell office:value-type="string" calcext:value-type="string">
            <text:p>300ml Clara de huevo</text:p>
          </table:table-cell>
          <table:table-cell office:value-type="string" calcext:value-type="string">
            <text:p>50ml Leche</text:p>
          </table:table-cell>
          <table:table-cell office:value-type="string" calcext:value-type="string">
            <text:p>1undef Levadura de cerveza</text:p>
          </table:table-cell>
          <table:table-cell office:value-type="string" calcext:value-type="string">
            <text:p>1undef Cúrcuma molida</text:p>
          </table:table-cell>
          <table:table-cell office:value-type="string" calcext:value-type="string">
            <text:p>1undef Pimentón dulce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Perejil fresco</text:p>
          </table:table-cell>
          <table:table-cell office:value-type="string" calcext:value-type="string">
            <text:p>1undef Sal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4 cenas saludables que tener siempre en mente para mejorar nuestra dieta</text:p>
          </table:table-cell>
          <table:table-cell office:value-type="string" calcext:value-type="string">
            <text:p>4count Cogollo de lechuga</text:p>
          </table:table-cell>
          <table:table-cell office:value-type="string" calcext:value-type="string">
            <text:p>3count Apio</text:p>
          </table:table-cell>
          <table:table-cell office:value-type="string" calcext:value-type="string">
            <text:p>2count Manzana</text:p>
          </table:table-cell>
          <table:table-cell office:value-type="string" calcext:value-type="string">
            <text:p>125g Nueces</text:p>
          </table:table-cell>
          <table:table-cell office:value-type="string" calcext:value-type="string">
            <text:p>125g Uvas pasas sultanas</text:p>
          </table:table-cell>
          <table:table-cell office:value-type="string" calcext:value-type="string">
            <text:p>1count Yema de huevo</text:p>
          </table:table-cell>
          <table:table-cell office:value-type="string" calcext:value-type="string">
            <text:p>30ml Vinagre</text:p>
          </table:table-cell>
          <table:table-cell office:value-type="string" calcext:value-type="string">
            <text:p>150ml Aceite de oliva virgen extra</text:p>
          </table:table-cell>
          <table:table-cell office:value-type="string" calcext:value-type="string">
            <text:p>1undef Sal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olitas energéticas de tarta de zanahoria o carrot cake energy balls: receta sin horno y sin azúcar añadido</text:p>
          </table:table-cell>
          <table:table-cell office:value-type="string" calcext:value-type="string">
            <text:p>100g Zanahoria</text:p>
          </table:table-cell>
          <table:table-cell office:value-type="string" calcext:value-type="string">
            <text:p>100g Dátiles</text:p>
          </table:table-cell>
          <table:table-cell office:value-type="string" calcext:value-type="string">
            <text:p>80g Nueces</text:p>
          </table:table-cell>
          <table:table-cell office:value-type="string" calcext:value-type="string">
            <text:p>50g Copos de avena</text:p>
          </table:table-cell>
          <table:table-cell office:value-type="string" calcext:value-type="string">
            <text:p>50g Almendra molida</text:p>
          </table:table-cell>
          <table:table-cell office:value-type="string" calcext:value-type="string">
            <text:p>1undef Canela molida</text:p>
          </table:table-cell>
          <table:table-cell office:value-type="string" calcext:value-type="string">
            <text:p>1undef Ralladura de naranja</text:p>
          </table:table-cell>
          <table:table-cell office:value-type="string" calcext:value-type="string">
            <text:p>5ml Esencia de vainilla</text:p>
          </table:table-cell>
          <table:table-cell office:value-type="string" calcext:value-type="string">
            <text:p>1undef Coco rallado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garbanzos, aguacate y queso feta, receta fácil y nutritiva en menos de 15 minutos (con vídeo incluido)</text:p>
          </table:table-cell>
          <table:table-cell office:value-type="string" calcext:value-type="string">
            <text:p>500g Garbanzos</text:p>
          </table:table-cell>
          <table:table-cell office:value-type="string" calcext:value-type="string">
            <text:p>2count Aguacate</text:p>
          </table:table-cell>
          <table:table-cell office:value-type="string" calcext:value-type="string">
            <text:p>150g Queso feta</text:p>
          </table:table-cell>
          <table:table-cell office:value-type="string" calcext:value-type="string">
            <text:p>2count Cebolleta</text:p>
          </table:table-cell>
          <table:table-cell office:value-type="string" calcext:value-type="string">
            <text:p>1undef Cebollino</text:p>
          </table:table-cell>
          <table:table-cell office:value-type="string" calcext:value-type="string">
            <text:p>1count Zumo de lima</text:p>
          </table:table-cell>
          <table:table-cell office:value-type="string" calcext:value-type="string">
            <text:p>45ml Aceite de oliva virgen extr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Pimienta negra molida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melón, gambas y rúcula con vinagreta de curry, nuestra refrescante receta veraniega para combatir el calor</text:p>
          </table:table-cell>
          <table:table-cell office:value-type="string" calcext:value-type="string">
            <text:p>1count Cogollo de lechuga</text:p>
          </table:table-cell>
          <table:table-cell office:value-type="string" calcext:value-type="string">
            <text:p>4count Tomate cherry</text:p>
          </table:table-cell>
          <table:table-cell office:value-type="string" calcext:value-type="string">
            <text:p>1undef Rúcula</text:p>
          </table:table-cell>
          <table:table-cell office:value-type="string" calcext:value-type="string">
            <text:p>1undef Melón cantalupo</text:p>
          </table:table-cell>
          <table:table-cell office:value-type="string" calcext:value-type="string">
            <text:p>12count Gamba</text:p>
          </table:table-cell>
          <table:table-cell office:value-type="string" calcext:value-type="string">
            <text:p>1undef Curry molid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Vinagre de Jerez</text:p>
          </table:table-cell>
          <table:table-cell office:value-type="string" calcext:value-type="string">
            <text:p>1undef Sal al gusto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ontaditos saludables de berenjena y tomate, receta para solucionar una cena sana en un santiamén (con vídeo incluido)</text:p>
          </table:table-cell>
          <table:table-cell office:value-type="string" calcext:value-type="string">
            <text:p>1count Berenjena</text:p>
          </table:table-cell>
          <table:table-cell office:value-type="string" calcext:value-type="string">
            <text:p>1undef Sal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count Diente de ajo</text:p>
          </table:table-cell>
          <table:table-cell office:value-type="string" calcext:value-type="string">
            <text:p>3count Tomate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count Queso Mozzarella</text:p>
          </table:table-cell>
          <table:table-cell office:value-type="string" calcext:value-type="string">
            <text:p>1undef Albahaca</text:p>
          </table:table-cell>
          <table:table-cell office:value-type="string" calcext:value-type="string">
            <text:p>5g Azúcar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 recetas con aguacate, ligeras, saludables e ideales para una dieta baja en carbohidratos</text:p>
          </table:table-cell>
          <table:table-cell office:value-type="string" calcext:value-type="string">
            <text:p>1count Jengibre fresco</text:p>
          </table:table-cell>
          <table:table-cell office:value-type="string" calcext:value-type="string">
            <text:p>45ml Zumo de limón</text:p>
          </table:table-cell>
          <table:table-cell office:value-type="string" calcext:value-type="string">
            <text:p>2g Sal</text:p>
          </table:table-cell>
          <table:table-cell office:value-type="string" calcext:value-type="string">
            <text:p>3count Aguacate</text:p>
          </table:table-cell>
          <table:table-cell office:value-type="string" calcext:value-type="string">
            <text:p>3count Rabanitos</text:p>
          </table:table-cell>
          <table:table-cell office:value-type="string" calcext:value-type="string">
            <text:p>1undef Cacahuetes</text:p>
          </table:table-cell>
          <table:table-cell office:value-type="string" calcext:value-type="string">
            <text:p>1undef Perejil fresco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 recetas ligeras y saludables con solo tres ingredientes (o menos) para para adelgazar sin matarse en la cocina</text:p>
          </table:table-cell>
          <table:table-cell office:value-type="string" calcext:value-type="string">
            <text:p>1kg Brócoli</text:p>
          </table:table-cell>
          <table:table-cell office:value-type="string" calcext:value-type="string">
            <text:p>3count Diente de ajo</text:p>
          </table:table-cell>
          <table:table-cell office:value-type="string" calcext:value-type="string">
            <text:p>1count Limón</text:p>
          </table:table-cell>
          <table:table-cell office:value-type="string" calcext:value-type="string">
            <text:p>1undef Queso parmesan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Pimienta negra molida</text:p>
          </table:table-cell>
          <table:table-cell office:value-type="string" calcext:value-type="string">
            <text:p>1undef Sal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pollo al pesto: receta para unas pechugas de pollo jugosísimas para solucinar muchas comidas y cenas</text:p>
          </table:table-cell>
          <table:table-cell office:value-type="string" calcext:value-type="string">
            <text:p>2count Pechuga de pollo</text:p>
          </table:table-cell>
          <table:table-cell office:value-type="string" calcext:value-type="string">
            <text:p>2l Agua</text:p>
          </table:table-cell>
          <table:table-cell office:value-type="string" calcext:value-type="string">
            <text:p>15g Sal</text:p>
          </table:table-cell>
          <table:table-cell office:value-type="string" calcext:value-type="string">
            <text:p>60g Pesto de albahaca</text:p>
          </table:table-cell>
          <table:table-cell office:value-type="string" calcext:value-type="string">
            <text:p>60g Mayonesa</text:p>
          </table:table-cell>
          <table:table-cell office:value-type="string" calcext:value-type="string">
            <text:p>5ml Zumo de limón</text:p>
          </table:table-cell>
          <table:table-cell office:value-type="string" calcext:value-type="string">
            <text:p>50g Tomate seco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gollos de lechuga a la plancha con vinagreta de frutos secos, soja y miel, una receta perfecta de entrante, guarnición o cena</text:p>
          </table:table-cell>
          <table:table-cell office:value-type="string" calcext:value-type="string">
            <text:p>4count Cogollo de lechuga</text:p>
          </table:table-cell>
          <table:table-cell office:value-type="string" calcext:value-type="string">
            <text:p>1undef Frutos secos</text:p>
          </table:table-cell>
          <table:table-cell office:value-type="string" calcext:value-type="string">
            <text:p>1undef Miel</text:p>
          </table:table-cell>
          <table:table-cell office:value-type="string" calcext:value-type="string">
            <text:p>1undef Salsa de soja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2count Arándanos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escarola y patata de las Hurdes: receta tradicional de pocos ingredientes pero que sorprende por su rico sabor</text:p>
          </table:table-cell>
          <table:table-cell office:value-type="string" calcext:value-type="string">
            <text:p>4count Escarola</text:p>
          </table:table-cell>
          <table:table-cell office:value-type="string" calcext:value-type="string">
            <text:p>0.25count Cebolla</text:p>
          </table:table-cell>
          <table:table-cell office:value-type="string" calcext:value-type="string">
            <text:p>2count Patata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Vinagre</text:p>
          </table:table-cell>
          <table:table-cell office:value-type="string" calcext:value-type="string">
            <text:p>1undef Sal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salada de jamón americana: receta viejuna de los hogares estadounidenses para sándwiches o picotear (que se hace en 10 minutos)</text:p>
          </table:table-cell>
          <table:table-cell office:value-type="string" calcext:value-type="string">
            <text:p>250g Jamón cocido</text:p>
          </table:table-cell>
          <table:table-cell office:value-type="string" calcext:value-type="string">
            <text:p>30g Apio</text:p>
          </table:table-cell>
          <table:table-cell office:value-type="string" calcext:value-type="string">
            <text:p>110g Mayonesa</text:p>
          </table:table-cell>
          <table:table-cell office:value-type="string" calcext:value-type="string">
            <text:p>2count Pepinillos en vinagre</text:p>
          </table:table-cell>
          <table:table-cell office:value-type="string" calcext:value-type="string">
            <text:p>5ml Mostaza de Dijon</text:p>
          </table:table-cell>
          <table:table-cell office:value-type="string" calcext:value-type="string">
            <text:p>1undef Pimienta negra molida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 recetas de ensalada de espinacas para una comida fácil pero muy completa</text:p>
          </table:table-cell>
          <table:table-cell office:value-type="string" calcext:value-type="string">
            <text:p>100g Espinaca fresca</text:p>
          </table:table-cell>
          <table:table-cell office:value-type="string" calcext:value-type="string">
            <text:p>6count Dátiles</text:p>
          </table:table-cell>
          <table:table-cell office:value-type="string" calcext:value-type="string">
            <text:p>20g Queso parmesan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Sal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eta de boquerones al horno: cómo cocinarlos para que queden crujientes y jugosos, pero con menos calorías</text:p>
          </table:table-cell>
          <table:table-cell office:value-type="string" calcext:value-type="string">
            <text:p>20count Boquerones</text:p>
          </table:table-cell>
          <table:table-cell office:value-type="string" calcext:value-type="string">
            <text:p>6count Diente de ajo</text:p>
          </table:table-cell>
          <table:table-cell office:value-type="string" calcext:value-type="string">
            <text:p>1undef Perejil fresco</text:p>
          </table:table-cell>
          <table:table-cell office:value-type="string" calcext:value-type="string">
            <text:p>1undef Aceite de oliva virgen extra</text:p>
          </table:table-cell>
          <table:table-cell office:value-type="string" calcext:value-type="string">
            <text:p>1undef Limón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3 recetas a la plancha que nos ayudarán a cuidar la dieta y adelgazar sin renunciar al sabor</text:p>
          </table:table-cell>
          <table:table-cell office:value-type="string" calcext:value-type="string">
            <text:p>200g Atún fresco</text:p>
          </table:table-cell>
          <table:table-cell office:value-type="string" calcext:value-type="string">
            <text:p>200g Guisantes</text:p>
          </table:table-cell>
          <table:table-cell office:value-type="string" calcext:value-type="string">
            <text:p>8count Menta fresca</text:p>
          </table:table-cell>
          <table:table-cell office:value-type="string" calcext:value-type="string">
            <text:p>1undef Semillas de sésamo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'rf-ent(1)'.A2:'rf-ent(1)'.AI34" table:contains-header="false">
          <table:sort>
            <table:sort-by table:field-number="11" table:data-type="automatic"/>
          </table:sort>
        </table:database-range>
        <table:database-range table:name="__Anonymous_Sheet_DB__2" table:target-range-address="Full3.B2:Full3.M34" table:contains-header="false">
          <table:sort>
            <table:sort-by table:field-number="11" table:order="descending" table:data-type="automatic"/>
          </table:sort>
        </table:database-range>
        <table:database-range table:name="__Anonymous_Sheet_DB__3" table:target-range-address="Full4.A2:Full4.S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8:26:46.69226256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1T18:54:30.571195103</dc:date>
    <dc:creator>Octavi Fornés</dc:creator>
    <meta:editing-duration>PT3H34M2S</meta:editing-duration>
    <meta:editing-cycles>3</meta:editing-cycles>
    <meta:document-statistic meta:table-count="4" meta:cell-count="2645" meta:object-count="0"/>
  </office:meta>
</office:document-meta>
</file>